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T1 (Rogers stands as Gloria enters.) Good morning. (C: Hello, Dr. Rogers) I'm Dr.</text:p>
      <text:p text:style-name="Standard">Rogers, you must be Gloria. (They shake hands and sit down.)</text:p>
      <text:p text:style-name="Standard">C2 Yes, I am.</text:p>
      <text:p text:style-name="Standard">T2 Won't you have a chair? Now then, we have half an hour together, and I really don't</text:p>
      <text:p text:style-name="Standard">know what we will be able to make of it but uh I hope we can make something of it.</text:p>
      <text:p text:style-name="Standard">I'd be glad to know whatever concerns you. (T: Sitting forward, C: Sitting back, legs</text:p>
      <text:p text:style-name="Standard">crossed, right arm over the back of the chair)</text:p>
      <text:p text:style-name="Standard">C3 Well, right now I'm nervous (T: Mhm) but I feel more comfortable the way you are</text:p>
      <text:p text:style-name="Standard">talking in a low voice and I don't feel like you'll be so harsh on me. But, ah ...</text:p>
      <text:p text:style-name="Standard">T3 I hear the tremor in your voice so I know you are... (C: Smiles)</text:p>
      <text:p text:style-name="Standard">C4 Uh, well, the main thing I um, want to talk to you about is uh, I'm just newly</text:p>
      <text:p text:style-name="Standard">divorced and uh I had gone in therapy before and I felt comfortable when I left, and</text:p>
      <text:p text:style-name="Standard">all of a sudden now the biggest change is adjusting to my single life. (T: Mhm,</text:p>
      <text:p text:style-name="Standard">mhm) And uh one of the things that bothers me the most is especially men, and</text:p>
      <text:p text:style-name="Standard">having men to the house and how it affects the children (T: Mhm, Mhm) and- Uh,</text:p>
      <text:p text:style-name="Standard">the biggest thing I want - the thing that keeps coming to my mind I want to tell you</text:p>
      <text:p text:style-name="Standard">about is that I have a daughter, nine, who at one time I felt had a lot of emotional</text:p>
      <text:p text:style-name="Standard">problems. I wish I could stop shaking (T and C: laugh). And uh, I'm real conscious</text:p>
      <text:p text:style-name="Standard">of things affecting her. I don't want her to get upset, I don't want to shock her. I want</text:p>
      <text:p text:style-name="Standard">so bad to- for her to accept me. And we're real open with each other especially</text:p>
      <text:p text:style-name="Standard">about sex. And the other day she saw a girl that was single but pregnant and she</text:p>
      <text:p text:style-name="Standard">asked me all about "can girls get pregnant if they are single?" And the conversation</text:p>
      <text:p text:style-name="Standard">was fine and I wasn’t un- at ease at all with her until she asked me if I had ever made</text:p>
      <text:p text:style-name="Standard">love to a man since I left her daddy and I lied to her. And ever since that, it keeps</text:p>
      <text:p text:style-name="Standard">Rogers’ Transcripts, Volume 12, Gloria Interview, page 5</text:p>
      <text:p text:style-name="Standard">coming up to my mind because I feel so guilty lying to her because I never lie and I</text:p>
      <text:p text:style-name="Standard">want her to trust me. And I want- I almost want an answer from you. I want you to</text:p>
      <text:p text:style-name="Standard">tell me if it would affect her wrong if I told her the truth, or what. (T:Mhm)</text:p>
      <text:p text:style-name="Standard">T4 And it's this concern about her and the fact that you really aren't - that this open</text:p>
      <text:p text:style-name="Standard">relationship that has existed between you, now you feel it's kind of vanished?</text:p>
      <text:p text:style-name="Standard">C5 Yes. I feel like I have to be on guard about that (T: Mhm) because I remember when</text:p>
      <text:p text:style-name="Standard">I was a little girl, when I first found out my mother and father made love, that was</text:p>
      <text:p text:style-name="Standard">dirty and terrible, and I didn't- I didn’t like her any more for awhile. And I don't</text:p>
      <text:p text:style-name="Standard">want to lie to Pammy either and I don't know...</text:p>
      <text:p text:style-name="Standard">T5 I sure wish I could give you the answer as to what you should tell her. (Smiles.)</text:p>
      <text:p text:style-name="Standard">C6 I was afraid you were going to say that (Laughs).</text:p>
      <text:p text:style-name="Standard">T6 Because what you really want is an answer.</text:p>
      <text:p text:style-name="Standard">C7 I want to especially know if it would affect her if I was completely honest and open</text:p>
      <text:p text:style-name="Standard">with her or if it would affect her because I lied. I feel like it is bound to make a</text:p>
      <text:p text:style-name="Standard">strain because I lied to her. [Words lost]</text:p>
      <text:p text:style-name="Standard">T7 Mhm. You feel she'll suspect that, or she'll know something is not quite right?</text:p>
      <text:p text:style-name="Standard">C8 I feel that in time she will distrust me, yes (T: Mhm, mhm). And also I thought well,</text:p>
      <text:p text:style-name="Standard">gee, what about when she gets a little older and she finds herself in touchy situations.</text:p>
      <text:p text:style-name="Standard">She probably wouldn't want to admit it to me because she thinks I'm so good and so</text:p>
      <text:p text:style-name="Standard">sweet. (Points to herself.) And yet I'm afraid she could think I'm really a- a devil.</text:p>
      <text:p text:style-name="Standard">And I want so bad for her to accept me. And I don't know how much a</text:p>
      <text:p text:style-name="Standard">nine-year-old can take.</text:p>
      <text:p text:style-name="Standard">T8 And really both alternatives concern you. That she may think you're too good or</text:p>
      <text:p text:style-name="Standard">better than you really are.</text:p>
      <text:p text:style-name="Standard">C9 Yes.</text:p>
      <text:p text:style-name="Standard"><text:soft-page-break/>T9 And she may think you are worse than you are.</text:p>
      <text:p text:style-name="Standard">C10 Not worse than I am. (Smiles) I don't know if she can accept me the way I am. I</text:p>
      <text:p text:style-name="Standard">think I paint a picture that I'm all sweet and motherly. And -- I'm a little ashamed of</text:p>
      <text:p text:style-name="Standard">my shady side too. (T:Mhm, mhm)</text:p>
      <text:p text:style-name="Standard">T10 I see. It really cuts a little deeper. If she really knew you, would she, could she</text:p>
      <text:p text:style-name="Standard">accept you?</text:p>
      <text:p text:style-name="Standard">C11 This is what I don't know. Yeah. I don't want her to turn away from me. (T: That</text:p>
      <text:p text:style-name="Standard">Rogers’ Transcripts, Volume 12, Gloria Interview, page 6</text:p>
      <text:p text:style-name="Standard">relationship-) And I don't even know how I feel about it because there are times</text:p>
      <text:p text:style-name="Standard">when I feel so guilty like when I have a man over, I even try to make a special set-up</text:p>
      <text:p text:style-name="Standard">so that if I were ever alone with him, the children would never catch me in that sort</text:p>
      <text:p text:style-name="Standard">of thing. Because I'm real leery about it (T: Mhm). And yet I also know that I have</text:p>
      <text:p text:style-name="Standard">these desires.</text:p>
      <text:p text:style-name="Standard">T11 And so it’s quite clear it isn't only her problem or the relationship with her, it's in you</text:p>
      <text:p text:style-name="Standard">as well.</text:p>
      <text:p text:style-name="Standard">C12 And my guilt. Yeah. Yeah. (T: Oh) I feel guilty so often. (Moistens lips.)</text:p>
      <text:p text:style-name="Standard">T12 "What- What can I accept myself as doing?" And uh (C: Yes, Yes) you realize that</text:p>
      <text:p text:style-name="Standard">you set up sort of subterfuges, so as to make sure that you're not caught or</text:p>
      <text:p text:style-name="Standard">something, you realize that you are acting from guilt, is that it?</text:p>
      <text:p text:style-name="Standard">C13 Yes (T: Mhm, mhm) and I don't like the ... I would like to feel comfortable with</text:p>
      <text:p text:style-name="Standard">whatever I do. If I choose not to tell Pammy the truth, to feel comfortable that she</text:p>
      <text:p text:style-name="Standard">can handle it, (T: Mhm, Mhm, Mhm) and I don't. I want to be honest, and yet I feel</text:p>
      <text:p text:style-name="Standard">there are some areas that I don't even accept (T: Mhm, Mhm) .</text:p>
      <text:p text:style-name="Standard">T13 And if you can't accept them in yourself, how could you possibly be comfortable in</text:p>
      <text:p text:style-name="Standard">telling them to her?</text:p>
      <text:p text:style-name="Standard">C14 Right.</text:p>
      <text:p text:style-name="Standard">T14 Mhm. Mhm. And yet, as you say, you do have these desires and you do have your</text:p>
      <text:p text:style-name="Standard">feelings, but- but you don't feel good about them.</text:p>
      <text:p text:style-name="Standard">C15 Right. (T: Nods and smiles.) (Pause) And I, I, I have a feeling that you are just</text:p>
      <text:p text:style-name="Standard">going to sit there and let me stew in it (laughs) and I- I want more. I want you to</text:p>
      <text:p text:style-name="Standard">help me get rid of my guilt feeling. If I can get rid of my guilt feeling about lying or</text:p>
      <text:p text:style-name="Standard">going to bed with a single man, any of that, just so I can feel more comfortable.</text:p>
      <text:p text:style-name="Standard">T15 Mhm. And I guess I'd like to say, "No, I don't want to let you stew in your feelings,"</text:p>
      <text:p text:style-name="Standard">but on the other hand, I, I also feel that this is the kind of very private thing that I</text:p>
      <text:p text:style-name="Standard">couldn't possibly answer for you. But I sure as anything will try to help you work</text:p>
      <text:p text:style-name="Standard">toward your own answer. I don't know whether that makes any sense to you, but I</text:p>
      <text:p text:style-name="Standard">mean it.</text:p>
      <text:p text:style-name="Standard">C16 Well, I appreciate you saying that. (Takes her arm off back of chair, now uses both</text:p>
      <text:p text:style-name="Standard">hands to gesture.) You sound like you mean it. But I don't know where to go. (T:</text:p>
      <text:p text:style-name="Standard">Mhm, Mhm, Mhm) I don't begin to know where to go. I thought that I had pretty</text:p>
      <text:p text:style-name="Standard">well worked over most of my guilt, and now that this is coming up I'm disappointed</text:p>
      <text:p text:style-name="Standard">in myself. (T: Mhm, Mhm) I really am. I want- I like it when I feel that no matter</text:p>
      <text:p text:style-name="Standard">what I do, even if it's against my own morals or my upbringing, that I can still feel</text:p>
      <text:p text:style-name="Standard">good about me. And now I don't. Like uh, there's a girl at work who sort of mothers</text:p>
      <text:p text:style-name="Standard">Rogers’ Transcripts, Volume 12, Gloria Interview, page 7</text:p>
      <text:p text:style-name="Standard">me and she just- she- I think she thinks I'm all sweet, and I sure don't want to show</text:p>
      <text:p text:style-name="Standard">my more ornery devilish side with her. I want to be sweet and it's so hard for me to -</text:p>
      <text:p text:style-name="Standard">this all seems so new again (T: Mhm) and it's so disappointing.</text:p>
      <text:p text:style-name="Standard">T16 Yeah, I get the disappointment - that here, a lot of these things you’d thought you'd</text:p>
      <text:p text:style-name="Standard">worked through, and now the guilts and the feeling that only a part of you is</text:p>
      <text:p text:style-name="Standard">acceptable to anybody else.</text:p>
      <text:p text:style-name="Standard">C17 Yes.</text:p>
      <text:p text:style-name="Standard"><text:soft-page-break/>T17 That keeps coming out. (Pause) (C: Strains eyebrows.) I guess I do catch the real</text:p>
      <text:p text:style-name="Standard">deep puzzlement that you feel as to "What the hell shall I do? What can I do?"</text:p>
      <text:p text:style-name="Standard">C18 Yes, and do you know what I can find, doctor, (Touches forehead.) is that</text:p>
      <text:p text:style-name="Standard">everything I start to do that I st- impulsive, seems natural to tell Pammy, or- or to go</text:p>
      <text:p text:style-name="Standard">out on a date or something, I’m comfortable until I think how I was affected as a</text:p>
      <text:p text:style-name="Standard">child and the minute that comes up, then I'm all haywire. (T: Mhm) Like uh, I want</text:p>
      <text:p text:style-name="Standard">to be a good mother so bad, and I feel like I am a good mother, (T: Mhm) but then</text:p>
      <text:p text:style-name="Standard">there's those little exceptions. Like my guilts with working. I want to work and it's</text:p>
      <text:p text:style-name="Standard">so fun having extra money. I like to work nights. The minute I think I'm not being</text:p>
      <text:p text:style-name="Standard">real good to the children or giving them enough time, then I start feeling guilty</text:p>
      <text:p text:style-name="Standard">again. Then, that’s when I- it’s uh- what do they call it? (Looks away briefly.) A</text:p>
      <text:p text:style-name="Standard">double bind. That's just what it feels like. I want to do this and it feels right, but after</text:p>
      <text:p text:style-name="Standard">all I'm not being a good mother and I want to be both. I am becoming more and</text:p>
      <text:p text:style-name="Standard">more aware of what a perfectionist I am. That is what it seems I want to be so</text:p>
      <text:p text:style-name="Standard">perfect. Either I want to become perfect in my standards, or not have that need any</text:p>
      <text:p text:style-name="Standard">more.</text:p>
      <text:p text:style-name="Standard">T18 Or, I guess I hear it a little differently - that uh- what you want is to seem perfect, but</text:p>
      <text:p text:style-name="Standard">it means it’s- a great- a matter of great importance to you to be a good mother and</text:p>
      <text:p text:style-name="Standard">you want to seem to be a good mother, even if some of your actual feelings differ</text:p>
      <text:p text:style-name="Standard">from that. (Points to C.) Is that catching it or not?</text:p>
      <text:p text:style-name="Standard">C19 Gee, I don't feel like I am saying that. (T: Oh, okay) No, that isn't what I feel, really.</text:p>
      <text:p text:style-name="Standard">I want to approve of me always, but my actions won't let me. I want to approve of</text:p>
      <text:p text:style-name="Standard">me. (Pause) I – I think- (Strains face.)</text:p>
      <text:p text:style-name="Standard">T19 I realize ... you -- alright, but let me -- I’d like to understand it. You sound as though</text:p>
      <text:p text:style-name="Standard">your actions were kind of outside of you. You want to approve of you, but what you</text:p>
      <text:p text:style-name="Standard">do somehow won't let you approve of yourself.</text:p>
      <text:p text:style-name="Standard">C20 Right. (Pause) Like I feel that I can't approve of myself regarding, for example</text:p>
      <text:p text:style-name="Standard">(Smiles.), my sex life. (T: Mhm, Mhm) This is the big thing. If I really fell in love</text:p>
      <text:p text:style-name="Standard">with a man and I respected him and I adored him, I don't think I would feel so guilty</text:p>
      <text:p text:style-name="Standard">going to bed with him and I don't think I would have to make up any excuses to the</text:p>
      <text:p text:style-name="Standard">children because they could see my natural caring for him. (T: Mhm, Okay) But</text:p>
      <text:p text:style-name="Standard">Rogers’ Transcripts, Volume 12, Gloria Interview, page 8</text:p>
      <text:p text:style-name="Standard">when I have the physical desires and I'll say, "Oh well, why not," and I want to</text:p>
      <text:p text:style-name="Standard">anyway, but I feel guilty afterwards. I hate facing the kids, I don't like looking at</text:p>
      <text:p text:style-name="Standard">myself, and I rarely enjoy it. And this is what I mean. If the circumstances would</text:p>
      <text:p text:style-name="Standard">be different, I don't think I'd feel so guilty because I'd feel right about it. (Gestures</text:p>
      <text:p text:style-name="Standard">more profoundly.)</text:p>
      <text:p text:style-name="Standard">T20 Yeah, I- I guess I hear you saying, "If what I was doing, when I went to bed with a</text:p>
      <text:p text:style-name="Standard">man, was really genuine and full of love and respect and so on, I wouldn't feel guilty</text:p>
      <text:p text:style-name="Standard">in relation to Pam. I wouldn’t uh, I, I really would be comfortable about the</text:p>
      <text:p text:style-name="Standard">situation."</text:p>
      <text:p text:style-name="Standard">C21 That's how I feel, yeah. (Smiles.) And I know that sounds like I want a perfect</text:p>
      <text:p text:style-name="Standard">situation, but that is how I feel. And in the meantime, I can't stop these desires. I</text:p>
      <text:p text:style-name="Standard">tried that also. I’ve tried saying, "O.K., I don't like myself when I do that so I won't</text:p>
      <text:p text:style-name="Standard">do it any more." But then I resent the children. I think, why should they stop me</text:p>
      <text:p text:style-name="Standard">from doing what I want, and it is really not that bad.</text:p>
      <text:p text:style-name="Standard">T21 But I guess I heard you saying too, that it isn't only the children, but you don't like it</text:p>
      <text:p text:style-name="Standard">as well when it isn't really ...</text:p>
      <text:p text:style-name="Standard">C22 Right. I'm sure that - I know that's it, probably even more so than I'm aware of. But</text:p>
      <text:p text:style-name="Standard">I only notice it so much when I pick it up in the children. Then I can also notice it in</text:p>
      <text:p text:style-name="Standard">myself. (Touches her face.)</text:p>
      <text:p text:style-name="Standard">T22 And somehow, sometimes, you kind of uh, feel like blaming them for the feelings</text:p>
      <text:p text:style-name="Standard"><text:soft-page-break/>you have. I mean, why should they cut you out from a normal sex life, huh?</text:p>
      <text:p text:style-name="Standard">C23 Well, a sex life, I could say, not normal because there is something about me that</text:p>
      <text:p text:style-name="Standard">says that's not very healthy – to uh just go into sex because you feel physically</text:p>
      <text:p text:style-name="Standard">attracted or something, or a physical need. So, something about it tells me that that's</text:p>
      <text:p text:style-name="Standard">not quite right anyway. (Still touching her face.)</text:p>
      <text:p text:style-name="Standard">T23 Mhm. (Pause) But you feel, really, that at times you’re acting in ways that are not in</text:p>
      <text:p text:style-name="Standard">accord with your own inner standards.</text:p>
      <text:p text:style-name="Standard">C24 Right. Right.</text:p>
      <text:p text:style-name="Standard">T24 But then you were also saying, a minute ago, that you feel you can't help that uheither.</text:p>
      <text:p text:style-name="Standard">C25 I wish I could. That's it, and I can't - now I feel like I- I can't control myself as</text:p>
      <text:p text:style-name="Standard">well as I could have before. For a specific reason now, I can't. I just let go and I</text:p>
      <text:p text:style-name="Standard">have- there’s too many things I do wrong that I have to feel guilty for, and I sure</text:p>
      <text:p text:style-name="Standard">don't like that. I want you very much to give me a direct answer, and I'm going to</text:p>
      <text:p text:style-name="Standard">ask it, and I don't expect a direct answer, (Smiles.) but I want to know. Do you</text:p>
      <text:p text:style-name="Standard">feel that - to me the most important thing is to be open and honest and if I can be</text:p>
      <text:p text:style-name="Standard">Rogers’ Transcripts, Volume 12, Gloria Interview, page 9</text:p>
      <text:p text:style-name="Standard">open and honest with my children, do you feel that it could harm them? If for</text:p>
      <text:p text:style-name="Standard">example, I could say to Pammy, "I was- I felt bad lying to you, Pammy, and I</text:p>
      <text:p text:style-name="Standard">want to tell you the truth now," and if I tell her the truth and she’s shocked at me</text:p>
      <text:p text:style-name="Standard">and she’s upset, that that could bother her more? I was- I want to get rid of my</text:p>
      <text:p text:style-name="Standard">guilts and that will help me, but I don't want to put ‘em on her. (Points away from</text:p>
      <text:p text:style-name="Standard">herself.)</text:p>
      <text:p text:style-name="Standard">T25 That's right.</text:p>
      <text:p text:style-name="Standard">C26 Do you feel that that could hurt her?</text:p>
      <text:p text:style-name="Standard">T26 That’s a real concern. I guess uh - I am sure this will sound evasive to you, but it</text:p>
      <text:p text:style-name="Standard">seems to me that perhaps the person you are not being uh fully honest with is you?</text:p>
      <text:p text:style-name="Standard">(C: Sure) Because I was very much struck by the fact that you were saying, "If I feel</text:p>
      <text:p text:style-name="Standard">all right about what I have done, whether it's going to bed with a man or what, if I</text:p>
      <text:p text:style-name="Standard">really feel all right about it, then I do not have any concern about what I would tell</text:p>
      <text:p text:style-name="Standard">Pam or my relationship with her." (Shakes head.)</text:p>
      <text:p text:style-name="Standard">C27 Right. All right. Now I hear what you are sayin’. (Sighs) (Shifts back and forth in</text:p>
      <text:p text:style-name="Standard">chair.) Then all right, then I want to work on (T: It’s kind of tough, huh?) -- I wanna</text:p>
      <text:p text:style-name="Standard">work on accepting me, then. I want to work on feeling all right about it. But that</text:p>
      <text:p text:style-name="Standard">makes sense. That that will come natural and then I won't have to worry about</text:p>
      <text:p text:style-name="Standard">Pammy. (T: Mhm.) But when things do seem so wrong for me and I have an</text:p>
      <text:p text:style-name="Standard">impulse to do them, how can I accept that?</text:p>
      <text:p text:style-name="Standard">T27 What you'd like to do is to feel more accepting toward yourself when you do things</text:p>
      <text:p text:style-name="Standard">that you feel are wrong. Is that right?</text:p>
      <text:p text:style-name="Standard">C28 Right. And I feel like, I feel like…</text:p>
      <text:p text:style-name="Standard">T28 (Smiling) It sounds like a tough assignment.</text:p>
      <text:p text:style-name="Standard">C29 Yeah, I feel like you are going to say, "Now why do you think they’re wrong?" and</text:p>
      <text:p text:style-name="Standard">uh, I have mixed feelings there too. (T: Mhm) Through therapy I will say, "Now</text:p>
      <text:p text:style-name="Standard">look, I know this is natural. Women feel it - sure, we don't talk about it lots socially</text:p>
      <text:p text:style-name="Standard">but all women feel it and it's very natural." I have had sex for the last 11 years and</text:p>
      <text:p text:style-name="Standard">I’m- of course going to want it, but I still think it is wrong unless you’re really, truly</text:p>
      <text:p text:style-name="Standard">in love with a man, and my body doesn't seem to agree. And so I don't know how to</text:p>
      <text:p text:style-name="Standard">accept it.</text:p>
      <text:p text:style-name="Standard">T29 It sounds like a triangle to me, isn't it? You feel that I, or therapists in general, or</text:p>
      <text:p text:style-name="Standard">other people say, "It is all right, it is all right, it’s natural enough, go ahead." Um, and</text:p>
      <text:p text:style-name="Standard">I guess you feel your body sort of lines up on that side of the picture. (Points to C. )</text:p>
      <text:p text:style-name="Standard">But something in you says, "But I don't like it that way, not unless it’s really right."</text:p>
      <text:p text:style-name="Standard">C30 Right. (Long Pause) (Sighs, then speaks in a slower, somber way.) Well, I have a</text:p>
      <text:p text:style-name="Standard"><text:soft-page-break/>Rogers’ Transcripts, Volume 12, Gloria Interview, page 10</text:p>
      <text:p text:style-name="Standard">hopeless feeling. (T: Mhm) I mean, these are all the things that I sort of feel myself,</text:p>
      <text:p text:style-name="Standard">and I feel uh - O.K., now what?</text:p>
      <text:p text:style-name="Standard">T30 Mhm. You feel this is the conflict and it's just insoluble, and therefore it is hopeless,</text:p>
      <text:p text:style-name="Standard">and here you look to me and I don't seem to give you any help and that uhC31 Right. I uh- I really know you can't answer for me, and I have to figure it out</text:p>
      <text:p text:style-name="Standard">myself, but I want you to guide me or show me where to start or - so it won't look so</text:p>
      <text:p text:style-name="Standard">hopeless. I know I can keep living with this conflict and I know eventually things</text:p>
      <text:p text:style-name="Standard">would work out, but I'd like feeling more comfortable with the way I live – (T:</text:p>
      <text:p text:style-name="Standard">Mhm, mhm.) and I'm not.</text:p>
      <text:p text:style-name="Standard">T31 One thing I might ask, what is it you wish I would say to you?</text:p>
      <text:p text:style-name="Standard">C32 I wish you would say to me (Smiles): to be honest and take the risk that Pammy’s</text:p>
      <text:p text:style-name="Standard">going to accept me. And I also have a feeling if I could really risk it with Pammy, of</text:p>
      <text:p text:style-name="Standard">all people, that I'd be able to say, "Here's this little kid that can accept me, and I'm</text:p>
      <text:p text:style-name="Standard">really not that bad." If she really knows what a demon I am and still loves me and</text:p>
      <text:p text:style-name="Standard">accepts me, it seems like it would help me to accept me more - like it's really not that</text:p>
      <text:p text:style-name="Standard">bad. (T: Mhm) I want you to say to go ahead and be honest, but I don't want the</text:p>
      <text:p text:style-name="Standard">responsibility that it would upset her. (T: I see.) That is where I don't want to take</text:p>
      <text:p text:style-name="Standard">responsibility.</text:p>
      <text:p text:style-name="Standard">T32 So you know, yeah - You know very well what you'd like to do in the relationship.</text:p>
      <text:p text:style-name="Standard">You would like to be yourself and you'd like to have her know that you're not perfect</text:p>
      <text:p text:style-name="Standard">and do things that maybe even she wouldn't approve of, and that you disapprove of</text:p>
      <text:p text:style-name="Standard">to some degree yourself, but that uh- somehow she would love you and accept you</text:p>
      <text:p text:style-name="Standard">as an imperfect person.</text:p>
      <text:p text:style-name="Standard">C33 Yes. Like I wonder if my mother had been more open with me, maybe I wouldn't</text:p>
      <text:p text:style-name="Standard">have had such a narrow attitude about sex. If I would have thought that she could</text:p>
      <text:p text:style-name="Standard">be, you know, pretty sexy and ornery, and devilish too, that I wouldn't look at her as</text:p>
      <text:p text:style-name="Standard">being such a sweet mother, that she could also be the other side. But she didn't talk</text:p>
      <text:p text:style-name="Standard">about that. (Shakes her head.) (T: Mhm) Maybe that's where I got my picture. I</text:p>
      <text:p text:style-name="Standard">don't know, but I want Pammy to see me as a full woman, but also accept me.</text:p>
      <text:p text:style-name="Standard">T33 You don't sound so uncertain.</text:p>
      <text:p text:style-name="Standard">C34 I don't? (Tilts head and smiles.) What do you mean?</text:p>
      <text:p text:style-name="Standard">T34 What I mean is you have been sitting there telling me just what you would like to do</text:p>
      <text:p text:style-name="Standard">in that relationship with Pam.</text:p>
      <text:p text:style-name="Standard">C35 (Appears confused.) I would, but I don't want to quite take the risk of doing it (T: I</text:p>
      <text:p text:style-name="Standard">can understand) unless an authority tells me that …</text:p>
      <text:p text:style-name="Standard">Rogers’ Transcripts, Volume 12, Gloria Interview, page 11</text:p>
      <text:p text:style-name="Standard">T35 (Eyes moistening, hands clasped.) It’s, I guess one thing that I feel very keenly is</text:p>
      <text:p text:style-name="Standard">that it's an awful risky thing to live. (Pause) (Hands unclasp.) You'd be taking a</text:p>
      <text:p text:style-name="Standard">chance on your relationship with her and taking a chance on letting her know who</text:p>
      <text:p text:style-name="Standard">you are, really.</text:p>
      <text:p text:style-name="Standard">C36 (Pause) Yeah. But then if I don't take the chance, if I feel loved and accepted by her,</text:p>
      <text:p text:style-name="Standard">I'll never feel good about it anyway.</text:p>
      <text:p text:style-name="Standard">T36 Mhm. Mhm. If her love and acceptance of you is based on a false picture of you,</text:p>
      <text:p text:style-name="Standard">what the hell is the good of that? Is that- is that what you are saying?</text:p>
      <text:p text:style-name="Standard">C37 Yeah, that’s what I mean, yes. But I also feel there is a lot of responsibility with</text:p>
      <text:p text:style-name="Standard">being a mother. With I don’t- I don't want to feel like I have caused any big traumas</text:p>
      <text:p text:style-name="Standard">in the children. I don't like all that responsibility. I think that's it. I don't like it,</text:p>
      <text:p text:style-name="Standard">feeling it could be my fault.</text:p>
      <text:p text:style-name="Standard">T37 Mhm. I guess that's what I meant when I said, "Life is risky." It’s uh- to take the</text:p>
      <text:p text:style-name="Standard">responsibility for being the person you would like to be with her is a hell of a</text:p>
      <text:p text:style-name="Standard">responsibility.</text:p>
      <text:p text:style-name="Standard"><text:soft-page-break/>C38 It is.</text:p>
      <text:p text:style-name="Standard">T38 A very frightening one.</text:p>
      <text:p text:style-name="Standard">C39 And you know, I- I look at it two ways. I like to see myself as being so honest with</text:p>
      <text:p text:style-name="Standard">the kids, and really being proud of myself so that no matter what I told them or no</text:p>
      <text:p text:style-name="Standard">matter how bad they think I was, I was honest (points at herself) (T: Mhm) and</text:p>
      <text:p text:style-name="Standard">down deep it’s gonna be a much more wholesome relationship, and yet you know, I</text:p>
      <text:p text:style-name="Standard">get jealous of like when they are with their daddy. I feel he’s more flip, he’s not</text:p>
      <text:p text:style-name="Standard">quite as real, he’s not quite as honest, but nevertheless, they see a sweet picture of</text:p>
      <text:p text:style-name="Standard">their dad. You know, he is all goodness and light, and I am envious of that too. I</text:p>
      <text:p text:style-name="Standard">want them to see me just as sweet as they see him and yet I know he is not quite as</text:p>
      <text:p text:style-name="Standard">real with them. So it seems like I've got to swap the one for the other, and I know</text:p>
      <text:p text:style-name="Standard">this is really what I want the most, but uh, I miss some of that glory.</text:p>
      <text:p text:style-name="Standard">T39 Yeah. You sort of feel, “I want them to have just as nice a picture of me as they have</text:p>
      <text:p text:style-name="Standard">of their dad, (C: I do. Right) and if his is a little phony, then maybe mine will have to</text:p>
      <text:p text:style-name="Standard">be too.” I think that's putting it a little too strongly, butC40 But that’s close. That is what I mean. So uh- But I know she can't have that neat a</text:p>
      <text:p text:style-name="Standard">picture of me, if I were honest. (Big smile) (T: Laughs) Besides that, I do feel that</text:p>
      <text:p text:style-name="Standard">I’m a little more ornery than their dad anyway. So I'm likely to do more things that</text:p>
      <text:p text:style-name="Standard">they’d disapprove of.</text:p>
      <text:p text:style-name="Standard">T40 Sounds like you really find it quite hard to believe that they would really love you if</text:p>
      <text:p text:style-name="Standard">they knew you?</text:p>
      <text:p text:style-name="Standard">Rogers’ Transcripts, Volume 12, Gloria Interview, page 12</text:p>
      <text:p text:style-name="Standard">C41 That's right. You know that's exactly it. Before therapy, I would have definitely</text:p>
      <text:p text:style-name="Standard">chosen the other area. I’m going to get respect from them no matter what - even if I</text:p>
      <text:p text:style-name="Standard">have to lie.</text:p>
      <text:p text:style-name="Standard">T41 I see.</text:p>
      <text:p text:style-name="Standard">C42 But right now, I know that's not true (T: Mhm, mhm) and I'm not positive they'll</text:p>
      <text:p text:style-name="Standard">truly accept me. Something tells me they will. I know they will, but I am not</text:p>
      <text:p text:style-name="Standard">positive. I want reassurance. I keep wanting these things.</text:p>
      <text:p text:style-name="Standard">T42 And now you are kind of in a no-man's-land of probably shifting from one point of</text:p>
      <text:p text:style-name="Standard">view toward them to another, but boy you'd sure like somebody to say, "That's right,</text:p>
      <text:p text:style-name="Standard">you go ahead and do it." (Gestures to sides.)</text:p>
      <text:p text:style-name="Standard">C43 Yes. Yes. That's why I get encouraged when I read in a book from somebody I</text:p>
      <text:p text:style-name="Standard">respect and admire, that this is the right thing no matter what - honesty will win out.</text:p>
      <text:p text:style-name="Standard">Well then, that keeps giving me confidence. “By gosh, I'm right.” But I ...</text:p>
      <text:p text:style-name="Standard">T43 It is so damned hard to really choose something on your own, isn't it?</text:p>
      <text:p text:style-name="Standard">C44 Which makes me feel rea- very immature. I don't like this in me. I wish I were</text:p>
      <text:p text:style-name="Standard">grown up enough or mature enough to make my decisions and stick by them, but I</text:p>
      <text:p text:style-name="Standard">need somebody to help me on - somebody to push me.</text:p>
      <text:p text:style-name="Standard">T44 So that you kind of reproach yourself for that, I guess. And feel, "Why, if I was</text:p>
      <text:p text:style-name="Standard">anybody, or if I was grown up, I'd be mature enough to decide things like this for</text:p>
      <text:p text:style-name="Standard">myself."</text:p>
      <text:p text:style-name="Standard">C45 Right. Right. And take more risks. I wish I’d take more risks. I wish that I could</text:p>
      <text:p text:style-name="Standard">just go ahead and be this and say, however the children grow up, I've done my best.</text:p>
      <text:p text:style-name="Standard">I didn’t have to constantly have this conflict. And I'd like, in later years, to say, "No</text:p>
      <text:p text:style-name="Standard">matter what you asked me kids, at least I told you the truth. You may not have liked</text:p>
      <text:p text:style-name="Standard">it, but it's been the truth." (Camera pans towards hands.) That, somehow, I can</text:p>
      <text:p text:style-name="Standard">admire. (T: Mhm.) I- I disrespect people that lie. I hate it so, you see what a double</text:p>
      <text:p text:style-name="Standard">bind I am in. I hate myself if I'm bad, but I also hate myself if I lie. So uh, it's</text:p>
      <text:p text:style-name="Standard">accepting. I want to become more accepting.</text:p>
      <text:p text:style-name="Standard">T45 I guess, judging from your tone of voice, you sound as though you hate yourself</text:p>
      <text:p text:style-name="Standard">more when you lie than you do in terms of things you disapprove of in behavior.</text:p>
      <text:p text:style-name="Standard"><text:soft-page-break/>C46 I do. I do because this has really bothered me. This happened with Pammy about a</text:p>
      <text:p text:style-name="Standard">month ago and it keeps coming to my mind. I don't know whether to go back and</text:p>
      <text:p text:style-name="Standard">talk to her about it or wait. She may have even forgotten what she asked me, but uh</text:p>
      <text:p text:style-name="Standard">– it justRogers’ Transcripts, Volume 12, Gloria Interview, page 13</text:p>
      <text:p text:style-name="Standard">T46 The point is, you haven't forgotten.</text:p>
      <text:p text:style-name="Standard">C47 I haven... No, I haven't. And I would like, at least, to be able to tell her that I</text:p>
      <text:p text:style-name="Standard">remember lying and I am sorry I lied and it has been driving me bugs because I did.</text:p>
      <text:p text:style-name="Standard">(Pause) I do- Now I feel like - now that's solved - and I didn't even solve a thing, but</text:p>
      <text:p text:style-name="Standard">I feel relieved. (T: Mhm, Mhm.) I uh- I do feel like you have been saying to me –</text:p>
      <text:p text:style-name="Standard">you’re not say- giving me advice, but I do feel like you are saying, "You really</text:p>
      <text:p text:style-name="Standard">wanna- You know what pattern you want to follow Gloria, and go ahead and follow</text:p>
      <text:p text:style-name="Standard">it." I sort of feel a backing up from you.</text:p>
      <text:p text:style-name="Standard">T47 I guess the way I sense it is uh, you've been telling me that you know what you want</text:p>
      <text:p text:style-name="Standard">to do and yes, I do believe in backing up people in what they want to do. It’s just a</text:p>
      <text:p text:style-name="Standard">little different slant than the way it seems to you.</text:p>
      <text:p text:style-name="Standard">C48 Are you telling me...</text:p>
      <text:p text:style-name="Standard">T48 You see, one thing that concerns me is uh,.. It's no damn good you’re doing</text:p>
      <text:p text:style-name="Standard">something that you haven't really chosen to do. That’s why I am trying to help you</text:p>
      <text:p text:style-name="Standard">find out what your own inner choices are.</text:p>
      <text:p text:style-name="Standard">C49 But then there's also a conflict there because I am not really positive what I wanna</text:p>
      <text:p text:style-name="Standard">do. The lying part, yes, but I am not positive what I wanna do when I go against</text:p>
      <text:p text:style-name="Standard">myself. (T: Sure) Like when I bring a man to the house. I am not sure I want to do</text:p>
      <text:p text:style-name="Standard">that. If I feel guilty afterward, I must not have really wanted to.</text:p>
      <text:p text:style-name="Standard">T49 And I am interested that you say - I'm not just sure which words you used - but you</text:p>
      <text:p text:style-name="Standard">don’t want- you don’t like yourself or don't approve of it when you do something</text:p>
      <text:p text:style-name="Standard">against yourself. (C: Hand to her face.)</text:p>
      <text:p text:style-name="Standard">C50 Yes. You know, this is so different. Now this kind of thing we are talking about</text:p>
      <text:p text:style-name="Standard">now, it isn't just knowing whether you want to do something or not. If I want to go</text:p>
      <text:p text:style-name="Standard">to work in the morning or if I don't want to go to work, that's easy. (Both hands</text:p>
      <text:p text:style-name="Standard">palms up.) But when I find myself doing something I don't feel comfortable with, I</text:p>
      <text:p text:style-name="Standard">automatically say, "If you’re not comfortable Gloria, it’s not right. Something’s</text:p>
      <text:p text:style-name="Standard">wrong." All right now. What I want to ask you is, how can I know which is the</text:p>
      <text:p text:style-name="Standard">strongest? Because I do it, does that mean that’s the strongest? And yet, if I</text:p>
      <text:p text:style-name="Standard">disapproved, that's just part of the thing that’s got to go along with it? You see, it</text:p>
      <text:p text:style-name="Standard">sounds like you... (Points at self with both hands.) I'm picking up a contradiction.</text:p>
      <text:p text:style-name="Standard">I’m not under- I’m not following.</text:p>
      <text:p text:style-name="Standard">T50 It sounds like you’re feeling a contradiction in yourself too, although you- what I</text:p>
      <text:p text:style-name="Standard">heard you saying in part is uh, the way you like it is when you feel really</text:p>
      <text:p text:style-name="Standard">comfortable about what you are doing.</text:p>
      <text:p text:style-name="Standard">C51 Yes, and I have at times, when I’ve made a decision. Now that seems right. (T:</text:p>
      <text:p text:style-name="Standard">Mhm) That seems perfectly right - no conflict - but then there are times I do things</text:p>
      <text:p text:style-name="Standard">Rogers’ Transcripts, Volume 12, Gloria Interview, page 14</text:p>
      <text:p text:style-name="Standard">that I feel uncomfortable with. So that there is a conflict there. (T: Mhm) It's not the</text:p>
      <text:p text:style-name="Standard">same at all. So, what I'm saying is, how do I really know when I am following my</text:p>
      <text:p text:style-name="Standard">true feelings, if I have conflicts afterwards or guilt afterwards?</text:p>
      <text:p text:style-name="Standard">T51 I see. Because in the moment, it may seem like your true feelings.</text:p>
      <text:p text:style-name="Standard">C52 Yes. Like if I’m starting to do it -- O.K.</text:p>
      <text:p text:style-name="Standard">T52 Mhm. Mhm. So that really is tough ah ... When if you feel comfortable in the</text:p>
      <text:p text:style-name="Standard">moment about it, but then afterwards don't feel at all comfortable, which course of</text:p>
      <text:p text:style-name="Standard">action was really the one you should have followed?</text:p>
      <text:p text:style-name="Standard">C53 You know, the most outstanding thing - I don't know if you are following me, when</text:p>
      <text:p text:style-name="Standard">I say about this conflict - the one thing I know is I’ve wanted, for example, to leave</text:p>
      <text:p text:style-name="Standard"><text:soft-page-break/>my husband for quite a few years. I never did it. I kept thinking how nice it would</text:p>
      <text:p text:style-name="Standard">be, or how scary it would be, but I never did it. And all of a sudden when I did, it</text:p>
      <text:p text:style-name="Standard">felt right. I didn't feel mean toward him. I just knew this was what I had to do.</text:p>
      <text:p text:style-name="Standard">That's when I know I am following myself. I am following my feelings completely.</text:p>
      <text:p text:style-name="Standard">I have no conflict there. Some unhappy things came from it (T: sure), but I still have</text:p>
      <text:p text:style-name="Standard">no conflict. That, to me, is when I am following my feelings. And in everyday life</text:p>
      <text:p text:style-name="Standard">the small little decisions, the small little things to do don't come out that clear at all.</text:p>
      <text:p text:style-name="Standard">So many conflicts come with them. (T: Mhm, that’s right) Is this natural? (Knits</text:p>
      <text:p text:style-name="Standard">eyebrows.)</text:p>
      <text:p text:style-name="Standard">T53 Although you are saying – uh, I expect it is – but, but you’re saying too that you</text:p>
      <text:p text:style-name="Standard">know perfectly well the feeling within yourself that occurs when you are really</text:p>
      <text:p text:style-name="Standard">doing something that's right for you.</text:p>
      <text:p text:style-name="Standard">C54 I do. I do. (Face relaxes.) And I miss that feeling other times. And it's right away a</text:p>
      <text:p text:style-name="Standard">clue to me.</text:p>
      <text:p text:style-name="Standard">T54 Mhm. You can really listen to yourself sometimes and realize, "Oh no, this isn't the</text:p>
      <text:p text:style-name="Standard">right feeling. This isn't – this isn’t the way I would feel if I was doing what I really</text:p>
      <text:p text:style-name="Standard">wanted to do."</text:p>
      <text:p text:style-name="Standard">C55 But yet, many times I will go along and do it anyway. And say, "Oh well, I'm in the</text:p>
      <text:p text:style-name="Standard">situation now, I'll just remember next time." I mentioned this word a lot in therapy</text:p>
      <text:p text:style-name="Standard">and most therapists grin at me or giggle or something when I say "utopia," but when</text:p>
      <text:p text:style-name="Standard">I do follow a feeling and I feel this good feeling inside of me, that's sort of utopia.</text:p>
      <text:p text:style-name="Standard">That's what I mean. That's the way I like to feel whether it's a bad thing or a good</text:p>
      <text:p text:style-name="Standard">thing. But I feel right about me. This is what I wanna…</text:p>
      <text:p text:style-name="Standard">T55 I, I sense that in those utopian moments, you really feel kind of whole. You feel all</text:p>
      <text:p text:style-name="Standard">in one piece.</text:p>
      <text:p text:style-name="Standard">Rogers’ Transcripts, Volume 12, Gloria Interview, page 15</text:p>
      <text:p text:style-name="Standard">C56 Yes. Yeah, it gives me a choked up feeling when you say that because I don't get</text:p>
      <text:p text:style-name="Standard">that as often as I'd like. (Smiles.) I like that whole feeling. That's real precious to</text:p>
      <text:p text:style-name="Standard">me. (Touches her face.)</text:p>
      <text:p text:style-name="Standard">T56 I expect none of us get it as often as we'd like, but I really do understand it. (Pause)</text:p>
      <text:p text:style-name="Standard">(C: Tears come to her eyes.) Mhm, that really does touch you, doesn't it?</text:p>
      <text:p text:style-name="Standard">C57 Yeah, and you know what else I was just thinking? I – I feel dumb saying it uh - that</text:p>
      <text:p text:style-name="Standard">all of a sudden while I was talking to you I thought, "Gee, how nice I can talk to you</text:p>
      <text:p text:style-name="Standard">and I want you to approve of me and I respect you, but I miss that my father couldn't</text:p>
      <text:p text:style-name="Standard">talk to me like you are." (Touches her chin.) I mean, I'd like to say, "Gee, I'd like you</text:p>
      <text:p text:style-name="Standard">for my father." (T: Mhm, Mhm, Mhm) I don't even know why that came to me.</text:p>
      <text:p text:style-name="Standard">(Smiles)</text:p>
      <text:p text:style-name="Standard">T57 You look to me like a pretty nice daughter. (Pause) (C: Looks down.) But you really</text:p>
      <text:p text:style-name="Standard">do miss the fact that you- you couldn't be open with your own dad.</text:p>
      <text:p text:style-name="Standard">C58 Yeah, I couldn't be open, but I, I wanna blame it on him. I think I’m more open than</text:p>
      <text:p text:style-name="Standard">he'd allow me. He would never listen to me talk like you are and not disapprove, not</text:p>
      <text:p text:style-name="Standard">lower me down. I thought of this the other day. Why do I always have to be so</text:p>
      <text:p text:style-name="Standard">perfect? I know why. He always wanted me to be perfect. I always had to be better</text:p>
      <text:p text:style-name="Standard">(touches her lips) and uh... yeah, I miss that.</text:p>
      <text:p text:style-name="Standard">T58 You were just trying like hell to be the girl he wanted you to be.</text:p>
      <text:p text:style-name="Standard">C59 Yet at the same time, rebelling.</text:p>
      <text:p text:style-name="Standard">T59 That's right. Sure. (Nods)</text:p>
      <text:p text:style-name="Standard">C60 (Gesturing with left hand from the side of her head.) Like I almost gloated writing</text:p>
      <text:p text:style-name="Standard">him a letter the other day and telling him I am a waitress, which I expect him to</text:p>
      <text:p text:style-name="Standard">disapprove of. I go out at nights and I almost gloated hitting him back - like, "Now</text:p>
      <text:p text:style-name="Standard">how do you like me?" (T: Uh-huh, Uh-huh) And yet, I really want acceptance and</text:p>
      <text:p text:style-name="Standard">love from him. I mean, I know he loves me.</text:p>
      <text:p text:style-name="Standard"><text:soft-page-break/>T60 So you slap at him and say, "This is what I am, now see."</text:p>
      <text:p text:style-name="Standard">C61 Yeah. (T: But you- yeah) "You raised me, how do you like it?" But do you know</text:p>
      <text:p text:style-name="Standard">what I want him to say? "I knew this was you all along, honey, and I really love</text:p>
      <text:p text:style-name="Standard">you." (Wipes a tear with finger.)</text:p>
      <text:p text:style-name="Standard">T61 Oh, I see. You really feel badly that you think there is very little chance he will say</text:p>
      <text:p text:style-name="Standard">that.</text:p>
      <text:p text:style-name="Standard">C62 No. He won't. He doesn't hear. (Her voice sad and resigned.) I went back home to</text:p>
      <text:p text:style-name="Standard">him about two years ago, really wanting to let him know I loved him although I’ve</text:p>
      <text:p text:style-name="Standard">Rogers’ Transcripts, Volume 12, Gloria Interview, page 16</text:p>
      <text:p text:style-name="Standard">been afraid of him. And he doesn't hear me. He just keeps saying things like,</text:p>
      <text:p text:style-name="Standard">"Honey, you know I love you. You know I have always loved you." He doesn't</text:p>
      <text:p text:style-name="Standard">hear. (Her eyes moisten.)</text:p>
      <text:p text:style-name="Standard">T62 That was… He’s never really known you and loved you and this, somehow, is what</text:p>
      <text:p text:style-name="Standard">brings the tears inside.</text:p>
      <text:p text:style-name="Standard"/>
      <text:p text:style-name="Standard">C63 I don't know what it is. You know, when I talk about it, it feels more flip. If I just sit</text:p>
      <text:p text:style-name="Standard">still a minute, it feels like a great big hurt down there. That I uh, feel cheated.</text:p>
      <text:p text:style-name="Standard">(Reaches for kleenex, wipes her eye.)</text:p>
      <text:p text:style-name="Standard">T63 Mhm. Mhm. It is much eas… It’s much easier to uh be a little flip, because then you</text:p>
      <text:p text:style-name="Standard">don't feel that big lump inside of hurt.</text:p>
      <text:p text:style-name="Standard">C64 Mhm. (Nodding) And again, that's a hopeless situation. I tried working on it, and</text:p>
      <text:p text:style-name="Standard">uh, I feel it's something I have to accept. My father just isn't the type of man I'd</text:p>
      <text:p text:style-name="Standard">really like. I'd like somebody more understanding and caring. He cares, but not in</text:p>
      <text:p text:style-name="Standard">the way that we can cooperate or communicate.</text:p>
      <text:p text:style-name="Standard">T64 Mhm. You feel “nope” that, "I am permanently cheated."</text:p>
      <text:p text:style-name="Standard">C65 Mhm. That is why I like substitutes. Like I like talking to you and I like men that I</text:p>
      <text:p text:style-name="Standard">can respect. Doctors, and I keep sort of maybe underneath a feeling like we’re real</text:p>
      <text:p text:style-name="Standard">close, you know, and it’s sort of like a substitute father.</text:p>
      <text:p text:style-name="Standard">T65 I don't feel that's pretending.</text:p>
      <text:p text:style-name="Standard">C66 Well, you are not really my father (laughs). (Raises her eyebrows.)</text:p>
      <text:p text:style-name="Standard">T66 No, I meant about the real close business.</text:p>
      <text:p text:style-name="Standard">C67 Well, see, I sort of feel that's pretending too, because I can't expect you to feel very</text:p>
      <text:p text:style-name="Standard">close to me. You don't know me that well. (Fingering kleenex.)</text:p>
      <text:p text:style-name="Standard">T67 Well, all I can do is what I am feeling- that is I feel close to you in this moment.</text:p>
      <text:p text:style-name="Standard">(Long Pause.)</text:p>
      <text:p text:style-name="Standard">C68 [The remainder is not on the film – only on audio recording]</text:p>
      <text:p text:style-name="Standard">Well, O.K., I'd just like more of it I guess.</text:p>
      <text:p text:style-name="Standard">T68 Do you feel as though that's a big need, that it would take a lot of caring and a lot of</text:p>
      <text:p text:style-name="Standard">understanding to fill it up?</text:p>
      <text:p text:style-name="Standard">C69 Exactly. And I have been so busy trying to get rid of my neurosis. I'd like to have</text:p>
      <text:p text:style-name="Standard">this one neurosis filled. I'd like to just find someone who is going to love me like a</text:p>
      <text:p text:style-name="Standard">father. I even want this in boyfriends. I always want to get an older man that's</text:p>
      <text:p text:style-name="Standard">Rogers’ Transcripts, Volume 12, Gloria Interview, page 17</text:p>
      <text:p text:style-name="Standard">caring and more mature and not so flip.</text:p>
      <text:p text:style-name="Standard">T69 One of the things you really deeply want is to find a father whom you would love</text:p>
      <text:p text:style-name="Standard">and respect and who would really like you as you are, and not to just like perfection.</text:p>
      <text:p text:style-name="Standard">C70 That's right. And it seems ironic that since I have been away from my husband, the</text:p>
      <text:p text:style-name="Standard">only type of man I go out with are the kind I don't respect - are the young, flip, not</text:p>
      <text:p text:style-name="Standard">caring, 'smart aleck' kind of guy. Not somebody that's really, you know, that I can</text:p>
      <text:p text:style-name="Standard">respect. That seems like such a big thing.</text:p>
      <text:p text:style-name="Standard">T70 The phrase that comes to my mind - I don't know if it is appropriate or not - you're</text:p>
      <text:p text:style-name="Standard">slapping your father in the face, aren't you?</text:p>
      <text:p text:style-name="Standard"><text:soft-page-break/>C71 Oh? By wanting mature men?</text:p>
      <text:p text:style-name="Standard">T71 No. By going out with those who are quite unlike the ones you'd really want.</text:p>
      <text:p text:style-name="Standard">C72 But I don't mean to. I don't understand why they keep coming around.</text:p>
      <text:p text:style-name="Standard">END of FILM and AUDIORECORDING</text:p>
      <text:p text:style-name="Standard">Rogers’ Transcripts, Volume 12, Gloria Interview, page 18</text:p>
      <text:p text:style-name="Standard">Rogers’ Post-Session Commentary</text:p>
      <text:p text:style-name="Standard">In spite of feeling initially the artificiality of the situation, particularly the hot lights, I</text:p>
      <text:p text:style-name="Standard">very quickly became oblivious to the outside situation, and I think that Gloria did too. In many</text:p>
      <text:p text:style-name="Standard">ways I'm glad that she kept pushing me for an answer to her very personal questions about her</text:p>
      <text:p text:style-name="Standard">sex life and her relationship to her daughter. I say I'm glad of this because as the relationship</text:p>
      <text:p text:style-name="Standard">developed, it became I think completely clear to her as well as to me that she was seeking</text:p>
      <text:p text:style-name="Standard">something a good deal deeper than that. Incidentally, I'd like to pay my tribute to her deep</text:p>
      <text:p text:style-name="Standard">honesty in being willing to talk about herself so freely.</text:p>
      <text:p text:style-name="Standard">Although every individual is entirely unique, and in this respect I was definitely</text:p>
      <text:p text:style-name="Standard">unprepared for and sometimes surprised by the material she brought up - still, in another sense,</text:p>
      <text:p text:style-name="Standard">this was very typical of my experiences in therapy. When I am able really to let myself enter into</text:p>
      <text:p text:style-name="Standard">a relationship, and I feel that this was true in this instance, then I find myself not only being</text:p>
      <text:p text:style-name="Standard">increasingly moved by being in touch with the inner world of my client, but I find myself</text:p>
      <text:p text:style-name="Standard">bringing out my own inner experience, statements which seem to have no connection with what's</text:p>
      <text:p text:style-name="Standard">going on, but which usually prove to be, or prove to have, a very significant relationship to what</text:p>
      <text:p text:style-name="Standard">the client is experiencing. I felt there were one o two incidents of this kind in this brief interview.</text:p>
      <text:p text:style-name="Standard">I was genuinely moved, I probably showed it, by the fact that she told me near the end of</text:p>
      <text:p text:style-name="Standard">the contact that, uh, she saw me as the father she would like to have. My reply was also a</text:p>
      <text:p text:style-name="Standard">thoroughly spontaneous one that she seemed to me like a pretty nice daughter. I guess I feel that</text:p>
      <text:p text:style-name="Standard">we're only playing with the real world of relationships when we talk about such an experience in</text:p>
      <text:p text:style-name="Standard">terms of transference and counter-transference. I feel quite deeply about that. I want to say, yes,</text:p>
      <text:p text:style-name="Standard">we can put this experience into some such highly intellectualized framework, but when we do</text:p>
      <text:p text:style-name="Standard">Rogers’ Transcripts, Volume 12, Gloria Post-Session Commentary, page 19</text:p>
      <text:p text:style-name="Standard">that it completely misses the point of the very immediate "I-Thou" quality of the relationship at</text:p>
      <text:p text:style-name="Standard">such moments. I felt that Gloria and I really encountered each other and that in some small but, I</text:p>
      <text:p text:style-name="Standard">believe, lasting way, we were each of us enriched by the experience. I am saying these things</text:p>
      <text:p text:style-name="Standard">almost immediately after the conclusion of the interview and as is characteristic of me, there are</text:p>
      <text:p text:style-name="Standard">not more than one or two statements or incidents which I recall from the interview. I simply</text:p>
      <text:p text:style-name="Standard">know that I was very much present in the relationship, that I lived it in the moment of its</text:p>
      <text:p text:style-name="Standard">occurrence, and I realize that after a time I may begin to remember it too. But at the present time,</text:p>
      <text:p text:style-name="Standard">I really have a very non-specific memory of the whole interview. I'll try to look at it, though, a</text:p>
      <text:p text:style-name="Standard">little bit more from an intellectual rather than a strictly feeling point of view. Gloria showed what</text:p>
      <text:p text:style-name="Standard">I have come to feel are characteristic elements of therapeutic movement. In the first part of the</text:p>
      <text:p text:style-name="Standard">interview, she was talking about her feelings and they were past feelings.. She was talking about</text:p>
      <text:p text:style-name="Standard">aspects of her behavior and of herself as if she didn't quite own them. She was looking outside</text:p>
      <text:p text:style-name="Standard">herself for a center, or a locus of evaluation, some source of authority. She saw some of the</text:p>
      <text:p text:style-name="Standard">things she was talking about in fairly black and white fashion. By the end of the interview, she</text:p>
      <text:p text:style-name="Standard">was experiencing her feelings in the immediate moment, not only as evidenced by her tears, but</text:p>
      <text:p text:style-name="Standard">by her ability to express very directly and with immediacy her feelings toward me. She was also</text:p>
      <text:p text:style-name="Standard">much more aware of her ability to make her own judgments and choices. I guess, put in terms</text:p>
      <text:p text:style-name="Standard">that have become somewhat commonplace, you could say that she moved from the "there and</text:p>
      <text:p text:style-name="Standard">then" of her life to the "here and now" of elements that she was discovering in herself feelings</text:p>
      <text:p text:style-name="Standard">which she was experiencing in the moment in her relationship with me. All in all, I feel good</text:p>
      <text:p text:style-name="Standard">about the interview. I guess I feel good about myself in the interview and like Gloria, I feel very</text:p>
      <text:p text:style-name="Standard">real regret that the relationship cannot continue.</text:p>
      <text:p text:style-name="Standard">Rogers’ Transcripts, Volume 12, Gloria Post-Session Commentary, page 20</text:p>
      <text:p text:style-name="Standard">This transcript is available for purposes of research, study and teaching. It may not be</text:p>
      <text:p text:style-name="Standard"><text:soft-page-break/>sold.</text:p>
      <text:p text:style-name="Standard">In this interview the responses of the therapist (C) (Carl Rogers), and the client</text:p>
      <text:p text:style-name="Standard">(S) (Sylvia) are numbered for easy reference.</text:p>
      <text:p text:style-name="Standard">Carl Rogers 4th Interview with Sylvia1</text:p>
      <text:p text:style-name="Standard"><text:s/>- 1975</text:p>
      <text:p text:style-name="Standard">[Source: Whiteley, J. M. (1975). Carl Rogers’ 4th Interview with Sylvia [Film].]</text:p>
      <text:p text:style-name="Standard">After filming, comments by Sylvia and Rogers were inserted. The bracketed italicized</text:p>
      <text:p text:style-name="Standard">dialogue indicates the voiced over comments.</text:p>
      <text:p text:style-name="Standard">[Carl Rogers: This is my fourth interview with Sylvia. A year previous, Sylvia had been a</text:p>
      <text:p text:style-name="Standard">member of a workshop in which I offered to put on a demonstration interview. I asked</text:p>
      <text:p text:style-name="Standard">for volunteers and she was the first one to volunteer. In front of that workshop audience,</text:p>
      <text:p text:style-name="Standard">I held three interviews with Sylvia. Then a year, uh, intervened before this fourth</text:p>
      <text:p text:style-name="Standard">interview. The interview will be, uh, shown as it was recorded, but with, uh, comments</text:p>
      <text:p text:style-name="Standard">both from Sylvia and from myself, at points where we felt we wished to clarify what was</text:p>
      <text:p text:style-name="Standard">going on, uh, or to, to, uh, make some comment about what was going on.]</text:p>
      <text:p text:style-name="Standard">Carl: Hi.</text:p>
      <text:p text:style-name="Standard">Sylvia: Hi Carl. (They both sit down, facing each other.)</text:p>
      <text:p text:style-name="Standard">C: Good to see ya.</text:p>
      <text:p text:style-name="Standard">S 1: I’ve been looking forward to this moment.</text:p>
      <text:p text:style-name="Standard">C 1: Well, I’m eager to know what’s what with you.</text:p>
      <text:p text:style-name="Standard">S 2: (Looks down.) (Pause 8 seconds.) (Leans back.) Well, do you mean in terms of the</text:p>
      <text:p text:style-name="Standard">past year or right now?</text:p>
      <text:p text:style-name="Standard">1</text:p>
      <text:p text:style-name="Standard"><text:s/>This Sylvia, in session #4, is the same person as the client in the film “The Struggle for Self-Acceptance”</text:p>
      <text:p text:style-name="Standard">- session #5 with Sylvia.</text:p>
      <text:p text:style-name="Standard">Rogers’ Transcripts, Volume 12, Sylvia, 4th Interview, page 21</text:p>
      <text:p text:style-name="Standard">C 2: Oh, right now, whatever your concerns are in your present life. (S: Mhm hm) I</text:p>
      <text:p text:style-name="Standard">guess that’s what I’m interested in.</text:p>
      <text:p text:style-name="Standard">S 2: Well, um, (smiles) I come here with an agenda, (C: Okay.) like, of a particular thing</text:p>
      <text:p text:style-name="Standard">I’d like to discuss with you. (C: All right.) And, and I think that discussing it will be</text:p>
      <text:p text:style-name="Standard">helpful in terms of my, of my life.</text:p>
      <text:p text:style-name="Standard">C 2: Uh-huh. Then that’s what I’d like you to discuss.</text:p>
      <text:p text:style-name="Standard">S 3: Well, I think I’m doing very well in many ways, and I need to do some work,</text:p>
      <text:p text:style-name="Standard">(C: M-hm.) too. (C: M-hm.) And, uh, the most pressing thing with me is that I plan</text:p>
      <text:p text:style-name="Standard">to go to work in the fall, (C: Nods.) full-time, (C: Nods.) and have the care of both</text:p>
      <text:p text:style-name="Standard">of my sons. (C: Nods.) Without any support other than what I’m earning. (4 second</text:p>
      <text:p text:style-name="Standard">pause.) And I, and I, I don’t feel very upset about it, but I believe that deep down in</text:p>
      <text:p text:style-name="Standard">my body I’m really afraid. (Smiles.)</text:p>
      <text:p text:style-name="Standard">C 3: Are you afraid of the responsibility or, or what aspect of it is most frightening?</text:p>
      <text:p text:style-name="Standard">S 4: Well what, what seems most frightening as I think about it is coming home from</text:p>
      <text:p text:style-name="Standard">work very tired (C: M-hm.) and having, um, two little boys that need a lot. (C: Mhm.) (Her voice quivers.)</text:p>
      <text:p text:style-name="Standard">C 4: Will you really be able to be a mother to them when they, (hands Sylvia tissue box.)</text:p>
      <text:p text:style-name="Standard">when you come home from work. Hmmm?</text:p>
      <text:p text:style-name="Standard">S 5: Well, I’m sure I can do it (gets teary) because I, it’s done every day. And, uh, the</text:p>
      <text:p text:style-name="Standard">women I know an… who are trying to do that are having a really hard time. (C: Mhm.) (3 seconds pause.) And I’ve been thinking about talking about this problem</text:p>
      <text:p text:style-name="Standard">now with you. I haven’t really… I, I talk about in a heady way with my friends,</text:p>
      <text:p text:style-name="Standard">and, uh, I haven’t given myself any real support (C: M-hm.) with it. It’s a real fear I</text:p>
      <text:p text:style-name="Standard">Rogers’ Transcripts, Volume 12, Sylvia, 4th Interview, page 22</text:p>
      <text:p text:style-name="Standard">have, and it’ll probably be really hard. (C: M-hm.)</text:p>
      <text:p text:style-name="Standard"><text:soft-page-break/>[Carl: It’s interesting that, uh, because she had saved up this problem to talk about that</text:p>
      <text:p text:style-name="Standard">the moment she begins to talk about it she begins to, to, uh, get teary - that’s why I</text:p>
      <text:p text:style-name="Standard">reached for the, uh, Kleenex, which she didn’t use. But, uh, it’s evident that, uh, though</text:p>
      <text:p text:style-name="Standard">she may have talked about it in a, in an intellectual fashion to her friends, uh, it really</text:p>
      <text:p text:style-name="Standard">does have a lot of emotional import for her.]</text:p>
      <text:p text:style-name="Standard">[Sylvia: Well, I, I don’t know if it’s obvious to you but I started to cry when I said that</text:p>
      <text:p text:style-name="Standard">and you know why, you know, I was feeling a lot of sadness.]</text:p>
      <text:p text:style-name="Standard">C 5: (Talking at the same time) And you haven’t really had a chance to explore it in, in</text:p>
      <text:p text:style-name="Standard">depth; you’ve talked about it more on a, on the surface level.</text:p>
      <text:p text:style-name="Standard">S 5: Well, the exploring I’ve done is… (3 seconds pause) I decided for myself- well</text:p>
      <text:p text:style-name="Standard">simple, I’ll look for other single working mothers (C: Nods.) with young children</text:p>
      <text:p text:style-name="Standard">who are doing well. (C: M-hm.) And I’ll talk to them and see what they do. (C: Mhm.) So I started asking, asking my friends, asking some people I know, “Do you</text:p>
      <text:p text:style-name="Standard">know of this kind of person?” Well after about a month, (quiet laugh) I didn’t come</text:p>
      <text:p text:style-name="Standard">up with one, (C: Is that right?) one single woman taking care of young children and</text:p>
      <text:p text:style-name="Standard">working full-time who was doing very well (C: Nods.) and that scared me.</text:p>
      <text:p text:style-name="Standard">C 6: So the track record, the track record that the other people have, the other women</text:p>
      <text:p text:style-name="Standard">have makes you really concerned about will you be able to do it?</text:p>
      <text:p text:style-name="Standard">S 7: Well that substantiates my concern.</text:p>
      <text:p text:style-name="Standard">C 8: Yeah. Yeah.</text:p>
      <text:p text:style-name="Standard">S 9: I’ve had the concern. (C: Yeah. M-hm.) (Pause 8 seconds.) (C: M-hm.) I wish,</text:p>
      <text:p text:style-name="Standard">(smiles.) I keep wishing I could find some secrets to make it easier for myself. And</text:p>
      <text:p text:style-name="Standard">Rogers’ Transcripts, Volume 12, Sylvia, 4th Interview, page 23</text:p>
      <text:p text:style-name="Standard">the only secrets I can come up with are working half-time (C: Nods.) and being</text:p>
      <text:p text:style-name="Standard">really, like, no… (C: M-hm.) just barely, you know, paying rent and (C: M-hm.)</text:p>
      <text:p text:style-name="Standard">food and so forth and so on. (C: Mhm.) But, I do know how to do that (pauses) and</text:p>
      <text:p text:style-name="Standard">that may be what I decide to do.</text:p>
      <text:p text:style-name="Standard">C 9: It’s one possible option at any rate. Mhm.</text:p>
      <text:p text:style-name="Standard">S 10: But it seems like a real limited lifestyle.</text:p>
      <text:p text:style-name="Standard">C 10: It is clear to me from the, from the tears that came up the first that, that, uh, this is</text:p>
      <text:p text:style-name="Standard">something you feel a lot of concern about, isn’t it?</text:p>
      <text:p text:style-name="Standard">S 11: Oh, I feel I’m two things (crying). All alone (C: Mhm.) and somewhat doomed to</text:p>
      <text:p text:style-name="Standard">fail.</text:p>
      <text:p text:style-name="Standard">[Carl: I think, at this part, she was feeling, um, uh, quite discouraged after following a</text:p>
      <text:p text:style-name="Standard">very good plan. Some of the responses along here are almost mechanical, like, um, my</text:p>
      <text:p text:style-name="Standard">saying that’s another option. But then when I do pick up on the, uh, feeling that she had</text:p>
      <text:p text:style-name="Standard">exhibited at the first, it, uh, brings up fresh all of the feeling that’s, uh, stirred up around</text:p>
      <text:p text:style-name="Standard">that. And, uh, I think my response shows that I’m doing what I, what I customarily try to</text:p>
      <text:p text:style-name="Standard">do. It is to live in the client’s experience and to feel whatever she’s feeling. This is the</text:p>
      <text:p text:style-name="Standard">important thing to really go with the client into whatever feelings there are. And here I</text:p>
      <text:p text:style-name="Standard">really go with her into her sadness. At times I, uh, feel almost as though I’m speaking for</text:p>
      <text:p text:style-name="Standard">the client. And to me that’s, um, the relationship is good at those times. I feel as though,</text:p>
      <text:p text:style-name="Standard">uh, I’m in the client’s world. I’m saying things that she could be saying. And, uh, when</text:p>
      <text:p text:style-name="Standard">she says, “That’s right” it shows I have been right where she’s experiencing it.]</text:p>
      <text:p text:style-name="Standard">C 11: Mhm. Mhm. Mhm.</text:p>
      <text:p text:style-name="Standard">S 12: And, uh, (clears throat) doomed to fail, not that I will die or (C: Mhm.) anything. I</text:p>
      <text:p text:style-name="Standard">Rogers’ Transcripts, Volume 12, Sylvia, 4th Interview, page 24</text:p>
      <text:p text:style-name="Standard">think doomed to fail and to be there for my children (C: Mhm. Mhm.) in a</text:p>
      <text:p text:style-name="Standard">positive, cheerful, (C: Mhm.) warm, loving way. (C: Mhm. Mhm.) And being a</text:p>
      <text:p text:style-name="Standard">single parent, like I will be (C: Mhm.) their support system to a large extent. (C:</text:p>
      <text:p text:style-name="Standard">Mhm.) And it scares me to think of their main support as being exhausted (C:</text:p>
      <text:p text:style-name="Standard">Mhm.) and irritated (C: Mhm.) and (C: Mhm.) … (3 seconds pause.)</text:p>
      <text:p text:style-name="Standard"><text:soft-page-break/>C 13: You just feel, “I may not be able to make it. I may be doomed (Sylvia smiles and</text:p>
      <text:p text:style-name="Standard">nods.) to failure by the very circumstances.”</text:p>
      <text:p text:style-name="Standard">S 14: Right. (Nods.) (C: Mhm.) (10 second pause.) And talking about it this way I feel</text:p>
      <text:p text:style-name="Standard">two ways: Like, “Oh c’mon Sylvia. Everybody else is doing it too.” And on the</text:p>
      <text:p text:style-name="Standard">other hand, like, you’re willing to sit here and talk (laughs) about it with me (C:</text:p>
      <text:p text:style-name="Standard">Mhm.) and I appreciate that. (Voice breaks.)</text:p>
      <text:p text:style-name="Standard">C 14: Mhm. Mhm. But you don’t have to just tell yourself, “Oh, buck up, you can do it.”</text:p>
      <text:p text:style-name="Standard">It’s, it gives you a good chance to really…</text:p>
      <text:p text:style-name="Standard">S 15: (Takes Kleenex and wipes eyes.) Right. Well, I do do that, “Buck up, you can do</text:p>
      <text:p text:style-name="Standard">it.” I’ll do that plenty. But I don’t get much opportunity to, (C: Nods.) to be sad</text:p>
      <text:p text:style-name="Standard">with somebody about it. (C: Yeah.) How hard it (C: Yeah.) seems. (Crying.)</text:p>
      <text:p text:style-name="Standard">C 15: Yeah. Yeah. That’s the thing isn’t it? That to be all alone, with no support from</text:p>
      <text:p text:style-name="Standard">anybody, it sounds like…</text:p>
      <text:p text:style-name="Standard">S 16: Well, I mean (C: I mean…) there are people that (C: Yeah, I know but…) care</text:p>
      <text:p text:style-name="Standard">about me. (C: But…) There’s, like, no financial (C: Yeah.) support. (C: Mhm.)</text:p>
      <text:p text:style-name="Standard">And it’s not like I’ll have my mother next door, (C: Mhm.) or something like that.</text:p>
      <text:p text:style-name="Standard">C 16: You’ll be alone with a heavy burden and it is a sad prospect really.</text:p>
      <text:p text:style-name="Standard">S 17: (Nods head.) (Pause 3 seconds.) It feels sad. (C: Mhm. Mhm. Mhm.) And I get…</text:p>
      <text:p text:style-name="Standard">Rogers’ Transcripts, Volume 12, Sylvia, 4th Interview, page 25</text:p>
      <text:p text:style-name="Standard">when I, (pauses) I depress myself by thinking, “Well, oh, sure I can give up my</text:p>
      <text:p text:style-name="Standard">children.” And I think, “Well, I won’t do that.” Um, I’m seeing it as a black or</text:p>
      <text:p text:style-name="Standard">white thing (C: Mhm.) and I know that’s not reality.</text:p>
      <text:p text:style-name="Standard">C 17: (Nods.) But it feels like reality. That either you’d have to give up your children or,</text:p>
      <text:p text:style-name="Standard">or else (S: Mhm.) make a go of it.</text:p>
      <text:p text:style-name="Standard">S 18: But then I also feel suspicious of myself. Like, “Well, Sylvia, you’re used to so</text:p>
      <text:p text:style-name="Standard">much of getting your needs met.” Like, going out at night sometimes, (C: Mhm.)</text:p>
      <text:p text:style-name="Standard">um, having friends, (C: Mhm.) and, and having a social life and not being overtired.</text:p>
      <text:p text:style-name="Standard">(C: Mhm.) And then I see myself as pampered. (C: Nods and smiles.) And, uh, if I</text:p>
      <text:p text:style-name="Standard">just wasn’t so pampered, (laughs) things would be a lot better.</text:p>
      <text:p text:style-name="Standard">C 18: That’s when you kind of scold yourself, (: Uh-huh.) really. Mhm. Mhm. Mhm.</text:p>
      <text:p text:style-name="Standard">(pause 7 seconds) So that you really feel you’re gonna be hemmed in by that. I</text:p>
      <text:p text:style-name="Standard">mean, your life is gonna be constricted (S: Mhm.) a good deal. A lot of the things</text:p>
      <text:p text:style-name="Standard">you’ve been used to you just won’t have.</text:p>
      <text:p text:style-name="Standard">S 19: And want for myself.</text:p>
      <text:p text:style-name="Standard">C 19: And want for yourself. (S: Nods.) Uh-huh.</text:p>
      <text:p text:style-name="Standard">S 20: Yeah, that’s right.</text:p>
      <text:p text:style-name="Standard">C 20: So really it does look like a very tough period, doesn’t it?</text:p>
      <text:p text:style-name="Standard">S 21: Yep. It does. (pause 13 seconds) But, I like being able to be sad and complain about</text:p>
      <text:p text:style-name="Standard">how terrible I’m afraid it’s going to be then I can… like now I’m feeling like, and</text:p>
      <text:p text:style-name="Standard">I’m excited too, you know, about facing it.</text:p>
      <text:p text:style-name="Standard">C 21: Sort of a new phase of your life? Is it… it has excitement as well as dread in it, I</text:p>
      <text:p text:style-name="Standard">guess.</text:p>
      <text:p text:style-name="Standard">Rogers’ Transcripts, Volume 12, Sylvia, 4th Interview, page 26</text:p>
      <text:p text:style-name="Standard">S 21: (Nods.) Yeah about seeing what it will be like, (C: Mhm.) in fact. (C: Mhm.)</text:p>
      <text:p text:style-name="Standard">(Sighs).</text:p>
      <text:p text:style-name="Standard">[Sylvia: I smiled (C: Mhm .) a little bit there and I think that I was feeling like a relief of</text:p>
      <text:p text:style-name="Standard">tension or, um, I don’t know how to describe it but a relief of, of after crying and feeling</text:p>
      <text:p text:style-name="Standard">sad and then having that feeling pass (C: Mhm. to something else.]</text:p>
      <text:p text:style-name="Standard">[Carl: It’s, uh, it’s very often true that if, uh, I go with a client into sad or desperate or</text:p>
      <text:p text:style-name="Standard">negative feelings that (clears throat) then that satisfies that aspect of their experience</text:p>
      <text:p text:style-name="Standard">and then they can move on to something else. So that it’s very common to have positive</text:p>
      <text:p text:style-name="Standard">feelings, uh, follow, uh, very, uh, negative ones. Also I might just comment here that, uh,</text:p>
      <text:p text:style-name="Standard"><text:soft-page-break/>these pauses seemed very brief to me, uh, but to some therapists, to some counselors, uh,</text:p>
      <text:p text:style-name="Standard">a pause is very hard to bear. I don’t find pauses hard to bear. This was her silence and</text:p>
      <text:p text:style-name="Standard">I was willing to let her have it and to speak up when she was ready. During those</text:p>
      <text:p text:style-name="Standard">pauses, I’m very quiet inside. Um, I really am quite content to wait. Uh, sometimes I am</text:p>
      <text:p text:style-name="Standard">reviewing what she has been experiencing. Um, but I’m not, uh, I’m not trying to look</text:p>
      <text:p text:style-name="Standard">ahead, and I’m not thinking about the process. I’m just trying to feel it as it might be</text:p>
      <text:p text:style-name="Standard">going on in her.]</text:p>
      <text:p text:style-name="Standard">C 21: It will be a new adventure but it’s one that, uh, you feel different ways about.</text:p>
      <text:p text:style-name="Standard">S 22: Mhm. Yeah. So that’s, that’s what I think about the most, in terms of a problem</text:p>
      <text:p text:style-name="Standard">area. (C: Mhm. Mhm.) Like, the (smiles) way I started crying it seemed like I just</text:p>
      <text:p text:style-name="Standard">couldn’t wait to get here and cry about it. (C: Mhm. Mhm. Mhm.) It was a little</text:p>
      <text:p text:style-name="Standard">dramatic that way.</text:p>
      <text:p text:style-name="Standard">C 22: ‘Cos it is…well, it is, it is a real sad prospect. And one, I guess, that you don’t let</text:p>
      <text:p text:style-name="Standard">out too much to other people, the sad side of it.</text:p>
      <text:p text:style-name="Standard">Rogers’ Transcripts, Volume 12, Sylvia, 4th Interview, page 27</text:p>
      <text:p text:style-name="Standard">S 23: Right, I don’t do that (C: Nods.) very well. I, (C: Mhm.) I am busy being strong</text:p>
      <text:p text:style-name="Standard">(C: Mhm.) unconsciously. Or I’m also busy being depressed. (C: Mhm.) (Sylvia</text:p>
      <text:p text:style-name="Standard">smiles) I’ve learned well. I believe being sad and scared are more dealing with (C:</text:p>
      <text:p text:style-name="Standard">Mhm. Mmm.) the problem.</text:p>
      <text:p text:style-name="Standard">C 23: Mhm. Yeah being, being frightened of what you’re taking on and sad of what</text:p>
      <text:p text:style-name="Standard">you’re losing for yourself. (S: Nods.) Those are two very real (S: Hmm.) feelings.</text:p>
      <text:p text:style-name="Standard">S 24: And I, (pauses) I also think that part of my fear and excitement is that I’ll be doing</text:p>
      <text:p text:style-name="Standard">something different. Like, I’ve never worked (C: Nods.) in, in my profession (C:</text:p>
      <text:p text:style-name="Standard">Mhm. Mhm.) and been like a confident, (C: Mhm.) single woman with young</text:p>
      <text:p text:style-name="Standard">children (C: Mhm.) who are doing well. (C: Mhm.) And it’s like, um, that’s what I</text:p>
      <text:p text:style-name="Standard">want for myself. (C: Mhm.) (Sylvia laughs.)</text:p>
      <text:p text:style-name="Standard">C 24: It’s a goal you’ve been working toward. (S: Nods.) Mhm. (3 seconds pause.) I</text:p>
      <text:p text:style-name="Standard">wonder sort of how do your children feel about this?</text:p>
      <text:p text:style-name="Standard">[Carl: Here I simply, um, followed my impulse because I found myself thinking about her</text:p>
      <text:p text:style-name="Standard">children, I raised that question with her. Uh, whether that was a good move or not from</text:p>
      <text:p text:style-name="Standard">a counseling point of view is, uh, hard to say until we see what happens next. You might</text:p>
      <text:p text:style-name="Standard">think in viewing this that, uh, I had, uh, thought about what was going on and decided,</text:p>
      <text:p text:style-name="Standard">“Here’s a, uh, here’s a piece that’s missing. Here’s something she hasn’t talked about.”</text:p>
      <text:p text:style-name="Standard">Actually that’s not the process that goes on in me. Uh, I try to be open to whatever wells</text:p>
      <text:p text:style-name="Standard">up in me and to say that, to, to act more, uh, from my inner feelings then from, from</text:p>
      <text:p text:style-name="Standard">thinking about the process.]</text:p>
      <text:p text:style-name="Standard">S 25: Well, my youngest son wants me to go work (C: Nods.) so that we can have more</text:p>
      <text:p text:style-name="Standard">(C: Mhm.) money and so that he can have more spending money. And, uh, my</text:p>
      <text:p text:style-name="Standard">Rogers’ Transcripts, Volume 12, Sylvia, 4th Interview, page 28</text:p>
      <text:p text:style-name="Standard">oldest son has not, at this time, agreed to live with me yet. (C: Mmm.) But I’m</text:p>
      <text:p text:style-name="Standard">preparing (C: Mhm.) with the hopes that he will at that time. (C: Mhm.) He is</text:p>
      <text:p text:style-name="Standard">living with… he will be living with me the rest of the summer.</text:p>
      <text:p text:style-name="Standard">C 25: Mhm. So that’s another new part of the…</text:p>
      <text:p text:style-name="Standard">S 26: And my oldest son and I have a very strained relationship. He hasn’t been living</text:p>
      <text:p text:style-name="Standard">with me the last two years. And so that’s gonna be another difficult part of what</text:p>
      <text:p text:style-name="Standard">I’m talking about (C: Mhm.) is, um, at the same time needing and wanting to</text:p>
      <text:p text:style-name="Standard">improve my relationship with Senate (C: Mhm.) and hoping there’ll be money for</text:p>
      <text:p text:style-name="Standard">counseling. I’m hoping (C: Mhm.) that we can do work with a third party or in (C:</text:p>
      <text:p text:style-name="Standard">Mhm.) a, uh, family group of some sort (C: Mhm.) because I believe that we’ll</text:p>
      <text:p text:style-name="Standard">need help. (C: Mhm.) And, uh, so that’s, that, that part of the fall or the coming</text:p>
      <text:p text:style-name="Standard">year scares me too about feeling so alienated from Senate.</text:p>
      <text:p text:style-name="Standard">C 26: “Will he, will he really accept me as a mother?”</text:p>
      <text:p text:style-name="Standard"><text:soft-page-break/>[Sylvia: Well, he says, “Will he really accept as a mother” to me that is showing me he is</text:p>
      <text:p text:style-name="Standard">listening to what I’m saying. (C: Mhm.) And that even, um, (pauses) I don’t know if it</text:p>
      <text:p text:style-name="Standard">was or not at that time but it could be very easily have been a, a helper to me to help me</text:p>
      <text:p text:style-name="Standard">focus with what I was, um, wrestling with in terms of understanding or clarifying for</text:p>
      <text:p text:style-name="Standard">myself what I was thinking about it.]</text:p>
      <text:p text:style-name="Standard">S 27: (Phone rings) As his mother, (C: Yeah.) as someone who loves him (C: Mhm.) and</text:p>
      <text:p text:style-name="Standard">cares about him.</text:p>
      <text:p text:style-name="Standard">C 27: So that’s a concern to ya, too.</text:p>
      <text:p text:style-name="Standard">S 28: (Nods.) (3 seconds pause.) Mhm. And can we get along? Can we live together? We</text:p>
      <text:p text:style-name="Standard">haven’t lived together, and he’s lived in a very different lifestyle.</text:p>
      <text:p text:style-name="Standard">Rogers’ Transcripts, Volume 12, Sylvia, 4th Interview, page 29</text:p>
      <text:p text:style-name="Standard">C 28: “Can we really form a relationship of the kind that both of us would like?”</text:p>
      <text:p text:style-name="Standard">S 29: Pardon?</text:p>
      <text:p text:style-name="Standard">C 29: Your asking yourself, “Can we really form a relationship that both of us will like?”</text:p>
      <text:p text:style-name="Standard">S 30: (Nods.) Mhm. Yeah, and be happy and, (C: Mhm.) yeah… (8 seconds pause.)</text:p>
      <text:p text:style-name="Standard">(Smiles.) That’s an important… I hadn’t thought of that on my own, but you</text:p>
      <text:p text:style-name="Standard">mentioning my children (C: Mhm.) brings up the part about Senate, which is a</text:p>
      <text:p text:style-name="Standard">very important part of what I think about. (C: Mhm.) And I’m happy I’ll have him</text:p>
      <text:p text:style-name="Standard">with us (C: Nods.) during the summer and we’ll be able to have time.</text:p>
      <text:p text:style-name="Standard">C 30: You can get a start on that. Mhm.</text:p>
      <text:p text:style-name="Standard">S 31: Mhm. Yeah. (C: Mhm.) When I’m not working, (smiles and nods) for example.</text:p>
      <text:p text:style-name="Standard">(Pause 24 seconds.) Well, I felt awfully rigid about this upcoming filming. (C:</text:p>
      <text:p text:style-name="Standard">Nods.) I felt it in my body a lot. And I feel, I felt more relaxed since we started.</text:p>
      <text:p text:style-name="Standard">C 31: Mhm. Mhm. (Pause 4 seconds.) It’s a really difficult thing.</text:p>
      <text:p text:style-name="Standard">S 32: Mhm. (Pauses.) Right, and just the same it’s exciting (C: Mhm.) to come (C:</text:p>
      <text:p text:style-name="Standard">Mhm.) on this trip and to see you again (C: Mhm.) and it’s also frightening a lot.</text:p>
      <text:p text:style-name="Standard">(C: Mhm.) Ya know, who’s gonna see it? And what are they gonna think? (C:</text:p>
      <text:p text:style-name="Standard">Mhm.) And what’s it gonna look like? (C: Mhm.) Am I, am I being hard on</text:p>
      <text:p text:style-name="Standard">myself or am I being good to myself? I don’t know - to put myself in this position</text:p>
      <text:p text:style-name="Standard">(C: Yeah.) is what I mean.</text:p>
      <text:p text:style-name="Standard">C 32: Yeah. (Pause.) You have quite a little of conflict about, “Should I really be doing</text:p>
      <text:p text:style-name="Standard">this? Who, who will see it? (S: Nods.) What will they say? Am I wise?”</text:p>
      <text:p text:style-name="Standard">S 33: Uh-huh. What’s it gonna be? What’s the finished project, gonna be? (C: Mhm.)</text:p>
      <text:p text:style-name="Standard">(Clears throat.) Will I ever see it? (C: Mhm.) (Both smile.) (10 second pause.)</text:p>
      <text:p text:style-name="Standard">Rogers’ Transcripts, Volume 12, Sylvia, 4th Interview, page 30</text:p>
      <text:p text:style-name="Standard">[Sylvia: To put myself in a position, um, where I’ll be… I was disclosing very private</text:p>
      <text:p text:style-name="Standard">things about myself where other people, I have no idea who all, may be viewing this and</text:p>
      <text:p text:style-name="Standard">making their own judgments, and, um, exposing myself, (clears throat) that seems hard</text:p>
      <text:p text:style-name="Standard">and, uh, being good to myself, being willing to go through the hardness for the</text:p>
      <text:p text:style-name="Standard">opportunity of learning and experience of Carl. That, I think, is being very good for</text:p>
      <text:p text:style-name="Standard">myself.]</text:p>
      <text:p text:style-name="Standard">[Carl: Sylvia has been quite aware of the filming but has had what I believe is a very</text:p>
      <text:p text:style-name="Standard">good attitude toward it. Uh, that she hopes that by being as natural as she can in the</text:p>
      <text:p text:style-name="Standard">interviews, she’ll be making a contribution to the counseling field. Both in the interviews</text:p>
      <text:p text:style-name="Standard">a year ago and clearly in this interview, the relationship with me has been very important</text:p>
      <text:p text:style-name="Standard">to Sylvia.]</text:p>
      <text:p text:style-name="Standard">C 33: (Pause 10 seconds.) Looks to me as though your eyes are saying something, but I</text:p>
      <text:p text:style-name="Standard">don’t know what. (Smiles and laughs.)</text:p>
      <text:p text:style-name="Standard">S 34: Well, I’m thinking about how moved I’ve been when I’ve heard your voice a few</text:p>
      <text:p text:style-name="Standard">times over the past year. (C: Hmm.) And now I’m here.</text:p>
      <text:p text:style-name="Standard">C 34: That made a…</text:p>
      <text:p text:style-name="Standard">S 35: I wanna take it in – (C: Mhm.) being here.</text:p>
      <text:p text:style-name="Standard"><text:soft-page-break/>C 35: Mhm. (Pause 3 seconds.) I guess you’re saying that I mean a good deal to you.</text:p>
      <text:p text:style-name="Standard">S 36: Well, this time with you. (Nods.) Yes, you, mhm. (Smiles) (Pause 12 seconds) I’m</text:p>
      <text:p text:style-name="Standard">thinking about what I want to talk about or I’m feeling kind of empty right now</text:p>
      <text:p text:style-name="Standard">about talking. (Pause 5 seconds.)</text:p>
      <text:p text:style-name="Standard">C 36: Can you tell me what I do mean to you?</text:p>
      <text:p text:style-name="Standard">S 37: (Smiles.) Yes, I can. (Pause 8 seconds.) Well, (Pause 4 seconds) I think the best</text:p>
      <text:p text:style-name="Standard">Rogers’ Transcripts, Volume 12, Sylvia, 4th Interview, page 31</text:p>
      <text:p text:style-name="Standard">thing that I like to think about you is that as I understand your writings, I have not</text:p>
      <text:p text:style-name="Standard">read very much that you’ve written, but that you have, that you live what you write</text:p>
      <text:p text:style-name="Standard">about. And my understanding of a lot of popular writers are they write one thing</text:p>
      <text:p text:style-name="Standard">and somehow they just don’t quite live that. They live something very different.</text:p>
      <text:p text:style-name="Standard">And so I think of you as, (laughs) um, (pauses) wonderful in that way and not,</text:p>
      <text:p text:style-name="Standard">uh… (Pause 3 seconds.)</text:p>
      <text:p text:style-name="Standard">C 37: But what does that mean to you?</text:p>
      <text:p text:style-name="Standard">S 38: (Sighs.) (Pause 3 seconds.) Well that it’s what I would like to be more: (C: Mhm.</text:p>
      <text:p text:style-name="Standard">Mhm.) to have values and be able to, to do them (pauses) and to live them.</text:p>
      <text:p text:style-name="Standard">C 38: (Pause 4 seconds.) You’d like to have a good match between your life (S: Mhm.)</text:p>
      <text:p text:style-name="Standard">and what you believe (S: Mhm. Mhm.) and value.</text:p>
      <text:p text:style-name="Standard">S 39: (Pause 3 seconds.) And what I also sense about you is, uh, like “patience” isn’t the</text:p>
      <text:p text:style-name="Standard">right word, but I see you as being comfortable with yourself so much so that</text:p>
      <text:p text:style-name="Standard">whatever I or anyone else says or does, doesn’t (pause 3 seconds) get you uptight.</text:p>
      <text:p text:style-name="Standard">C 39: (Laughs.)</text:p>
      <text:p text:style-name="Standard">S 40: (Laughing.) And maybe it does. (C: Mhm.) Sometimes it probably does ‘cause</text:p>
      <text:p text:style-name="Standard">you’re a human being.</text:p>
      <text:p text:style-name="Standard">C 40: It certainly does, that’s right.</text:p>
      <text:p text:style-name="Standard">S 41: But it doesn’t seem like it does (C: Mhm. Mhm.) too much.</text:p>
      <text:p text:style-name="Standard">[Carl: I really was not quite accepting of her, uh, of her feeling that, uh, in the</text:p>
      <text:p text:style-name="Standard">relationship I clearly was not uptight. It strikes me that what she’s saying here is, uh,</text:p>
      <text:p text:style-name="Standard">practically a, uh, statement of the, uh, attitudes that, uh, we have found most effective in</text:p>
      <text:p text:style-name="Standard">therapy. She’s saying that she experiences me as being genuine. Uh, she experiences me</text:p>
      <text:p text:style-name="Standard">Rogers’ Transcripts, Volume 12, Sylvia, 4th Interview, page 32</text:p>
      <text:p text:style-name="Standard">as caring about her. Uh, and I think it’s quite clear that she feels that I understand her</text:p>
      <text:p text:style-name="Standard">empathically. And those are the elements that, uh, both in experience and in research</text:p>
      <text:p text:style-name="Standard">have shown up as being the most, uh, potent elements in a counseling relationship.]</text:p>
      <text:p text:style-name="Standard">S 42: And I like that. I would like to be more present (C: Nods.) and, and comfortable</text:p>
      <text:p text:style-name="Standard">with myself so that other people, including my children and so forth and so on,</text:p>
      <text:p text:style-name="Standard">could do what they do, and that I could be able to be a source of support and not be</text:p>
      <text:p text:style-name="Standard">personally threatened (C: Mhm. Mhm. Mhm.) by this little thing and that little</text:p>
      <text:p text:style-name="Standard">thing.</text:p>
      <text:p text:style-name="Standard">C 42: And that, that has meaning to me. You’d like to be sufficiently accepting of</text:p>
      <text:p text:style-name="Standard">yourself, that then you can be comfortable with what your children do or what</text:p>
      <text:p text:style-name="Standard">other people do (S: Nods.) and not, uh, (S: Mhm.) not feel frightened, (S: Hmm.)</text:p>
      <text:p text:style-name="Standard">thrown off balance.</text:p>
      <text:p text:style-name="Standard">S 43: (Nods.) Mhm. And I’ve enjoyed through the year in the few letters that I’ve gotten</text:p>
      <text:p text:style-name="Standard">from you, your warmth, and interest in me, in my life. I’ve liked that a lot from</text:p>
      <text:p text:style-name="Standard">(C: Mhm.) you. And at the time those letters were written we had no plans to (C:</text:p>
      <text:p text:style-name="Standard">No.) make a movie (C: No.) or all that stuff so that was really enjoyable. (Pause 5</text:p>
      <text:p text:style-name="Standard">seconds.) Do you feel answered well?</text:p>
      <text:p text:style-name="Standard">C 43: Yeah. Mhm. Mhm. (Pause 15 seconds.) And I’m interested enough in you to</text:p>
      <text:p text:style-name="Standard">know of any other things in your life that are important to you or that, uh, that are</text:p>
      <text:p text:style-name="Standard">difficult for ya, or whatever.</text:p>
      <text:p text:style-name="Standard">S 44: (Pause 15 seconds.) Well, I’d like to go one of two ways. I don’t know which yet.</text:p>
      <text:p text:style-name="Standard"><text:soft-page-break/>Uh, one way would be back to the single working mother business. I’m not sure</text:p>
      <text:p text:style-name="Standard">where we might go with that, but I know it’s a big thing for me. And another way</text:p>
      <text:p text:style-name="Standard">Rogers’ Transcripts, Volume 12, Sylvia, 4th Interview, page 33</text:p>
      <text:p text:style-name="Standard">would be to go with the difficulty I see myself in having with my relationships</text:p>
      <text:p text:style-name="Standard">with men. (C: Mhm. Mmm.) (Pause 3 seconds.) I do so much analyzing (smiles)</text:p>
      <text:p text:style-name="Standard">that I, I feel like throwing up my hands. “What’s the use of even talking about it?”</text:p>
      <text:p text:style-name="Standard">But I…</text:p>
      <text:p text:style-name="Standard">C 44: But you do have (S: I…) difficulties in…</text:p>
      <text:p text:style-name="Standard">S 45: Yeah. I’ll, I’ll go with the men. (C: Okay.) And that’s the most frightening thing</text:p>
      <text:p text:style-name="Standard">for me to talk about (C: Mhm.) on this film because people that I know will</text:p>
      <text:p text:style-name="Standard">probably be seeing this (C: Mhm.) and men that I know. (4 second pause.) I see</text:p>
      <text:p text:style-name="Standard">myself, uh, and this, this is real scattered in my mind. (Sighs.) Scattered, (smiles)</text:p>
      <text:p text:style-name="Standard">and looking every which way. (C: Mhm.) Well, I see myself making acquaintance</text:p>
      <text:p text:style-name="Standard">with men, many men, I mean not just one man (C: Mhm.) and spending some time</text:p>
      <text:p text:style-name="Standard">with that person. And then, um, feeling that they lost interest in me or that I turned</text:p>
      <text:p text:style-name="Standard">them off. And I tell myself things like, “You can’t expect every man you meet to</text:p>
      <text:p text:style-name="Standard">fall in love with you.” (C: Mhm.) And, um, let’s see, (smiles) what else? (C: But</text:p>
      <text:p text:style-name="Standard">you feel that you…) Oh and then I’ll tell myself all these reasonable… “Of course</text:p>
      <text:p text:style-name="Standard">this man doesn’t like me because I’m this and I’m that and.…” But, I don’t very</text:p>
      <text:p text:style-name="Standard">often feel the disappointment and confusion about “Well I had a good time with</text:p>
      <text:p text:style-name="Standard">that man.” And it seems to me like he must not have had a good time with me</text:p>
      <text:p text:style-name="Standard">because I didn’t hear from him again, or I did and things went such and such a</text:p>
      <text:p text:style-name="Standard">way. And, uh…</text:p>
      <text:p text:style-name="Standard">C 45: Sounds like it seems kind of mysterious to you. (S: Uh-huh.) Why the men lose</text:p>
      <text:p text:style-name="Standard">interest in you.</text:p>
      <text:p text:style-name="Standard">S 46: Uh-huh. And then I have feedback from one person, one man friend of mine, who</text:p>
      <text:p text:style-name="Standard">Rogers’ Transcripts, Volume 12, Sylvia, 4th Interview, page 34</text:p>
      <text:p text:style-name="Standard">says that I create, ya know I turn people off, men, myself. And so it’s like it’s all,</text:p>
      <text:p text:style-name="Standard">it’s all my doing anyway. (C: Mhm.) But I have felt lately impotent about how to,</text:p>
      <text:p text:style-name="Standard">(Pause 7 seconds.) how to have a successful long rel- long lasting relationship with</text:p>
      <text:p text:style-name="Standard">a man. Successful, I don’t mean perfect, I mean (C: Yeah. Mhm.) workable. (C:</text:p>
      <text:p text:style-name="Standard">Mhm.) And, uh, I think workable is successful (C: Mhm.) these days. (Smiles.)</text:p>
      <text:p text:style-name="Standard">Yeah.</text:p>
      <text:p text:style-name="Standard">C 46: Well, that’s a part of your life in which you just haven’t had the kind of, um,</text:p>
      <text:p text:style-name="Standard">success that you wish you had had. Mhm. Mhm. An important lack in some way.</text:p>
      <text:p text:style-name="Standard">S 47: (Nods.) Now I’m remembering we talked about this before.</text:p>
      <text:p text:style-name="Standard">C 47: A little bit.</text:p>
      <text:p text:style-name="Standard">S 48: A little bit, right. (Sighs.) (Pause 7 seconds.) And I do that, the kind of analyzing</text:p>
      <text:p text:style-name="Standard">that ‘”Well I have all these habits like, uh, I, um, I like to be by myself, I’m not</text:p>
      <text:p text:style-name="Standard">real generous and outgoing (C: Nods.) and taking care of, of people that I meet.”</text:p>
      <text:p text:style-name="Standard">And the woman that I live with says that she doesn’t see me doing that at all like,</text:p>
      <text:p text:style-name="Standard">“Oh come in I’ll fix you dinner, I’ll do this, I’ll do that.” Like I don’t do that. (C:</text:p>
      <text:p text:style-name="Standard">Nods) And, and so I’m confused about do I need to do that to be in a close</text:p>
      <text:p text:style-name="Standard">relationship? It doesn’t seem to me like I should (C: Mhm.) need to sell out to be</text:p>
      <text:p text:style-name="Standard">um enjoyed and wanted.</text:p>
      <text:p text:style-name="Standard">C 48: I gather what you mean by “selling out” is that if you, if you really put yourself out</text:p>
      <text:p text:style-name="Standard">in kind of an artificial way, you don’t want that. Is that what you’re saying?</text:p>
      <text:p text:style-name="Standard">[Carl: This is a good example of a client experiencing confusion. And, uh, she tries to be,</text:p>
      <text:p text:style-name="Standard">to talk about it rationally. But it’s clear that what she is experiencing is just confusion</text:p>
      <text:p text:style-name="Standard">itself. I feel this could have been a better response had I really heard her feeling that she</text:p>
      <text:p text:style-name="Standard">Rogers’ Transcripts, Volume 12, Sylvia, 4th Interview, page 35</text:p>
      <text:p text:style-name="Standard">is powerless in, her, uh, relationships with men that she simply doesn’t have what it takes</text:p>
      <text:p text:style-name="Standard"><text:soft-page-break/>to build a workable relationship. I believe this feeling that, uh, “I have some fundamental</text:p>
      <text:p text:style-name="Standard">lack in myself” is one of the commonest feelings that one meets in counseling situations.</text:p>
      <text:p text:style-name="Standard">Almost all of us at times feel “there must be some terrible flaw in me or I wouldn’t have</text:p>
      <text:p text:style-name="Standard">such problems in my life.”]</text:p>
      <text:p text:style-name="Standard">S 49: Yes, if I do all these things for a man, so then he’ll want me.</text:p>
      <text:p text:style-name="Standard">C 49: Mhm. Kind of buying his favor, (S: Nods. Mhm.) as it were. And you just don’t</text:p>
      <text:p text:style-name="Standard">see yourself doing that. Don’t wanna do that.</text:p>
      <text:p text:style-name="Standard">S 50: Or wanting to do it. (C: Mhm. Mhm.) (S: Nods.) And then I… another question,</text:p>
      <text:p text:style-name="Standard">hard question, I ask myself is, “Well, I’m choosing men to relate to that don’t know</text:p>
      <text:p text:style-name="Standard">how to give in the way that I want to be given to.” (C: Mhm. Mhm.) And then I try</text:p>
      <text:p text:style-name="Standard">(smiles) to figure that one out. (C: Mhm.) “Oh simple, I’m choosing, that just</text:p>
      <text:p text:style-name="Standard">means I need to choose differently.” (C: Mhm.) And then I look around and it</text:p>
      <text:p text:style-name="Standard">doesn’t seem so simple.</text:p>
      <text:p text:style-name="Standard">C 50: Mhm. You say you’re trying to analyze and analyze and analyze what, “what lack</text:p>
      <text:p text:style-name="Standard">in me?” or “you know what lack in me?’ I guess your asking yourself mostly,</text:p>
      <text:p text:style-name="Standard">“What lack in me keeps, (S: Hmm.) keeps me from having a lasting (S: Mhm.)</text:p>
      <text:p text:style-name="Standard">relationship with men?”</text:p>
      <text:p text:style-name="Standard">S 51: And one thing that now I’m recalling that really frightened me was I was talking- I</text:p>
      <text:p text:style-name="Standard">lived with my husband for eight years (C: Nods.) and I felt rejected by him and I</text:p>
      <text:p text:style-name="Standard">left him. (C: Nods.) And I left him for a man I was very much in love with that</text:p>
      <text:p text:style-name="Standard">I’ve been very close to (C: Mhm.) for five years. But he’s also… like, I moved</text:p>
      <text:p text:style-name="Standard">away from him but I felt left (smiles) by him also. And so this man friend of mine</text:p>
      <text:p text:style-name="Standard">Rogers’ Transcripts, Volume 12, Sylvia, 4th Interview, page 36</text:p>
      <text:p text:style-name="Standard">said to me, “Well, what’s wrong with you that you can’t keep a man?” And that,</text:p>
      <text:p text:style-name="Standard">uh, that really scared me inside because when I look at the situation in a practical,</text:p>
      <text:p text:style-name="Standard">sensible way that doesn’t seem like reality. (C: Mhm.) But then I don’t know</text:p>
      <text:p text:style-name="Standard">maybe it’s true.</text:p>
      <text:p text:style-name="Standard">C 51: But that her saying that (S: He.) he saying that, (S: Uh-huh.) uh, really does touch</text:p>
      <text:p text:style-name="Standard">something in you. “Is there something wrong with me (S: Uh-huh.) that I….“</text:p>
      <text:p text:style-name="Standard">S 52: That I don’t see. (C: Mhm.) And, and, uh, just the fact that it touched me so much</text:p>
      <text:p text:style-name="Standard">shows me that there’s something there.</text:p>
      <text:p text:style-name="Standard">C 52: Mhm. It, (S: Sighs.) it wouldn’t bother you that much, or you wouldn’t think so</text:p>
      <text:p text:style-name="Standard">much about it if there wasn’t something in you that that refers to.</text:p>
      <text:p text:style-name="Standard">S 53: Mhm. (Nods.) And I, (sighs) I see my mother that way a lot, that my mother not</text:p>
      <text:p text:style-name="Standard">being able to have a successful relationship with a man and so that’s been my</text:p>
      <text:p text:style-name="Standard">model and… (Pause 3 seconds) like, why can’t…</text:p>
      <text:p text:style-name="Standard">C 53: You’re saying, “Maybe, maybe I’m just following the same pattern as my mother.”</text:p>
      <text:p text:style-name="Standard">S 54: Mhm. Well, I am in that respect and I don’t like it. (C: Mhm.) And I’m not willing</text:p>
      <text:p text:style-name="Standard">to do a bunch of crummy stuff that I… (C: Mhm.) (Pause 6 seconds.) So, right now</text:p>
      <text:p text:style-name="Standard">(smiles) I’m living alone (C: Mhm.) and I’m not doing any crummy stuff. (C:</text:p>
      <text:p text:style-name="Standard">Mhm.) And I also have some very nice relationships. It’s (smiles) those shades of</text:p>
      <text:p text:style-name="Standard">black and white. (Pause 8 seconds.) But I do feel a lot of confusion about building</text:p>
      <text:p text:style-name="Standard">an intimate relationship. (C: Mhm.) A monogamous type (C: Mhm. Mhm.) or</text:p>
      <text:p text:style-name="Standard">primary…</text:p>
      <text:p text:style-name="Standard">C 54: So you can have good times and all that, but still there is this nagging question or</text:p>
      <text:p text:style-name="Standard">these nagging questions, “Am I just following my mother’s pattern?” “What is</text:p>
      <text:p text:style-name="Standard">Rogers’ Transcripts, Volume 12, Sylvia, 4th Interview, page 37</text:p>
      <text:p text:style-name="Standard">wrong with me that I don’t have a permanent relationship with a man?”</text:p>
      <text:p text:style-name="Standard">[Sylvia: I don’t ever recall feeling like Carl wasn’t understanding me or… because if I</text:p>
      <text:p text:style-name="Standard">did have that feeling there was something I could do about it right then and there in</text:p>
      <text:p text:style-name="Standard">terms of helping him to better understand me, so then I did feel understood. His intention</text:p>
      <text:p text:style-name="Standard">was to very much to be with me and, uh, if I got the sense that he wasn’t that we could</text:p>
      <text:p text:style-name="Standard"><text:soft-page-break/>talk about that.]</text:p>
      <text:p text:style-name="Standard">[Carl: I think this interview is a good example of the fact that, uh, when the relationship</text:p>
      <text:p text:style-name="Standard">is good, the client is able to take more and more risks. Sylvia begins with material which</text:p>
      <text:p text:style-name="Standard">is quite present in her awareness, and yet by the end of the interview she is dipping into</text:p>
      <text:p text:style-name="Standard">material which she doesn’t understand, which she’s a little bit fearful of expressing. Uh,</text:p>
      <text:p text:style-name="Standard">She has gone several levels deeper during the interview and to me that’s, uh, the mark of</text:p>
      <text:p text:style-name="Standard">a process of therapy that in the long run will be successful. Perhaps through this whole</text:p>
      <text:p text:style-name="Standard">interview, it’s evident that, uh, following the client’s experiencing, being a companion to</text:p>
      <text:p text:style-name="Standard">the client in whatever, uh, is going on in her does lead to opening up new, uh, areas of</text:p>
      <text:p text:style-name="Standard">concern, new explorations, leads her into new, uh, territories.]</text:p>
      <text:p text:style-name="Standard">Rogers’ Transcripts, Volume 12, Sylvia, 4th Interview, page 38</text:p>
      <text:p text:style-name="Standard">This transcript is available for purposes of research, study and teaching. It may</text:p>
      <text:p text:style-name="Standard">not be sold.</text:p>
      <text:p text:style-name="Standard">In this interview the responses of the therapist (C) (Carl Rogers), and the client</text:p>
      <text:p text:style-name="Standard">(S) (Sylvia) are numbered for easy reference.</text:p>
      <text:p text:style-name="Standard">Carl Rogers Demonstrates Client-Centered Therapy</text:p>
      <text:p text:style-name="Standard">Transcription from the Video of the Film</text:p>
      <text:p text:style-name="Standard">"Struggle for Acceptance”</text:p>
      <text:p text:style-name="Standard">Session 5 with Sylvia - 1975</text:p>
      <text:p text:style-name="Standard">[Source: Whiteley, J. M. (1975). The struggle for self-acceptance.]</text:p>
      <text:p text:style-name="Standard">[Commentaries are typed in brackets and italics to distinguish from the actual interview.]</text:p>
      <text:p text:style-name="Standard">Carl Commentary 1: [This is my fifth interview with Sylvia. The fourth interview had</text:p>
      <text:p text:style-name="Standard">been held on the previous day. Prior to that there had been the three interviews a year</text:p>
      <text:p text:style-name="Standard">earlier. The interview will be shown as it was recorded, but with comments both from</text:p>
      <text:p text:style-name="Standard">Sylvia and from myself at points where we felt we wished to clarify what was going</text:p>
      <text:p text:style-name="Standard">on,uh, or to make some comment about what was going on.]</text:p>
      <text:p text:style-name="Standard">Carl: Well, where would you like to start this morning?</text:p>
      <text:p text:style-name="Standard">Sylvia1: Well, uh, I want to tell you about something that I've been thinking about and</text:p>
      <text:p text:style-name="Standard">that’s it's a, a sharing more than (C: M-hm.) telling you a problem. (C: M-hm.)</text:p>
      <text:p text:style-name="Standard">C Commentary 2: [So often clients and counselors get the feeling that, uh, the</text:p>
      <text:p text:style-name="Standard">relationship is one which must be filled only with problems. Uh, Sylvia gives a little</text:p>
      <text:p text:style-name="Standard">indication of that, this is just a sharing, it's not a problem.]</text:p>
      <text:p text:style-name="Standard">S1 (continued): And that is I’ve just recently noticed in myself that I've been learning.</text:p>
      <text:p text:style-name="Standard">(She laughs a little.) (C: M-hm.) And that's a big deal. Uh, I hear people say all the</text:p>
      <text:p text:style-name="Standard">time, “Oh, I've learned so much, I learned this and I learned that and that was such a</text:p>
      <text:p text:style-name="Standard">learning experience.” And I, all these years that I've been grown up, I haven't felt any</text:p>
      <text:p text:style-name="Standard">learning, and I feel, “Well, what did you learn and how did you know that you</text:p>
      <text:p text:style-name="Standard">learned it?” And it was a mystery to me. (C: M-hm.) And just the last few weeks, or</text:p>
      <text:p text:style-name="Standard">actually I've been realizing in the last year mainly is that I’ve learned some things (C:</text:p>
      <text:p text:style-name="Standard">M-hm.) and I know I've learned them and I, I know that, okay, that I'm at this point</text:p>
      <text:p text:style-name="Standard">and with a certain situation or idea and that six months ago or three months ago it was</text:p>
      <text:p text:style-name="Standard">different. (C: Uh-huh.) And so I'm feeling my learning and that's really exciting.</text:p>
      <text:p text:style-name="Standard">C Commentary 3: [A relationship should be one in which good feelings have just as</text:p>
      <text:p text:style-name="Standard">much place as bad feelings, and here she's bringing out some very positive feelings about</text:p>
      <text:p text:style-name="Standard">Rogers’ Transcripts, Volume 12, Sylvia, 5th Interview, page 39</text:p>
      <text:p text:style-name="Standard">herself, which is a healthy and valid part of a counseling relationship. It's always</text:p>
      <text:p text:style-name="Standard">exciting to me to, uh, hear a client telling of positive steps which, uh, he or she has been</text:p>
      <text:p text:style-name="Standard">taking, and here Sylvia sounds confident as she's doing something that she has decided to</text:p>
      <text:p text:style-name="Standard">do in her own way, not necessarily following all the books, but doing what she feels and</text:p>
      <text:p text:style-name="Standard">experiences is right.]</text:p>
      <text:p text:style-name="Standard">C1: And it’s the awareness of it that's new. (S: Uh-huh. Yeah.) That you're beginning to</text:p>
      <text:p text:style-name="Standard">realize, “Hey, I am different in this respect, (S: Uh-huh.) I've learned something.”</text:p>
      <text:p text:style-name="Standard"><text:soft-page-break/>S2: I've changed. (C: Uh-huh.) And I can see the difference and feel the difference. (C:</text:p>
      <text:p text:style-name="Standard">Uh-huh.) Yeah.</text:p>
      <text:p text:style-name="Standard">C2: What are some of those differences?</text:p>
      <text:p text:style-name="Standard">S3: Well, (small laugh) um, I, I've made a decision to be more strict with my children</text:p>
      <text:p text:style-name="Standard">(C: M-hm, m-hm.) and to, uh, to listen to them but decide that I'm their mother and</text:p>
      <text:p text:style-name="Standard">I know many things they don't, and that I will make many more decisions than (C:</text:p>
      <text:p text:style-name="Standard">M-hm.) I've made in the past. And uhC3: M-hm, m-hm. Sounds as though you feel a bit stronger that way.</text:p>
      <text:p text:style-name="Standard">S4: Yes. And and I've been trying it. (C: Uh, m-hm.) Trying being the more strict person</text:p>
      <text:p text:style-name="Standard">and it's working beautifully. (C: Uh-huh.) Uh, they at first they, you know, have</text:p>
      <text:p text:style-name="Standard">their little resistance or whatever it is but then we go on with the program, which is</text:p>
      <text:p text:style-name="Standard">my program more, (C: M-hm.) and I feel a lot better about that as being uh uh</text:p>
      <text:p text:style-name="Standard">helping children to adjust to the world.</text:p>
      <text:p text:style-name="Standard">C4: I mean, sounds, sounds like you feel more like a grown-up mother.</text:p>
      <text:p text:style-name="Standard">S5: M-hm. Capable. (C: M-hm.) Of making appropriate decisions. (C: M-hm.) For</text:p>
      <text:p text:style-name="Standard">them. And another area is sex. And, uh, and I, I've done a lot of things in the past</text:p>
      <text:p text:style-name="Standard">year, in the past mainly year that I haven't done before. That is, I've had intercourse</text:p>
      <text:p text:style-name="Standard">with a few different men (C: M-hm.) and put myself in situations where before I</text:p>
      <text:p text:style-name="Standard">was absolutely unwilling to do because of my fears and, and I've learned some things</text:p>
      <text:p text:style-name="Standard">about myself. Like I know a lot more right now today about what kind of sexual</text:p>
      <text:p text:style-name="Standard">relationship, what kind of intimate relationships that I want to have with men and</text:p>
      <text:p text:style-name="Standard">that feels good. (C: M-hm, m-hm.) Beca ... and, um, and it only came through, uh,</text:p>
      <text:p text:style-name="Standard">risking I mean there was no, it only became through trying things out, there was no</text:p>
      <text:p text:style-name="Standard">amount (C: Uh-huh, uh-huh.) There was no amount of, of therapy or reading or</text:p>
      <text:p text:style-name="Standard">thinking or talking (C: M-hm.) that helped me to learn those things, (C: M-hm.)</text:p>
      <text:p text:style-name="Standard">but it was feeling strong enough within myself that I can take chances.</text:p>
      <text:p text:style-name="Standard">C5: So risking has been the road to learning (S: Yeah.) in the sexual area.</text:p>
      <text:p text:style-name="Standard">S6: Uh-huh. (C: M-hm.) And it is with my children (C: M-hm.) and it is with relating</text:p>
      <text:p text:style-name="Standard">to people in many ways, not just sexually. (She smiles.) (C: M-hm.) Other ways too.</text:p>
      <text:p text:style-name="Standard">Rogers’ Transcripts, Volume 12, Sylvia, 5th Interview, page 40</text:p>
      <text:p text:style-name="Standard">(C: M-hm.)</text:p>
      <text:p text:style-name="Standard">C Commentary 4: [Sylvia is showing a lot of risking behavior. She's risking a good deal</text:p>
      <text:p text:style-name="Standard">to talk about things like this on film. But what's more important is that she has come to</text:p>
      <text:p text:style-name="Standard">the point in her own life where, where she realizes that her own experience is the best</text:p>
      <text:p text:style-name="Standard">guide for her, not books, not therapy, not anything outside of herself. It is her own</text:p>
      <text:p text:style-name="Standard">experience from which she can learn, and here she is learning in a very sensitive and, uh,</text:p>
      <text:p text:style-name="Standard">personal area and is willing to share that with us.]</text:p>
      <text:p text:style-name="Standard">S6 (continued): Reaching out to people and approaching strangers and, uh ...</text:p>
      <text:p text:style-name="Standard">C6: Taking all kinds of risks that you hadn't before.</text:p>
      <text:p text:style-name="Standard">S7: Some. More, (C: M-hm.) which, I mean I, I don't know about all kinds. (C: Yeah.)</text:p>
      <text:p text:style-name="Standard">Quite a few, and it's been exciting (C: M-hm.) and hard.</text:p>
      <text:p text:style-name="Standard">C7: And I guess that leads to a, uh, to a deeper kind of learning, or at any rate, a learning</text:p>
      <text:p text:style-name="Standard">that you feel more sure of. I guess, I get a sense of assurance in what you're talking</text:p>
      <text:p text:style-name="Standard">about. An assurance in you.</text:p>
      <text:p text:style-name="Standard">C Commentary 5: [One thing that has been true with Sylvia in every interview we've had</text:p>
      <text:p text:style-name="Standard">is that she thinks carefully about what she says, she thinks carefully about what I say,</text:p>
      <text:p text:style-name="Standard">and when what I say is not correct, doesn't match her experience, she's quite willing to</text:p>
      <text:p text:style-name="Standard">correct me. She is very precise in both describing her own feelings and also in making</text:p>
      <text:p text:style-name="Standard">sure that my response to them is also accurate.]</text:p>
      <text:p text:style-name="Standard">S8: Well, yes. Yes and no. (C: Uh-huh.) And I ... I ... feel more im... like I, I was saying</text:p>
      <text:p text:style-name="Standard">before, I feel more immature and more and I'm more aware of my immaturity. (C:</text:p>
      <text:p text:style-name="Standard">M-hm.) They're both, uh, a part of each other. (C: M-hm.) And uh, does that</text:p>
      <text:p text:style-name="Standard"><text:soft-page-break/>make, does that, I guess I'm thinking that it just sounds crazy.</text:p>
      <text:p text:style-name="Standard">C8: No, I don't</text:p>
      <text:p text:style-name="Standard">S9: To say that I feel more mature because I know I'm how, I know more about how</text:p>
      <text:p text:style-name="Standard">immature I am.</text:p>
      <text:p text:style-name="Standard">C9: Uh-huh. No, that makes a lot of sense to me.</text:p>
      <text:p text:style-name="Standard">S Commentary 1: [I was surprised at what I said made sense to him. I think that I</text:p>
      <text:p text:style-name="Standard">thought that it made sense to me, but that doesn't necessarily mean it would make sense</text:p>
      <text:p text:style-name="Standard">to other people. I mean, it made in my own system of what was said. It felt good that he</text:p>
      <text:p text:style-name="Standard">could understand me and he knew I that, that it made sense to him too.]</text:p>
      <text:p text:style-name="Standard">C Commentary 6: [It's important to Sylvia to make sure that she's accurately understood.</text:p>
      <text:p text:style-name="Standard">Can anyone understand how she can be more mature by being aware of her immaturity?</text:p>
      <text:p text:style-name="Standard">Well, to me, that's quite understandable, but it's clear that she wants to make certain that</text:p>
      <text:p text:style-name="Standard">Rogers’ Transcripts, Volume 12, Sylvia, 5th Interview, page 41</text:p>
      <text:p text:style-name="Standard">my understanding extends to that degree.]</text:p>
      <text:p text:style-name="Standard">S10: It does.</text:p>
      <text:p text:style-name="Standard">C10: Uh-huh. Because you’re, you're uh more aware of all aspects of yourself (S: Mhm.) and it sounds a more acceptant of them too. “Yes, I'm mature in certain ways</text:p>
      <text:p text:style-name="Standard">(S: M-hm.) and here's some ways I know I'm immature.”</text:p>
      <text:p text:style-name="Standard">S11: And I didn't know that before, (C: Uh-huh.) or I, I knew I felt uncomfortable that I</text:p>
      <text:p text:style-name="Standard">didn't understand it. (C: M-hm, m-hm.) But that's related to something I've been</text:p>
      <text:p text:style-name="Standard">thinking about, I think, about being here with you and, uh, and telling myself two</text:p>
      <text:p text:style-name="Standard">things. (C: M-hm.) One is, “Oh, you're just a, I'm just a dependent personality,”</text:p>
      <text:p text:style-name="Standard">you know, Carl Rogers or blah-blah-blah-blah, don't, I don't run my own life. (C:</text:p>
      <text:p text:style-name="Standard">M-hm.) I go for help a lot. (C: M-hm.) And then I tell myself I’ve always been so</text:p>
      <text:p text:style-name="Standard">strong and so together and having everything so worked out in my head that I don't</text:p>
      <text:p text:style-name="Standard">allow myself to, to be helpless in a situation where it might be (C: M-hm.) good</text:p>
      <text:p text:style-name="Standard">for me. (C: M-hm.) Like right now here with you, I would like to be more helpless,</text:p>
      <text:p text:style-name="Standard">which to me means open, I think. (C: M-hm, m-hm.) To what to us and, uh, and I</text:p>
      <text:p text:style-name="Standard">see myself being, uh, together and not being helpless. (C: M-hm.)</text:p>
      <text:p text:style-name="Standard">S Commentary 2: [I think at that point I was feeling concern that I was just gonna go to</text:p>
      <text:p text:style-name="Standard">another session of being all in control of things and and rattling on and on. I probably</text:p>
      <text:p text:style-name="Standard">made a conscious decision that that I have to do something to, to break that and, uh,</text:p>
      <text:p text:style-name="Standard">which was talk about it, talk about my fear. My fear was or concern that I wouldn't learn</text:p>
      <text:p text:style-name="Standard">anything.]</text:p>
      <text:p text:style-name="Standard">C11: Sounds as though you, you voice that as a conflict, but it sounds as though really</text:p>
      <text:p text:style-name="Standard">you're more on the, on the side of the second aspect that, uh, uh, to be open and,</text:p>
      <text:p text:style-name="Standard">and in that sense helpless and vulnerable, I guess might be a possible term too, um,</text:p>
      <text:p text:style-name="Standard">is something you, you really believe that's what you are, rather than that you're a</text:p>
      <text:p text:style-name="Standard">totally dependent person and really helpless and have to, have to run for help. I sort</text:p>
      <text:p text:style-name="Standard">of get the feeling you like this aspect of you that is able to be with me in a way that</text:p>
      <text:p text:style-name="Standard">is, uh, more open, more vulnerable perhaps.</text:p>
      <text:p text:style-name="Standard">S12: Well, I like it and I also scold myself for being dependent, (C: M-hm.) so there's</text:p>
      <text:p text:style-name="Standard">C12: There are the two sides, uh-huh.</text:p>
      <text:p text:style-name="Standard">S13: there's something missing in the middle to connect, (C: M-hm.) and I it seems like</text:p>
      <text:p text:style-name="Standard">you might have been talking about that and I still didn't hear it.</text:p>
      <text:p text:style-name="Standard">C13: (Nods.) M-hm. (S: Mm.) So really to get it more accurately, you scold yourself</text:p>
      <text:p text:style-name="Standard">for for being dependent, for, for wanting (S: M-hm.) to be here, for example, with</text:p>
      <text:p text:style-name="Standard">me, (S: M-hm.) and yet at the same time you, you feel. uh, well, that's good, I, I</text:p>
      <text:p text:style-name="Standard">really like that, but where's the, where's the integration of those two, uh, points of</text:p>
      <text:p text:style-name="Standard">view. (S: M-hm.) (Sylvia nods.)</text:p>
      <text:p text:style-name="Standard">Rogers’ Transcripts, Volume 12, Sylvia, 5th Interview, page 42</text:p>
      <text:p text:style-name="Standard">S Commentary 3: [That seemed to me like a very excellent, um, not paraphrase, but</text:p>
      <text:p text:style-name="Standard"><text:soft-page-break/>when he, you know, tells me back (C: M-hm.) what he thinks I meant, it, um, solidified</text:p>
      <text:p text:style-name="Standard">what I expressed in the previous comment about that there was something missing. It</text:p>
      <text:p text:style-name="Standard">made more sense to me.]</text:p>
      <text:p text:style-name="Standard">S14: That's right. (small laugh) (pause of 7 seconds) May I hold your hands again?</text:p>
      <text:p text:style-name="Standard">C14: Sure. M-hm. (They lean closer and clasp hands and remain holding hands.)</text:p>
      <text:p text:style-name="Standard">S15: To feel that old feeling.</text:p>
      <text:p text:style-name="Standard">C15: Okay.</text:p>
      <text:p text:style-name="Standard">S Commentary 4: [When we did that filming in A_____, we held each others' hands the</text:p>
      <text:p text:style-name="Standard">whole time, and I imagine that it occurred me that it might be good to do that again. I</text:p>
      <text:p text:style-name="Standard">feel good. At that time, I, I wanted to get away from being in my head so completely the</text:p>
      <text:p text:style-name="Standard">whole time, experiencing.]</text:p>
      <text:p text:style-name="Standard">C Commentary 7: [I felt very comfortable during this holding of hands. Uh, I'm reminded</text:p>
      <text:p text:style-name="Standard">of a friend of mine who said that he did eye therapy and, uh, in a sense that's what this</text:p>
      <text:p text:style-name="Standard">was. Our eyes were very much in contact, and, uh, I think as much was going on at a</text:p>
      <text:p text:style-name="Standard">non-verbal way as in a verbal way. It was a close relationship, and we both experienced</text:p>
      <text:p text:style-name="Standard">it that way.]</text:p>
      <text:p text:style-name="Standard">S16: (Clears throat.) (pause of 11 seconds) I would like to be less, uh, less strong right</text:p>
      <text:p text:style-name="Standard">now. I would like to give myself the gift of not having to be sensible (C: M-hm.)</text:p>
      <text:p text:style-name="Standard">and reasonable and (C: M-hm, m-hm.) Also the protection, (C: M-hm.) protect,</text:p>
      <text:p text:style-name="Standard">(C: M-hm.) protect myself.</text:p>
      <text:p text:style-name="Standard">C16: M-hm, m-hm, m-hm. Really would be giving yourself a gift if you could just kind</text:p>
      <text:p text:style-name="Standard">of let go (S: M-hm.) and not, uh, not be so (S: M-hm.) competent (S: M-hm.)</text:p>
      <text:p text:style-name="Standard">and able. (S: Mm.) (She nods.) (pause of 5 seconds)</text:p>
      <text:p text:style-name="Standard">C Commentary 8: [It seems clear that the reason she wants to hold my hands is that she</text:p>
      <text:p text:style-name="Standard">wants to experience something that is very frightening to her, namely to drop her</text:p>
      <text:p text:style-name="Standard">competent, reasonable, strong self and let herself be some of the weakness and</text:p>
      <text:p text:style-name="Standard">vulnerability that she is.]</text:p>
      <text:p text:style-name="Standard">S17: And I think it helps to touch ( C: M-hm.) (Carl nods.) you, to, to, to let go of the</text:p>
      <text:p text:style-name="Standard">shoulds, of my (small laugh)</text:p>
      <text:p text:style-name="Standard">C17: M-hm, m-hm. And you feel some contact and maybe you can say, “Well, maybe I</text:p>
      <text:p text:style-name="Standard">don't have to be so strong, so (S: M-hm, mm.) Maybe I can just let go more.”</text:p>
      <text:p text:style-name="Standard">S18: (pause of 5 seconds) Yes. (small laugh) (She sighs.) ( pause of 22 seconds) I</text:p>
      <text:p text:style-name="Standard">Rogers’ Transcripts, Volume 12, Sylvia, 5th Interview, page 43</text:p>
      <text:p text:style-name="Standard">want to get away from all, um, my rationalizing right now this minute, and I don't</text:p>
      <text:p text:style-name="Standard">know how to do that (C: M-hm.) except to shut up. (Carl nods.) (C: M-hm, mhm.) And, (pause of 5 seconds) so it's not like I have so much a desire to sit and</text:p>
      <text:p text:style-name="Standard">not talk and look in your eyes as I have a desire to not be the way I am all the time.</text:p>
      <text:p text:style-name="Standard">(C: M-hm.) And I don't know yet (C: M-hm, m-hm.) what else to do. (C: Mhm.)</text:p>
      <text:p text:style-name="Standard">C Commentary 9: [In the interviews that we held a year ago, the silences were very long</text:p>
      <text:p text:style-name="Standard">and Sylvia found a, a great deal of security and, uh, seemed to profit a great deal from</text:p>
      <text:p text:style-name="Standard">holding my hands during the interview, and here she, uh, returns to the pattern of a year</text:p>
      <text:p text:style-name="Standard">ago. It's another indication of the fact that these interviews with her perhaps rest more</text:p>
      <text:p text:style-name="Standard">solidly on just the fact of the relationship than they do even on the content of what, uh,</text:p>
      <text:p text:style-name="Standard">she's saying and talking about.]</text:p>
      <text:p text:style-name="Standard">C18: Have to be kind of silent, to let go of that rational and rationalizing part of you.</text:p>
      <text:p text:style-name="Standard">S19: M-hm. (pause of 25 seconds) It feels easier to focus on, uh, in this position that I'm</text:p>
      <text:p text:style-name="Standard">in now with you I feel more focused, (C: M-hm.) (He nods.) yeah.</text:p>
      <text:p text:style-name="Standard">C19: Are there any things that sort of come bubbling up?</text:p>
      <text:p text:style-name="Standard">S20: Yeah, I know it's something I want to talk about. (She smiles.)</text:p>
      <text:p text:style-name="Standard">C20: Okay. M-hm. (pause of 10 seconds) (She smiles.) But it's not easy, huh.</text:p>
      <text:p text:style-name="Standard">S21: No, it's not easy and I'm enjoying the richness of feeling (C: M-hm.) your hands</text:p>
      <text:p text:style-name="Standard">this way and letting go of some more of, of the camera business (C: M-hm.) and</text:p>
      <text:p text:style-name="Standard"><text:soft-page-break/>the ... (C: M-hm, m-hm.) And, uh, and the fear about bringing up something that</text:p>
      <text:p text:style-name="Standard">(laughs) (clears throat) and knowing that in about fifteen minutes it'll all seem, um,</text:p>
      <text:p text:style-name="Standard">(sighs, smiling) I don't know not quite as serious. (C: M-hm.)</text:p>
      <text:p text:style-name="Standard">S Commentary 5: [It just had to take its own time for me to get to where I could feel like I</text:p>
      <text:p text:style-name="Standard">could say the words that I needed to say. It was almost like waiting and just like, uh, you</text:p>
      <text:p text:style-name="Standard">know, what else is new while I'm waiting? For something that took a natural process that</text:p>
      <text:p text:style-name="Standard">it had to take.]</text:p>
      <text:p text:style-name="Standard">C Commentary 10: [If anyone has a doubt about the value of silences, it should be</text:p>
      <text:p text:style-name="Standard">removed by this interchange. Sylvia's saying, “I'm doing more work when I'm silent than</text:p>
      <text:p text:style-name="Standard">I am when I'm talking.”]</text:p>
      <text:p text:style-name="Standard">S Commentary 6: [His specific comments or the content of his comments is not</text:p>
      <text:p text:style-name="Standard">necessarily helpful as opposed to not helpful, but what it does do that is valuable is that it</text:p>
      <text:p text:style-name="Standard">gives me something to bounce against. It's a stimulation to better focus myself.]</text:p>
      <text:p text:style-name="Standard">S21 (continued): There's something I've been wanting to talk over with you.</text:p>
      <text:p text:style-name="Standard">Rogers’ Transcripts, Volume 12, Sylvia, 5th Interview, page 44</text:p>
      <text:p text:style-name="Standard">C21: Okay.</text:p>
      <text:p text:style-name="Standard">S22: Good. I'm real attracted to black people. (C: M-hm.) And, uh, that's about the</text:p>
      <text:p text:style-name="Standard">craziest part of me, um, I'm ashamed (C: Mm.) Um, I'm embarrassed, not right</text:p>
      <text:p text:style-name="Standard">now this minute, but when I'm out walking around. (Carl is nodding.) (C: When it</text:p>
      <text:p text:style-name="Standard">happens, m-hm.) And living my life.</text:p>
      <text:p text:style-name="Standard">C22: You feel what an awful thing it is that I'm attracted to black people. (S: M-hm.)</text:p>
      <text:p text:style-name="Standard">C Commentary 11: [I think that from the time that she first wanted to hold my hands, I</text:p>
      <text:p text:style-name="Standard">felt that she probably was going to make use of that closer relationship to get to</text:p>
      <text:p text:style-name="Standard">something that she hadn't been able to express before, and now she's taking really a</text:p>
      <text:p text:style-name="Standard">great risk in talking about something very private, very personal.]</text:p>
      <text:p text:style-name="Standard">S23: Not, and not all the black people I see (C: M-hm.) but a lot. (C: M-hm.) And, uh,</text:p>
      <text:p text:style-name="Standard">like the black people that I talked it over with, it seems, it doesn't seem like any</text:p>
      <text:p text:style-name="Standard">problem at all, they understand perfectly. (C: M-hm.) And, but my family, I think</text:p>
      <text:p text:style-name="Standard">it's a real painful situation for them when I have as many black friends as I do. (C:</text:p>
      <text:p text:style-name="Standard">M-hm, m-hm.) AndC23: That sounds like not only your family looks down on it or something but that you</text:p>
      <text:p text:style-name="Standard">scold yourself for it too.</text:p>
      <text:p text:style-name="Standard">S24: Uh-huh, right. I, I think there's something wrong with me.</text:p>
      <text:p text:style-name="Standard">C24: Yeah, that's it.</text:p>
      <text:p text:style-name="Standard">S25: Um. But it doesn'tC25: “What kind of a crazy person am I that I feel attracted (S: Well, sick...) to so many</text:p>
      <text:p text:style-name="Standard">blacks?”</text:p>
      <text:p text:style-name="Standard">S26: Sick, sick I think of it as</text:p>
      <text:p text:style-name="Standard">C26: Sick, that's</text:p>
      <text:p text:style-name="Standard">S27: and ne... neurotic, um. (C: Hm.) Strange. (C: Mm.) (She closes her eyes and</text:p>
      <text:p text:style-name="Standard">clears her throat.) (pause of 7 seconds)</text:p>
      <text:p text:style-name="Standard">C27: You really feel that there's something sick in you that causes you to have so many</text:p>
      <text:p text:style-name="Standard">black friends.</text:p>
      <text:p text:style-name="Standard">S28: (Opening her eyes) Well, I keep looking for a reasonable explanation (C: M-hm.)</text:p>
      <text:p text:style-name="Standard">and there is none. (She laughs a little)</text:p>
      <text:p text:style-name="Standard">C28: So there isn't any reason except that you feel that way.</text:p>
      <text:p text:style-name="Standard">Rogers’ Transcripts, Volume 12, Sylvia, 5th Interview, page 45</text:p>
      <text:p text:style-name="Standard">S29: M-hm. And I ...</text:p>
      <text:p text:style-name="Standard">C29: And that isn't good enough.</text:p>
      <text:p text:style-name="Standard">S30: Well, I, I, I've been struggling so long to accept that in myself and I'm still fighting.</text:p>
      <text:p text:style-name="Standard">It's like I'm fighting to accept that in myself and, and letting go rather than thinking</text:p>
      <text:p text:style-name="Standard">it's a terrible thing (C: M-hm.) and and that I can't let other people know. (C:</text:p>
      <text:p text:style-name="Standard"><text:soft-page-break/>Hm, m-hm, m-hm.) And, uh,</text:p>
      <text:p text:style-name="Standard">C30: You feel “I should not feel that way. I shouldn't be that way. Sick.”</text:p>
      <text:p text:style-name="Standard">C Commentary 12: [I think by that response I was trying to exaggerate her feelings in</text:p>
      <text:p text:style-name="Standard">order to assist her in, uh, becoming more accepting of them, but as I, uh, listen</text:p>
      <text:p text:style-name="Standard">to it I think I might have responded more powerfully by responding to</text:p>
      <text:p text:style-name="Standard">her struggle to accept herself as a person who is attracted to blacks.]</text:p>
      <text:p text:style-name="Standard">S31: Like when I, wh ... , I imagine when I meet a black person that I am attracted</text:p>
      <text:p text:style-name="Standard">to, that that person will know (He nods.) (C: M-hm, mm-hm.) and I always wonder if</text:p>
      <text:p text:style-name="Standard">they can tell.</text:p>
      <text:p text:style-name="Standard">C31: Mm, see if it shows. (S: Uh-huh.) M-hm, m-hm.</text:p>
      <text:p text:style-name="Standard">S32: And that they'll think I'm strange. (C: M-hm.) M-hm. And it has something to do</text:p>
      <text:p text:style-name="Standard">with all the black/white sex stuff that goes on, like, um, black women and white</text:p>
      <text:p text:style-name="Standard">men which is very foreign to me, I have very little thinking or, um, concern about</text:p>
      <text:p text:style-name="Standard">that. But the black men/white women thing, (C: M-hm.) um. and I'm attracted to</text:p>
      <text:p text:style-name="Standard">a lot of black men. (C: M-hm.) Yeah.</text:p>
      <text:p text:style-name="Standard">C32: It has something to do with the sexual attraction.</text:p>
      <text:p text:style-name="Standard">S33: I know, yeah, it does, I know it does. (C: M-hm.) But it's not just that, it's also</text:p>
      <text:p text:style-name="Standard">(C: M-hm.) children and and women and lifestyle (C: M-hm.) and as I see it</text:p>
      <text:p text:style-name="Standard">through my tunnel vision, which I do. (C: Uh-huh.) (clears her throat)</text:p>
      <text:p text:style-name="Standard">C33: So I guess you're saying, um, yeah, there's a sexual element in it but</text:p>
      <text:p text:style-name="Standard">I'm also attracted to their way of living.</text:p>
      <text:p text:style-name="Standard">S34: M-hm. That I see. (C: Yeah.) And I, but I think what I see isn't what is.</text:p>
      <text:p text:style-name="Standard">C34: (He nods.) That's partly your fantasy or something. (Sylvia nods.) (pause of 8</text:p>
      <text:p text:style-name="Standard">seconds)</text:p>
      <text:p text:style-name="Standard">S35: Maybe putting that, that, this on this film will help me that (She smiles.) stand on</text:p>
      <text:p text:style-name="Standard">the ground and be who I am. (C: M-hm, m-hm.) And not be so ashamed, so</text:p>
      <text:p text:style-name="Standard">embarrassed and so, (C: M-hm.) um, uncomfortable.</text:p>
      <text:p text:style-name="Standard">Rogers’ Transcripts, Volume 12, Sylvia, 5th Interview, page 46</text:p>
      <text:p text:style-name="Standard">C35: In a way you're saying it out loud and really in a wa ..., in a sense, publicly, may</text:p>
      <text:p text:style-name="Standard">help you to feel “I don't need to be so ashamed of that.” (S: M-hm.)</text:p>
      <text:p text:style-name="Standard">C Commentary 13: [I've filmed a number of interviews, but I never had a client</text:p>
      <text:p text:style-name="Standard">knowingly make use of the filming to try to gain more acceptance of self and clearly</text:p>
      <text:p text:style-name="Standard">that's what Sylvia is doing in this interchange. By putting herself clearly on record, she</text:p>
      <text:p text:style-name="Standard">feels perhaps then she will feel less ashamed, less sick, more, uh, truly acceptant of the</text:p>
      <text:p text:style-name="Standard">person that she is and the experiences that she has.]</text:p>
      <text:p text:style-name="Standard">S36: And I tell myself I should be joyful, I mean, (C: M-hm.) (She laughs a little.) why,</text:p>
      <text:p text:style-name="Standard">why negative? (C: M-hm.) And I, I guess, you know, the culture or I don't know, I</text:p>
      <text:p text:style-name="Standard">(sighs) (pause of 6 seconds)</text:p>
      <text:p text:style-name="Standard">C36: But you feel disapproved of probably, certainly by your family and maybe by the</text:p>
      <text:p text:style-name="Standard">culture in this respect.</text:p>
      <text:p text:style-name="Standard">S37: My friends don't understand. (C: M-hm.) My white friends.</text:p>
      <text:p text:style-name="Standard">C37: M-hm, m-hm. (He nods.) (pause of 10 seconds) Makes you feel different. (S:</text:p>
      <text:p text:style-name="Standard">Hm, hm.) Set apart or something like that. (pause of 6 seconds)</text:p>
      <text:p text:style-name="Standard">S38: Well, sometimes I feel different but I know a lot of other people, I believe a lot of</text:p>
      <text:p text:style-name="Standard">other people feel the same way. (C: M-hm.) and I know a lot of other white</text:p>
      <text:p text:style-name="Standard">women are attracted to black men. So I believe that's common.</text:p>
      <text:p text:style-name="Standard">C38: So that somehow you know you're not alone in this.</text:p>
      <text:p text:style-name="Standard">C Commentary 14: [Here's another example of the fact that expressing all the negative</text:p>
      <text:p text:style-name="Standard">attitudes she has toward her own attraction to blacks leads her to realize this really is</text:p>
      <text:p text:style-name="Standard">not so bad after all; there are positive sides of it. Other people, other women feel the</text:p>
      <text:p text:style-name="Standard">same way.]</text:p>
      <text:p text:style-name="Standard">S39: But it seems like the strength of my feelings and, uh, the on-goingness and my de ...,</text:p>
      <text:p text:style-name="Standard"><text:soft-page-break/>my desire to identify with the black culture and, (C: M-hm, m-hm) um, is. is what</text:p>
      <text:p text:style-name="Standard">seems out of proportion to me. That I feel out of proportion about it. (They both</text:p>
      <text:p text:style-name="Standard">nod.)</text:p>
      <text:p text:style-name="Standard">C39: M-hm. So Okay, other women feel the same way but not to the degree that you do,</text:p>
      <text:p text:style-name="Standard">you think. (S: M-hm.) That's kind of out of (S: M-hm.) Out of scale.</text:p>
      <text:p text:style-name="Standard">S40: Or in general to the degree too, not just man/woman, but (C: M-hm.) people.</text:p>
      <text:p text:style-name="Standard">(pause of 15 seconds) Maybe I, (small laugh) it'll come a time accepting that part</text:p>
      <text:p text:style-name="Standard">of myself.</text:p>
      <text:p text:style-name="Standard">C40: Maybe someday you won't be ashamed of yourself for that.</text:p>
      <text:p text:style-name="Standard">Rogers’ Transcripts, Volume 12, Sylvia, 5th Interview, page 47</text:p>
      <text:p text:style-name="Standard">S41: M-hm. Maybe someday I can be proud of myself. (C: M-hm.) And for what I</text:p>
      <text:p text:style-name="Standard">believe and feel. (C: M-hm.) And I'm gradually learning to do that.</text:p>
      <text:p text:style-name="Standard">C41: Uh-huh, m-hm. So, perhaps what you are and what you feel will be something you</text:p>
      <text:p text:style-name="Standard">can take real satisfaction in instead of feeling (S: M-hm.) how shameful.</text:p>
      <text:p text:style-name="Standard">S42: M-hm. And to me it's it's a sign of my growth is being able to do what I'm doing</text:p>
      <text:p text:style-name="Standard">with you now, you'll make a film. (C: M-hm.) (She laughs.) (C: M-hm, m-hm, mhm, m-hm, m-hm.) It's a real brazen thing to do. (C: Yeah.) M-hm.</text:p>
      <text:p text:style-name="Standard">C42: Feel this is a risk. (S: M-hm.) And that's a sign of learning and of growth.</text:p>
      <text:p text:style-name="Standard">S43: M-hm. Well, also it somehow it's a little different from a risk in the sense of some of</text:p>
      <text:p text:style-name="Standard">my friends say, “A film? Wh... What do you want to do that for?” I mean, there's</text:p>
      <text:p text:style-name="Standard">suspiciousness about it and …</text:p>
      <text:p text:style-name="Standard">C43: M-hm, m-hm. (He nods.) So that's seen as another strange part of you.</text:p>
      <text:p text:style-name="Standard">S44: Well, not so much, I mean, that's not a</text:p>
      <text:p text:style-name="Standard">C44: Not so.</text:p>
      <text:p text:style-name="Standard">S45: It doesn't bother me. (clears throat) (pause of 11 seconds) Sometimes I, well, right</text:p>
      <text:p text:style-name="Standard">now (She laughs and he nods.) sometimes, I have the sense of talking away what</text:p>
      <text:p text:style-name="Standard">we were talking about and I'm wondering, if I went away, if I withdraw from the</text:p>
      <text:p text:style-name="Standard">subject, uh, what's your perspective? It seems like we were talking about my</text:p>
      <text:p text:style-name="Standard">attraction to black people and now we're not. And I'm, I don't know, like did we</text:p>
      <text:p text:style-name="Standard">finish talking about it or did I withdraw?</text:p>
      <text:p text:style-name="Standard">S Commentary 7: [My sense is that I was feeling confused about what was going on.]</text:p>
      <text:p text:style-name="Standard">C Commentary 15:[I think this is a sample of Sylvia's sharp awareness of her own</text:p>
      <text:p text:style-name="Standard">experiencing. I don't believe that in content we had left the subject of her attraction to</text:p>
      <text:p text:style-name="Standard">blacks. But she realizes in herself that somehow she has withdrawn from that. She's, as</text:p>
      <text:p text:style-name="Standard">she says, talked away from it. Obviously, that's because it has been a, a frightening</text:p>
      <text:p text:style-name="Standard">subject to her. Perhaps also because she feels she's gone as far as she can go with it at</text:p>
      <text:p text:style-name="Standard">the present time.]</text:p>
      <text:p text:style-name="Standard">S45 (continued): Um</text:p>
      <text:p text:style-name="Standard">C45: It's more of your analyzing it, isn't it, trying to think (She nods.) about what's</text:p>
      <text:p text:style-name="Standard">happening. “Did I run away from it? Or was I finished with it?” (S: M-hm.) Or</text:p>
      <text:p text:style-name="Standard">continue think about it</text:p>
      <text:p text:style-name="Standard">S46: analyze it (small laugh)</text:p>
      <text:p text:style-name="Standard">Rogers’ Transcripts, Volume 12, Sylvia, 5th Interview, page 48</text:p>
      <text:p text:style-name="Standard">C46: Instead of asking, “Do I feel as though I'm finished with it? (S: M-hm.) Do I feel</text:p>
      <text:p text:style-name="Standard">as though I'm escaping from it?”</text:p>
      <text:p text:style-name="Standard">S47: I like that. I like your your questions, or comments. (C: M-hm.) Do I feel finished?</text:p>
      <text:p text:style-name="Standard">(pause of 10 seconds) No, I don't, I don't feel, I don't know (He nods.) about</text:p>
      <text:p text:style-name="Standard">escaping (C: M-hm.) and feeling finished, it's</text:p>
      <text:p text:style-name="Standard">C47: The feeling is one of uncertainty.</text:p>
      <text:p text:style-name="Standard">S48: M-hm. (She nods.) (pause of 35 seconds) Well I I feel like I want to go back and</text:p>
      <text:p text:style-name="Standard">listen to what we just talked about, (C: M-hm.) that I didn't hear it very well. (C:</text:p>
      <text:p text:style-name="Standard">M-hm, m-hm, m-hm, m-hm, m-hm.) And ...</text:p>
      <text:p text:style-name="Standard"><text:soft-page-break/>C Commentary 16: [This is one of the commonest experiences when a person delves into</text:p>
      <text:p text:style-name="Standard">areas that are sensitive, where they've exposed themselves in, in ways that make them</text:p>
      <text:p text:style-name="Standard">very vulnerable. Sylvia, like many other clients, hardly knows what she has said because</text:p>
      <text:p text:style-name="Standard">it has come so close to her inner feelings, because it’s such a delicate experience.</text:p>
      <text:p text:style-name="Standard">Incidentally, this is one point where a wrong response on the part of the counselor can</text:p>
      <text:p text:style-name="Standard">be very frightening and very threatening because her inner self is really very exposed at</text:p>
      <text:p text:style-name="Standard">this point. This inability to remember is the, uh, defense of the self against being changed</text:p>
      <text:p text:style-name="Standard">too rapidly. It probably would be very good for her to hear this later and to begin to</text:p>
      <text:p text:style-name="Standard">accept more fully what she's just been expressing.]</text:p>
      <text:p text:style-name="Standard">C48: “What did I say? What did I feel?” You'd like to have a rerun of it and it</text:p>
      <text:p text:style-name="Standard">S49: M-hm. Like I just went jabber-jabber-jabber-jabber. (C: M-hm.) And all that. (C:</text:p>
      <text:p text:style-name="Standard">M-hm.) And soC49: Sounds like you scold yourself for that, as though, “Oh, I just talk talk-talk.” (She</text:p>
      <text:p text:style-name="Standard">nods.) (S: M-hm.) It didn't sound like just talk-talk-talk to me.</text:p>
      <text:p text:style-name="Standard">S50: It didn't?</text:p>
      <text:p text:style-name="Standard">C50: No.</text:p>
      <text:p text:style-name="Standard">C Commentary 17: [Throughout these interviews, my own feelings have been largely</text:p>
      <text:p text:style-name="Standard">empathic and caring ones. Here's the first time that I express some other feeling of my</text:p>
      <text:p text:style-name="Standard">own. I simply couldn't permit her to scold herself for what she's been doing, and so I</text:p>
      <text:p text:style-name="Standard">said, “It doesn't sound like, uh, just talk-talk-talk to me,” which was a very real feeling</text:p>
      <text:p text:style-name="Standard">on my part at that moment.]</text:p>
      <text:p text:style-name="Standard">S Commentary 8: [At that time I had the feeling that Carl was really asking me</text:p>
      <text:p text:style-name="Standard">something that he wanted to know. Like genuinely interested and concerned about that.]</text:p>
      <text:p text:style-name="Standard">S51: (pause of 6 seconds) Well, I would like to hear it again, (He nods.) and it has, it,</text:p>
      <text:p text:style-name="Standard">Rogers’ Transcripts, Volume 12, Sylvia, 5th Interview, page 49</text:p>
      <text:p text:style-name="Standard">and slowed down somehow, (C: M-hm.) and I now (small laugh) I could think</text:p>
      <text:p text:style-name="Standard">like taking your hand and looking at you and slowing down. (C: M-hm, m-hm.)</text:p>
      <text:p text:style-name="Standard">And then when I'm slowing--and that's what I want to do ... (C: M-hm.) But while</text:p>
      <text:p text:style-name="Standard">I'm doing it, I'm scolding myself. “What are you doing this for?”</text:p>
      <text:p text:style-name="Standard">C51: M-hm. (pause of 5 seconds) Let me give you a very brief rerun of part of it. You</text:p>
      <text:p text:style-name="Standard">were saying, “I'm ashamed of myself for being attracted to black men. Uh, I know</text:p>
      <text:p text:style-name="Standard">many other women have some of the same feeling, but it seems to me I have that</text:p>
      <text:p text:style-name="Standard">feeling disproportionately strong and uh my family is critical of that, the culture is</text:p>
      <text:p text:style-name="Standard">critical. Um, I'd like to be able to accept those feelings in myself. Maybe I'm</text:p>
      <text:p text:style-name="Standard">making a little bit of progress along that line, but still it does seem a need to be a a</text:p>
      <text:p text:style-name="Standard">strange part of me that I don't understand.” (She nods.) (pause of 10 seconds)</text:p>
      <text:p text:style-name="Standard">S52: That's right.</text:p>
      <text:p text:style-name="Standard">C52: “And part of that attraction is sexual but I'm also attracted to their children, to the</text:p>
      <text:p text:style-name="Standard">way they live, to a lot of things about them.” (S: M-hm.)</text:p>
      <text:p text:style-name="Standard">C Commentary 18: [Sometimes when I show what an accurate listener I am, I feel proud</text:p>
      <text:p text:style-name="Standard">of myself and I do in this moment.]</text:p>
      <text:p text:style-name="Standard">S53: And what I, what you said that strikes me the most is it’s the part of me I don't</text:p>
      <text:p text:style-name="Standard">understand, (C: M-hm.) it's a part of me I don't understand.</text:p>
      <text:p text:style-name="Standard">C53: It just is, but you can't quite uh can't quite get at the reasons for it. You have to have</text:p>
      <text:p text:style-name="Standard">the reasons.</text:p>
      <text:p text:style-name="Standard">S54: (Laughs a little) (pause of 5 seconds) And I don't know why I have to have the</text:p>
      <text:p text:style-name="Standard">reasons, (C: m-hm.) I don't have to explain to anybody. (C: M-hm.) So it seems</text:p>
      <text:p text:style-name="Standard">like I don't have to have a reason. (She smiles.)</text:p>
      <text:p text:style-name="Standard">C54: M-hm. (pause of 20 seconds) So maybe the intellectual understanding isn't as</text:p>
      <text:p text:style-name="Standard">important as you thought it was.</text:p>
      <text:p text:style-name="Standard">S55: I think the acceptance is what's most important, (C: M-hm, m-hm.) my acceptance.</text:p>
      <text:p text:style-name="Standard">(C: M-hm.)</text:p>
      <text:p text:style-name="Standard"><text:soft-page-break/>C Commentary 19: [As she has shown throughout the, uh, interview, as she says, she</text:p>
      <text:p text:style-name="Standard">analyzes and analyzes. She has to see the reasons for all of her behavior, and</text:p>
      <text:p text:style-name="Standard">now she's taking a little bit lighter look at that, and realizing, "I don't have to have a</text:p>
      <text:p text:style-name="Standard">reason for every bit of my behavior, I don't have to understand all of it. I can simply</text:p>
      <text:p text:style-name="Standard">accept it. Perhaps I can simply accept it." I admire Sylvia's courage in being willing to</text:p>
      <text:p text:style-name="Standard">voice the very, uh, intimate feelings she has on film. I believe that both the expression of</text:p>
      <text:p text:style-name="Standard">those feelings will be constructive for her and that the willingness to share them with a</text:p>
      <text:p text:style-name="Standard">wider audience will also have a positive effect in her life.]</text:p>
      <text:p text:style-name="Standard">Rogers’ Transcripts, Volume 12, Sylvia, 5th Interview, page 50</text:p>
      <text:p text:style-name="Standard">C55: “If I could accept it, I wouldn't have to understand in the sense of knowing the</text:p>
      <text:p text:style-name="Standard">reasons.”</text:p>
      <text:p text:style-name="Standard">S56: (Nods.) Or explain to anybody. (He nods.) (C: M-hm, m-hm, m-hm.) M-hm.</text:p>
      <text:p text:style-name="Standard">C56: Sounds like that's what you're doing in imagination a lot, trying to explain it to</text:p>
      <text:p text:style-name="Standard">somebody.</text:p>
      <text:p text:style-name="Standard">S57: M-hm. (pause of 25 seconds) It seems like I'll probably never understand it. (Both</text:p>
      <text:p text:style-name="Standard">nod.) So I can make life a lot easier for myself by not trying. (They both nod.)</text:p>
      <text:p text:style-name="Standard">C57: M-hm. (pause of 5 seconds) It may be one of those things that if you can accept it,</text:p>
      <text:p text:style-name="Standard">you wouldn't need to have all the explanations. (pause of 9 seconds)</text:p>
      <text:p text:style-name="Standard">S58: Wonder what (She closes her eyes for a moment, sighs and clears her throat.) what</text:p>
      <text:p text:style-name="Standard">keeps me, um, feeling like I need to justify myself. (C: M-hm.) Like that's a more</text:p>
      <text:p text:style-name="Standard">basic</text:p>
      <text:p text:style-name="Standard">C58: M-hm. It's a broader statement of it.</text:p>
      <text:p text:style-name="Standard">S59: than about a particular view, accepting myself about this and about that.</text:p>
      <text:p text:style-name="Standard">C59: M-hm. You would in general feel “I have to justify myself with proper reasons.”</text:p>
      <text:p text:style-name="Standard">S60: M-hm. (pause of 20 seconds) (smiles) Well, do you do that? Do you</text:p>
      <text:p text:style-name="Standard">C60: I suspect we all do, some. (S: Yeah.) M-hm.</text:p>
      <text:p text:style-name="Standard">S61: So there's nobody that just (Both laugh.) floats along on their (Both laugh.)</text:p>
      <text:p text:style-name="Standard">intuition. That’s not it either. So what I need is more balance really. (C: M-hm.)</text:p>
      <text:p text:style-name="Standard">Not that I’m wrong to justify it, but that I can be more, justify it less and feel more,</text:p>
      <text:p text:style-name="Standard">(Both nod.) (C: M-hm, m-hm.) and feel comfortable. (C: M-hm.)</text:p>
      <text:p text:style-name="Standard">S Commentary 9: [This experience that I had with Carl is, uh, real special to me and, uh,</text:p>
      <text:p text:style-name="Standard">one of the things about it that feels real close to me is the emotional safety I felt with him.</text:p>
      <text:p text:style-name="Standard">That there was somehow a, a boundary or a fence or a something that, uh, separated the</text:p>
      <text:p text:style-name="Standard">space that I was in with Carl from the rest of the world and inside that space I was very</text:p>
      <text:p text:style-name="Standard">safe and I would not be hurt. I didn't have to have any fear that I would be hurt no matter</text:p>
      <text:p text:style-name="Standard">what I said or did, and the focus of my thinking was how very safe that felt. Another thing</text:p>
      <text:p text:style-name="Standard">I felt from him that I think has affected me some over this time is that I felt, uh, like</text:p>
      <text:p text:style-name="Standard">support from him to be myself, to listen to myself and to respond to myself and to care</text:p>
      <text:p text:style-name="Standard">about, to put myself first. I think about how my life might have been changed by my</text:p>
      <text:p text:style-name="Standard">experiences with Carl. I think Carl's caring for me in the way that he did, his, uh,</text:p>
      <text:p text:style-name="Standard">modeling, helping me to learn to care for myself, where like maybe my most important</text:p>
      <text:p text:style-name="Standard">resource would be myself. (C: Yeah.) So it seems to me that in his style of relating</text:p>
      <text:p text:style-name="Standard">there's a lot of support to do that, a lot of encouragement and influence to listen to</text:p>
      <text:p text:style-name="Standard">Rogers’ Transcripts, Volume 12, Sylvia, 5th Interview, page 51</text:p>
      <text:p text:style-name="Standard">myself.]</text:p>
      <text:p text:style-name="Standard">END OF SESSION</text:p>
      <text:p text:style-name="Standard">Rogers’ Transcripts, Volume 12, Sylvia, 5th Interview, page 52</text:p>
      <text:p text:style-name="Standard">This transcript is available for purposes of research, study and teaching. It may not be</text:p>
      <text:p text:style-name="Standard">sold.</text:p>
      <text:p text:style-name="Standard">Kathy Interview by Carl Rogers (Circa 1975)</text:p>
      <text:p text:style-name="Standard">[Source: Shostrom, E. L. (1975). Three approaches to psychotherapy II [Film].</text:p>
      <text:p text:style-name="Standard">Orange, CA.]</text:p>
      <text:p text:style-name="Standard"><text:soft-page-break/>Rogers: I want to meet this client as a person. And I want our encounter to be that</text:p>
      <text:p text:style-name="Standard">of two persons. I have no desire to have advance information regarding</text:p>
      <text:p text:style-name="Standard">her. I'll work with whatever she wishes to reveal of herself. It's my hope</text:p>
      <text:p text:style-name="Standard">that I can first of all be myself. Be present. Be real in the relationship. I</text:p>
      <text:p text:style-name="Standard">usually find it easy, also, to feel a caring for the client. But I can't predict</text:p>
      <text:p text:style-name="Standard">in advance whether I will feel that. I would like to let myself enter into her</text:p>
      <text:p text:style-name="Standard">inner world of feelings and perceptions as accurately and as sensitively as</text:p>
      <text:p text:style-name="Standard">I can. In order to experience that kind of empathy, I'11 need to lay aside,</text:p>
      <text:p text:style-name="Standard">as far as possible, my own biases and preconceptions. The extent to which</text:p>
      <text:p text:style-name="Standard">I can do that will to a considerable degree determine the progress which</text:p>
      <text:p text:style-name="Standard">she is able to make in the time we have together. I feel I'm a responsible</text:p>
      <text:p text:style-name="Standard">therapist. I'm responsible for doing my best to create a facilitative climate</text:p>
      <text:p text:style-name="Standard">in which she can explore her feelings in the way that she desires, move</text:p>
      <text:p text:style-name="Standard">toward the goals that she wishes to achieve. It's in this deep sense that my</text:p>
      <text:p text:style-name="Standard">approach to therapy is centered in the client. Aiming to empower him or</text:p>
      <text:p text:style-name="Standard">her to search out and experience the areas of conflict or pain, to perceive</text:p>
      <text:p text:style-name="Standard">self in new ways, to choose to follow new options in behavior. It is my</text:p>
      <text:p text:style-name="Standard">own self I find feelings other than those of caring and of understanding I'll</text:p>
      <text:p text:style-name="Standard">feel free to express these; but as my own feelings, not as any judgment of</text:p>
      <text:p text:style-name="Standard">or guide for the client. Or, especially on a first interview, I may have no</text:p>
      <text:p text:style-name="Standard">other feelings than a prizing of the client and a desire to in-dwell in her</text:p>
      <text:p text:style-name="Standard">experience. There's no way I can tell in advance. For me each encounter</text:p>
      <text:p text:style-name="Standard">with a client is fresh, unpredictable, often enriching to my learning as well</text:p>
      <text:p text:style-name="Standard">as hopefully, enriching the self-learning of the client. So I look forward</text:p>
      <text:p text:style-name="Standard">with eagerness to whatever our time together may bring.</text:p>
      <text:p text:style-name="Standard">Rogers’ Transcripts, Volume 12, Kathy, Introduction, page 53</text:p>
      <text:p text:style-name="Standard">This transcript is available for purposes of research, study and teaching. It may</text:p>
      <text:p text:style-name="Standard">not be sold.</text:p>
      <text:p text:style-name="Standard">Throughout this interview the responses of the therapist (T) (Rogers), and the</text:p>
      <text:p text:style-name="Standard">client (C) are numbered for easy reference.</text:p>
      <text:p text:style-name="Standard">Carl Rogers’ Interview with Kathy -- 1977</text:p>
      <text:p text:style-name="Standard">T: Hi, Kathy.</text:p>
      <text:p text:style-name="Standard">C: Hi, Dr. Rogers.</text:p>
      <text:p text:style-name="Standard">T: I'm really glad to meet you.</text:p>
      <text:p text:style-name="Standard">C: Thank you.</text:p>
      <text:p text:style-name="Standard">T: And… I don't know whether you're feeling a little uptight under these lights and</text:p>
      <text:p text:style-name="Standard">all, but I think I'm feeling a little uptight, but I don't think that will last very long.</text:p>
      <text:p text:style-name="Standard">And I have, not having met you before I, I don't have any idea what sort of</text:p>
      <text:p text:style-name="Standard">concerns or issues you want to bring up, but I'd be glad to hear whatever you</text:p>
      <text:p text:style-name="Standard">want to say.</text:p>
      <text:p text:style-name="Standard">C1: I'm not quite sure where to begin.</text:p>
      <text:p text:style-name="Standard">T1: Uhm, hmm.</text:p>
      <text:p text:style-name="Standard">C2: But, uh, some of my concerns are, um, I've become very much aware since</text:p>
      <text:p text:style-name="Standard">my husband was killed last December, um, my own feelings of aloneness.</text:p>
      <text:p text:style-name="Standard">T2: Uhm, hmm.</text:p>
      <text:p text:style-name="Standard">C3: And I don't think it’s directly related to his death because we had been</text:p>
      <text:p text:style-name="Standard">separated for about four years before he was killed. And I, I became aware</text:p>
      <text:p text:style-name="Standard">that, after he died especially, that he was really very important in my life. I</text:p>
      <text:p text:style-name="Standard">was kind of using him as a shield against going out and having other</text:p>
      <text:p text:style-name="Standard">relationships. And now he’s gone and I can't use that anymore. And I feel</text:p>
      <text:p text:style-name="Standard">very, very frightened of new male relationships.</text:p>
      <text:p text:style-name="Standard">Rogers’ Transcripts, Volume 12, Kathy Interview, page 54</text:p>
      <text:p text:style-name="Standard"><text:soft-page-break/>T3: So in some way his, his death, uh, really made you aware of the fear you have</text:p>
      <text:p text:style-name="Standard">of, of new relationships, especially with men.</text:p>
      <text:p text:style-name="Standard">C4: Right, right. Definitely, I didn't have him. I didn't have that to hide behind</text:p>
      <text:p text:style-name="Standard">anymore. And, uh, I had a tremendous feeling of loss when he died because I</text:p>
      <text:p text:style-name="Standard">did care for him. But, um, in going out with other men lately, I just have this</text:p>
      <text:p text:style-name="Standard">feeling of, uh, it's very strange. I'm very uncomfortable.</text:p>
      <text:p text:style-name="Standard">T4: So that, the feeling you have is something more than just the loss of him. It's</text:p>
      <text:p text:style-name="Standard">a different feeling, a fee1ing of uneasy or scared or unsure.</text:p>
      <text:p text:style-name="Standard">C5: Yes. For a long time I didn't feel like going out and that was fine. I was</text:p>
      <text:p text:style-name="Standard">going through my loss of him, but that was all right. I didn’t push it or</text:p>
      <text:p text:style-name="Standard">anything. But just recently I started going out and I've been aware for years of</text:p>
      <text:p text:style-name="Standard">how lonely, I have been very, very lonely. I haven't been dating very much</text:p>
      <text:p text:style-name="Standard">for the last four years, mostly just working and taking care of the kids. And</text:p>
      <text:p text:style-name="Standard">um, I think I'm keeping myself in kind of a no-win situation where I'm really</text:p>
      <text:p text:style-name="Standard">lonely. And yet it's kind of like I'm keeping myself there because I've got a</text:p>
      <text:p text:style-name="Standard">guard around me, and I'd kind of like to break out of that.</text:p>
      <text:p text:style-name="Standard">T5: It’s as though you're in some way sort of responsible for your loneliness.</text:p>
      <text:p text:style-name="Standard">C6: Yes, I know that. I'm very… I am.</text:p>
      <text:p text:style-name="Standard">T6: And that's something you'd like to break out of that shell, or that safeguard</text:p>
      <text:p text:style-name="Standard">that you've been hiding behind.</text:p>
      <text:p text:style-name="Standard">C7: Part of me does.</text:p>
      <text:p text:style-name="Standard">T7: Part of you does. Ok, ok.</text:p>
      <text:p text:style-name="Standard">C8: Part of me says, “No way”.</text:p>
      <text:p text:style-name="Standard">T8: So it really is a very ambivalent, two-way thing. (C takes a breath) I suspect</text:p>
      <text:p text:style-name="Standard">it's been pretty comfortable, um, behind that safeguard; it's more of risk if you</text:p>
      <text:p text:style-name="Standard">break out. Is that part of it?</text:p>
      <text:p text:style-name="Standard">C9: I, I can almost, well I was going to say I can almost go back to the point where</text:p>
      <text:p text:style-name="Standard">I really built up that safeguard in me when my marriage was going bad. Over</text:p>
      <text:p text:style-name="Standard">five years ago and I could feel myself, and I know I did, I withdrew and I’ve</text:p>
      <text:p text:style-name="Standard">been withdrawn ever since. It's kind of like, “No more. I don't want any more</text:p>
      <text:p text:style-name="Standard">hurt.” So…</text:p>
      <text:p text:style-name="Standard">T9: Uhm, hmm, it's just too damn risky, taking the possibility of being hurt again.</text:p>
      <text:p text:style-name="Standard">And you've withdrawn from that for a long time.</text:p>
      <text:p text:style-name="Standard">Rogers’ Transcripts, Volume 12, Kathy Interview, page 55</text:p>
      <text:p text:style-name="Standard">C10: Uhm, hmm. See, and I've been aware of this for a long time too, but I never</text:p>
      <text:p text:style-name="Standard">go beyond the awareness level.</text:p>
      <text:p text:style-name="Standard">T10: So that the knowledge isn't new, it's the um, question of what you do about it.</text:p>
      <text:p text:style-name="Standard">C11: That's right, that's right. How can one stay safe and still be open?</text:p>
      <text:p text:style-name="Standard">T11: The way you shake your head makes me feel, “I don't see any way.”</text:p>
      <text:p text:style-name="Standard">C12: I don't, I really don’t. If I did, maybe I probably would have done it a long</text:p>
      <text:p text:style-name="Standard">time ago, but I don't.</text:p>
      <text:p text:style-name="Standard">T12: Just seems kind of unbearable to, to be, open with a person and yet feel safe.</text:p>
      <text:p text:style-name="Standard">C13: I, I think I'm a pretty open person to begin with. And uh, everything is fine in</text:p>
      <text:p text:style-name="Standard">a relationship as long as the focus does not turn onto me.</text:p>
      <text:p text:style-name="Standard">T13: I see, I see. If you can keep the focus on the other person you're ok.</text:p>
      <text:p text:style-name="Standard">C14: That's right. And the focus on me up to a certain level, but not in the romantic</text:p>
      <text:p text:style-name="Standard">kind of a way. A friendship, I would value that.</text:p>
      <text:p text:style-name="Standard">T14: But love, you want to, keep that at arms length.</text:p>
      <text:p text:style-name="Standard">C15: But you know, that's important though, because um, if a person doesn't want</text:p>
      <text:p text:style-name="Standard">to really be your friend, how can you have them for a lover?</text:p>
      <text:p text:style-name="Standard">T15: Uhm, hmm.</text:p>
      <text:p text:style-name="Standard">C16: No way.</text:p>
      <text:p text:style-name="Standard"><text:soft-page-break/>T16: Not quite sure I get that. You mean friendship is a necessary first step, is that</text:p>
      <text:p text:style-name="Standard">what you're saying, or…</text:p>
      <text:p text:style-name="Standard">C17: It is for me.</text:p>
      <text:p text:style-name="Standard">T17: Yeah. (Long pause)</text:p>
      <text:p text:style-name="Standard">C18: We've gotten to the point where I won't go beyond.</text:p>
      <text:p text:style-name="Standard">T18: Uhm, hmm, that's what I was sort of thinking. You've thought your way this</text:p>
      <text:p text:style-name="Standard">far, but then where do you…</text:p>
      <text:p text:style-name="Standard">C19: I've laid the cards out and that's all I want to play.</text:p>
      <text:p text:style-name="Standard">T19: So that, in this relationship it's like in your other relationships.</text:p>
      <text:p text:style-name="Standard">Rogers’ Transcripts, Volume 12, Kathy Interview, page 56</text:p>
      <text:p text:style-name="Standard">C20: That's right.</text:p>
      <text:p text:style-name="Standard">T20: It goes so far and then, “Let's stop. That's as far as I want to go.” (Pause)</text:p>
      <text:p text:style-name="Standard">(C: Hmm.) If you go any further, there's a risk, isn't it?</text:p>
      <text:p text:style-name="Standard">C21: Yes, it is.</text:p>
      <text:p text:style-name="Standard">T21: And I think your eyes tell me you're feeling that risk right now. (Pause)</text:p>
      <text:p text:style-name="Standard">C22: So here I am. (Pause) I feel like saying to myself, “Well you got this far. It's</text:p>
      <text:p text:style-name="Standard">not so bad.” (Laughter) It's all right; I make the best out of it.</text:p>
      <text:p text:style-name="Standard">T22: It's all right up to this point.</text:p>
      <text:p text:style-name="Standard">C23: Yeah, right.</text:p>
      <text:p text:style-name="Standard">T23: So let’s laugh it off.</text:p>
      <text:p text:style-name="Standard">C24: Yeah, make a joke. Talk about something else.</text:p>
      <text:p text:style-name="Standard">T24: Could, very easy to run away from yourself.</text:p>
      <text:p text:style-name="Standard">C25: See, but that's it. I made a bargain with myself. There's two parts: the part</text:p>
      <text:p text:style-name="Standard">that understands and it’s all right, and the other part that's scared silly. But the</text:p>
      <text:p text:style-name="Standard">part that understands isn’t going to force the part that's scared. When it’s safe</text:p>
      <text:p text:style-name="Standard">enough, I'll be kind to myself.</text:p>
      <text:p text:style-name="Standard">T25: And let the scared part come out when, when you’re ready for it, when…</text:p>
      <text:p text:style-name="Standard">C26: When the scared part feels ready. It’s as if part of me is in a cave away from</text:p>
      <text:p text:style-name="Standard">the rest of the world. But it cert-, I certainly can't come out of that cave,</text:p>
      <text:p text:style-name="Standard">unless I know that it’s all right, that there won't be a lot of pain to greet me.</text:p>
      <text:p text:style-name="Standard">What's the sense in coming out? So it’s up to the best of me to make sure that</text:p>
      <text:p text:style-name="Standard">there are nurturing people around me.</text:p>
      <text:p text:style-name="Standard">T26: And when you feel safe enough, either in this relationship or with other</text:p>
      <text:p text:style-name="Standard">people, then you can let yourself come out of the cave and let the scared part</text:p>
      <text:p text:style-name="Standard">of you emerge.</text:p>
      <text:p text:style-name="Standard">C27: That's right. That's why, that's why I value the friendships with men and with</text:p>
      <text:p text:style-name="Standard">other people. I don't care for the rest. Not to say that I don't need it, I do, but</text:p>
      <text:p text:style-name="Standard">I need the friendship, and the safety and the security of that first. I, um, took a</text:p>
      <text:p text:style-name="Standard">trip not too long ago and I met a man that I had known years and years ago,</text:p>
      <text:p text:style-name="Standard">only very briefly. And I met him again I went out with him. And he was</text:p>
      <text:p text:style-name="Standard">such a lovely person, such a kind person, and a very ... a very good person.</text:p>
      <text:p text:style-name="Standard">Rogers’ Transcripts, Volume 12, Kathy Interview, page 57</text:p>
      <text:p text:style-name="Standard">Anyway, it was in the mountains and as I was driving home from his, um, his</text:p>
      <text:p text:style-name="Standard">home, looking at the mountains, I, I had this feeling. It’s kind of funny, I</text:p>
      <text:p text:style-name="Standard">haven't read the Carlos Castaneda books, but I know the concept of the third</text:p>
      <text:p text:style-name="Standard">eye. And I was feeling as I was driving through those mountains that, “Now</text:p>
      <text:p text:style-name="Standard">it’s all right for my third eye to come out, and to be able to perceive.” And I</text:p>
      <text:p text:style-name="Standard">felt so good. But when I came back home, I've kind of busied myself with</text:p>
      <text:p text:style-name="Standard">woodworking, and the house, and that kind of thing. And I'm kind of back in</text:p>
      <text:p text:style-name="Standard">the same environment, in the same predicament. But I know that I, I</text:p>
      <text:p text:style-name="Standard">consciously at times choose between focusing in on things and not.</text:p>
      <text:p text:style-name="Standard">T27: I'm, I'm really interested in that experience, when you were away from him,</text:p>
      <text:p text:style-name="Standard"><text:soft-page-break/>then there was just a little while, when it felt safe. And you could perceive…</text:p>
      <text:p text:style-name="Standard">C28: When I was driving.</text:p>
      <text:p text:style-name="Standard">T28: Yeah, when you were driving and you could perceive yourself and the whole</text:p>
      <text:p text:style-name="Standard">situation, I guess.</text:p>
      <text:p text:style-name="Standard">C29: I could perceive, it doesn’t have much to, it did have to do with him, but I</text:p>
      <text:p text:style-name="Standard">could perceive myself, and my closed-offedness. And at that time I was open,</text:p>
      <text:p text:style-name="Standard">and I had that perception of myself and that awareness that I had been closed.</text:p>
      <text:p text:style-name="Standard">And that, when I was driving through that canyon I was feeling very open and</text:p>
      <text:p text:style-name="Standard">now I could have my understanding, and it was a1l right.</text:p>
      <text:p text:style-name="Standard">T29: You let yourself for that time come out of the cave.</text:p>
      <text:p text:style-name="Standard">C30: Yeah, yes, it was great. And then he came to see me. He flew in to see me a</text:p>
      <text:p text:style-name="Standard">couple of weeks ago. And um, I felt, see I was aware I had this memory of</text:p>
      <text:p text:style-name="Standard">that opening up and so I felt more guarded.</text:p>
      <text:p text:style-name="Standard">T30: Ah, is that right.</text:p>
      <text:p text:style-name="Standard">C31: But kind of slowly unpeeling layers, or slowing coming up.</text:p>
      <text:p text:style-name="Standard">T31: But somehow, having, having come out of the cave, you were afraid you</text:p>
      <text:p text:style-name="Standard">might come out of the cave too easily.</text:p>
      <text:p text:style-name="Standard">C32: Too, yeah that's right, that's right.</text:p>
      <text:p text:style-name="Standard">T32: “So, watch out, be careful”.</text:p>
      <text:p text:style-name="Standard">C33: That's right.</text:p>
      <text:p text:style-name="Standard">T33: You sound like a very tender, vulnerable part of you that lives in that cave.</text:p>
      <text:p text:style-name="Standard">C34: I think my most tender part. (C cries)</text:p>
      <text:p text:style-name="Standard">Rogers’ Transcripts, Volume 12, Kathy Interview, page 58</text:p>
      <text:p text:style-name="Standard">T34: Your most?</text:p>
      <text:p text:style-name="Standard">C35: My most tender part.</text:p>
      <text:p text:style-name="Standard">T35: Your most tender part. Uhm, hmm. Uhm, hmm. Uhm, hmm. It's really a very</text:p>
      <text:p text:style-name="Standard">precious part of you that you keep in the cave</text:p>
      <text:p text:style-name="Standard">C36: (C takes long breath) I, for a long, long time, I’ve had the feeling of</text:p>
      <text:p text:style-name="Standard">hopelessness of ever coming out. And do you know life is an existence</text:p>
      <text:p text:style-name="Standard">without all of you…</text:p>
      <text:p text:style-name="Standard">T36: Without?</text:p>
      <text:p text:style-name="Standard">C37: …all of you.</text:p>
      <text:p text:style-name="Standard">T37: Yeah, I see.</text:p>
      <text:p text:style-name="Standard">C38: Right.</text:p>
      <text:p text:style-name="Standard">T38: So, you, the hopelessness, I gather is because you know you're not living with</text:p>
      <text:p text:style-name="Standard">all of you. Part of you you're keeping well hidden.</text:p>
      <text:p text:style-name="Standard">C39: That's right.</text:p>
      <text:p text:style-name="Standard">T39: Well guarded. And it isn't really living, unless you can live it with all of you.</text:p>
      <text:p text:style-name="Standard">C40: That's right, it's just doing things, just doing things. The part that, you know,</text:p>
      <text:p text:style-name="Standard">that I consciously avoid are the arts. The things that I love, music, theater,</text:p>
      <text:p text:style-name="Standard">paintings, that kind of thing.</text:p>
      <text:p text:style-name="Standard">T40: Those are the things that touch your feelings.</text:p>
      <text:p text:style-name="Standard">C41: I don’t get to the core.</text:p>
      <text:p text:style-name="Standard">T41: Ok, things that touch your feelings or touch the core of you, those you want to</text:p>
      <text:p text:style-name="Standard">stay away from.</text:p>
      <text:p text:style-name="Standard">C42: That's right.</text:p>
      <text:p text:style-name="Standard">T42: They got, they get too close, too close to this very tender part of you.</text:p>
      <text:p text:style-name="Standard">C43: (Pause) I’ve reached another stop.</text:p>
      <text:p text:style-name="Standard">T43: Uhm, hmm, but you felt safe enough to let out a little bit more and now it’s</text:p>
      <text:p text:style-name="Standard">come to another stop.</text:p>
      <text:p text:style-name="Standard">Rogers’ Transcripts, Volume 12, Kathy Interview, page 59</text:p>
      <text:p text:style-name="Standard">C44: (Pause) I have to give equal time to all of my dimensions. We just have, I just</text:p>
      <text:p text:style-name="Standard"><text:soft-page-break/>felt, you know, in touch with my vulnerability, but now I’m feeling angry.</text:p>
      <text:p text:style-name="Standard">T44: Ok.</text:p>
      <text:p text:style-name="Standard">C45: Like, “It’s none of your business…”</text:p>
      <text:p text:style-name="Standard">T45: Uhm, hmm.</text:p>
      <text:p text:style-name="Standard">C46: …what I'm feeling.</text:p>
      <text:p text:style-name="Standard">T46: Uhm, hmm, what am I doing getting that close to the vulnerable part of you?</text:p>
      <text:p text:style-name="Standard">“Damn it, stay away.”</text:p>
      <text:p text:style-name="Standard">C47: That’s right, that’s right. What do you want to do that for?</text:p>
      <text:p text:style-name="Standard">T47: Uhm, hmm. Uhm, hmm.</text:p>
      <text:p text:style-name="Standard">C48: You've got other things to do. (C laughs)</text:p>
      <text:p text:style-name="Standard">T48: So you’re putting up all kinds of guards against me, and striking out, “What</text:p>
      <text:p text:style-name="Standard">the hell are you doing”, and, “getting so close to the vulnerable part of me,</text:p>
      <text:p text:style-name="Standard">why don’t you go do something else”, hmm?</text:p>
      <text:p text:style-name="Standard">C49: That's the part that keeps me lonely.</text:p>
      <text:p text:style-name="Standard">T49: Uhm, hmm. So that, that pushing away part, that kind of angry, “Get away</text:p>
      <text:p text:style-name="Standard">from me” part, is what keeps you very lonely.</text:p>
      <text:p text:style-name="Standard">C50: It's like I don't really trust that I can trust you to know that. I can tell this and</text:p>
      <text:p text:style-name="Standard">that. You may feel a little something about it, but what then? You know, I</text:p>
      <text:p text:style-name="Standard">mean you know, “It's a nice story, so, big deal, something else to do”.</text:p>
      <text:p text:style-name="Standard">T50: What I hear is that, is that you feel that I don’t really care, just a story…</text:p>
      <text:p text:style-name="Standard">C51: That's right.</text:p>
      <text:p text:style-name="Standard">T51: Just something… but what if I do …</text:p>
      <text:p text:style-name="Standard">C52: You know…</text:p>
      <text:p text:style-name="Standard">T52: But what if I do care.</text:p>
      <text:p text:style-name="Standard">C53: (C takes a breath) I want to make a joke and say, "Aw, go on." (C laughs)</text:p>
      <text:p text:style-name="Standard">You know, um, I'm a nurse and, a psychiatric nurse, worked in a psychiatric</text:p>
      <text:p text:style-name="Standard">hospital last year. One of the big things there, the patients got a lot of points if</text:p>
      <text:p text:style-name="Standard">they would talk in group. I mean everybody wants you to talk. You know,</text:p>
      <text:p text:style-name="Standard">Rogers’ Transcripts, Volume 12, Kathy Interview, page 60</text:p>
      <text:p text:style-name="Standard">the good patient talks. And I thought, you know, anybody can talk. The</text:p>
      <text:p text:style-name="Standard">reason why people don’t talk is not because they can’t talk, it’s because they</text:p>
      <text:p text:style-name="Standard">don't know how people are going to respond. That's where it’s at. So I don’t</text:p>
      <text:p text:style-name="Standard">think the patients were not being good patients. I don't think they were being</text:p>
      <text:p text:style-name="Standard">bad patients because they weren't talking. I think that the staff should have a</text:p>
      <text:p text:style-name="Standard">demerit for not responding. Ok, these patients talked, now how do you</text:p>
      <text:p text:style-name="Standard">respond? Makes it a whole new ballgame.</text:p>
      <text:p text:style-name="Standard">T53: Yeah.</text:p>
      <text:p text:style-name="Standard">C54: And so now, I talked. (C laughs)</text:p>
      <text:p text:style-name="Standard">T54: You've earned some points.</text:p>
      <text:p text:style-name="Standard">C55: Yeah now I earned my points, that's true. But, um, I think that’s the fear of</text:p>
      <text:p text:style-name="Standard">everyone. It’s not so much revealing themselves, but being cared about.</text:p>
      <text:p text:style-name="Standard">That's my fear. That's my fears after I've revealed myself, “Who cares?”</text:p>
      <text:p text:style-name="Standard">T55: It's uh, when you've let out a tender part of yourself, then it’s damned</text:p>
      <text:p text:style-name="Standard">important to know, “Does this other person care? Does it make any</text:p>
      <text:p text:style-name="Standard">difference?”</text:p>
      <text:p text:style-name="Standard">C56: My husband used to say he cared, but it was just words, it was words. He um,</text:p>
      <text:p text:style-name="Standard">I think he cared as much as he could care but, he had so many conflicts inside</text:p>
      <text:p text:style-name="Standard">of himself that he didn't even see me as a person. Didn't even see me. It's not</text:p>
      <text:p text:style-name="Standard">that he didn't want to care. It's that he couldn't, he was too busy with himself.</text:p>
      <text:p text:style-name="Standard">But I understand that. And I understand that with other people, too. But see I</text:p>
      <text:p text:style-name="Standard">just can’t go around revealing myself all the time to people who are just too</text:p>
      <text:p text:style-name="Standard">busy with themselves.</text:p>
      <text:p text:style-name="Standard"><text:soft-page-break/>T56: Uhm, hmm. You need a response, you need a caring, you need to make a</text:p>
      <text:p text:style-name="Standard">difference to somebody.</text:p>
      <text:p text:style-name="Standard">C57: That's it, not to someone who’ll say, "Oh, well, Kathy, I really care," and then</text:p>
      <text:p text:style-name="Standard">I don't see them for a couple of years. Or, "I'll call you" and then they never</text:p>
      <text:p text:style-name="Standard">call. You know, when I first split up from my husband, I would go to these</text:p>
      <text:p text:style-name="Standard">different functions, not with a date, but with friends, and meet a man and he'd</text:p>
      <text:p text:style-name="Standard">say, "I'll call you". And for a while there I'd be sure that I wasn't home,</text:p>
      <text:p text:style-name="Standard">because I couldn't stand to know if he didn't call. And that way I didn't know</text:p>
      <text:p text:style-name="Standard">if he didn't call, so there was a possibility that he had called. But I wasn't</text:p>
      <text:p text:style-name="Standard">home, so how could I know. So with that, that, that vulnerable I was really in</text:p>
      <text:p text:style-name="Standard">touch with it.</text:p>
      <text:p text:style-name="Standard">T57: It makes so much difference to you to know whether the other person is going</text:p>
      <text:p text:style-name="Standard">to really respond. “When they say they care, do they care?”</text:p>
      <text:p text:style-name="Standard">C58: That's right, caring people, will call you, or drop by, “How's it going?”, that</text:p>
      <text:p text:style-name="Standard">Rogers’ Transcripts, Volume 12, Kathy Interview, page 61</text:p>
      <text:p text:style-name="Standard">kind of thing.</text:p>
      <text:p text:style-name="Standard">T58: And that's not enough?</text:p>
      <text:p text:style-name="Standard">C59: No, it would be enough, if they would do that. (C laughs) That'd be just great,</text:p>
      <text:p text:style-name="Standard">that would be just great. I don't think I really want that much from another</text:p>
      <text:p text:style-name="Standard">person. The morsels are fine, but I'm not even getting the morsels.</text:p>
      <text:p text:style-name="Standard">T59: Uhm, hmm, it isn't as though you want a whole meal, it's that…</text:p>
      <text:p text:style-name="Standard">C60: Yeah, I mean I could work up to it all right. That's why I think with this</text:p>
      <text:p text:style-name="Standard">friend it was nice. And may have gone back in but I felt myself, come alive a</text:p>
      <text:p text:style-name="Standard">little bit. A little bit of magic had come into my life, and that was nice. And</text:p>
      <text:p text:style-name="Standard">I'd rather not come out all at once and run back in. I'd rather come out bit-bybit and stay out. But see the thing of it is that, and like we're talking now, a</text:p>
      <text:p text:style-name="Standard">little bit, or I'm thinking about the focus of the relationship, it has to be this</text:p>
      <text:p text:style-name="Standard">male-female kind of thing. And, um, I don't think that what I need to do is to</text:p>
      <text:p text:style-name="Standard">come out and have love, and then, think about a male-female relationship. But</text:p>
      <text:p text:style-name="Standard">I don't know how I can come out too much without a man (C laughs).</text:p>
      <text:p text:style-name="Standard">T60: That's kind of a, contradiction, in a way. A dilemma, it's a dilemma. (T</text:p>
      <text:p text:style-name="Standard">laughs) But you feel what you want first is a relationship with a person, only</text:p>
      <text:p text:style-name="Standard">it helps if it’s a man.</text:p>
      <text:p text:style-name="Standard">C61: That's right. It must be a man. Or…</text:p>
      <text:p text:style-name="Standard">T61: It isn't just better if it's a man, it's a necessity.</text:p>
      <text:p text:style-name="Standard">C62: It must be a man, that’s right, because that's where my fear is.</text:p>
      <text:p text:style-name="Standard">T62: So that's where you fear is, a fear of a relationship with a man. And yet, you'd</text:p>
      <text:p text:style-name="Standard">like to be able to really come out of the cave first, before it became a manwoman, sexual relationship, or anything like that. Is that what you're saying?</text:p>
      <text:p text:style-name="Standard">C63: I'd like to have a caring relationship. And its kind of funny, it's like a little girl</text:p>
      <text:p text:style-name="Standard">wanting a man to take her out of the cave, and, care about. I'll put it back on</text:p>
      <text:p text:style-name="Standard">me, I feel like a little girl. Someone to care about me and to know that I'm</text:p>
      <text:p text:style-name="Standard">comfortable and that I'm all right, and then ask for himself.</text:p>
      <text:p text:style-name="Standard">T63: And then ask?</text:p>
      <text:p text:style-name="Standard">C64: For himself, of the relationship.</text:p>
      <text:p text:style-name="Standard">T64: But first, you'd like to have a man come at least to the entrance of the cave</text:p>
      <text:p text:style-name="Standard">and take the hand of you as a little girl and lead you gently out, caring for you.</text:p>
      <text:p text:style-name="Standard">Then maybe, other kinds of things might happen.</text:p>
      <text:p text:style-name="Standard">C65: (Pause) The little girl is the non-sexual, being. That's right, “Don't use me</text:p>
      <text:p text:style-name="Standard">Rogers’ Transcripts, Volume 12, Kathy Interview, page 62</text:p>
      <text:p text:style-name="Standard">sexually first. And then if you like it good enough, keep coming back.” That's</text:p>
      <text:p text:style-name="Standard">what I don't want.</text:p>
      <text:p text:style-name="Standard"><text:soft-page-break/>T65: The little girl, the little girl will grow up if you care enough, for her.</text:p>
      <text:p text:style-name="Standard">C66: That's right, and can respond as a woman, if the other is there.</text:p>
      <text:p text:style-name="Standard">T66: Can you tell him that? Could you tell him that?</text:p>
      <text:p text:style-name="Standard">C67: I'm confused, do I tell one man that, or is that what I…</text:p>
      <text:p text:style-name="Standard">T67: I was thinking of this, this one man.</text:p>
      <text:p text:style-name="Standard">C68: Oh, this individual.</text:p>
      <text:p text:style-name="Standard">T68: Uhm, hmm.</text:p>
      <text:p text:style-name="Standard">C69: Oh, I think I could tell him that, I know I could. But you know, I start putting</text:p>
      <text:p text:style-name="Standard">him down. (T laughs) I know that's just, my sister told me, she said, “That's</text:p>
      <text:p text:style-name="Standard">just because you're scared.” Because I told her the kind of man I would, I</text:p>
      <text:p text:style-name="Standard">thought I would be comfortable with, and he is this kind of person. And then</text:p>
      <text:p text:style-name="Standard">I start telling her all these bad things. And she said, "Nobody would be</text:p>
      <text:p text:style-name="Standard">perfect. You would do this with anyone, some." But with this person I think I</text:p>
      <text:p text:style-name="Standard">could.</text:p>
      <text:p text:style-name="Standard">T69: Maybe you could let him know what you need.</text:p>
      <text:p text:style-name="Standard">C70: I'd like to be able to carry that over. I suppose maybe, maybe I'm glossing</text:p>
      <text:p text:style-name="Standard">that over or something, but I'd like to carry it over in my relationships with</text:p>
      <text:p text:style-name="Standard">everyone. To get what I need from the relationship, and not focusing in on the</text:p>
      <text:p text:style-name="Standard">other person. See, I think the way I am I'm the perfect nurse, the perf-, you</text:p>
      <text:p text:style-name="Standard">know, anything for somebody else. And that's fine, focus in on them any</text:p>
      <text:p text:style-name="Standard">time. But on myself, like I'm too scared to do that. Like that's a no-no. But I'd</text:p>
      <text:p text:style-name="Standard">like to be able to do that, focus in on my own needs, first. But I feel kind of</text:p>
      <text:p text:style-name="Standard">selfish when I look at it that way. I fee1 like a taker instead of a giver and</text:p>
      <text:p text:style-name="Standard">that's got a negative, connotation.</text:p>
      <text:p text:style-name="Standard">T70: You're so much a nurse that when you even think of saying, “But I need this</text:p>
      <text:p text:style-name="Standard">for myself.” that seems kind of wrong, selfish.</text:p>
      <text:p text:style-name="Standard">C71: “Wait a minute, you're the nurse. What is this?”</text:p>
      <text:p text:style-name="Standard">T71: “You're supposed to be caring for the other person.”</text:p>
      <text:p text:style-name="Standard">C72: That's right.</text:p>
      <text:p text:style-name="Standard">Rogers’ Transcripts, Volume 12, Kathy Interview, page 63</text:p>
      <text:p text:style-name="Standard">T72: But once in a while you realize, “I'd like to care for myself, first.”([Pause)</text:p>
      <text:p text:style-name="Standard">C73: Seems awful. (C laughs)</text:p>
      <text:p text:style-name="Standard">T73: Just to say that.</text:p>
      <text:p text:style-name="Standard">C74: “You're so naughty, just thinking about it.” (C laughs)</text:p>
      <text:p text:style-name="Standard">T74: Just to say that, seems, “What a selfish person I am.”</text:p>
      <text:p text:style-name="Standard">C75: Yeah.</text:p>
      <text:p text:style-name="Standard">T75: “Terrible, awful.”</text:p>
      <text:p text:style-name="Standard">C76: I feel wicked, but I enjoy it. I'm enjoying thinking about it.</text:p>
      <text:p text:style-name="Standard">T76: It's fun just to imagine, “I might want something for myself, first.”</text:p>
      <text:p text:style-name="Standard">C77: It's really a lovely fantasy to be completely narcissist, completely selfcentered, and into pleasure, and into comfort. (C sighs)</text:p>
      <text:p text:style-name="Standard">T77: Just being good to yourself.</text:p>
      <text:p text:style-name="Standard">C78: But in a way, you know, in a way I am being good to myself by keep that</text:p>
      <text:p text:style-name="Standard">vulnerable part of me away until it's safe. Because not everybody would be</text:p>
      <text:p text:style-name="Standard">good to you, not everybody would be kind. There are people who would use</text:p>
      <text:p text:style-name="Standard">you up, and not bat an eyelash, and not even think about it.</text:p>
      <text:p text:style-name="Standard">T78: So you have a real respect for your, for your instinct for preserving yourself.</text:p>
      <text:p text:style-name="Standard">C79: That's right.</text:p>
      <text:p text:style-name="Standard">T79: You can't trust everyone, not everyone would care. (Pause)</text:p>
      <text:p text:style-name="Standard">C80: I was just smiling, I was thinking, but I care.</text:p>
      <text:p text:style-name="Standard">T80: And you say that with a smile, but that's pretty deep too isn't it?</text:p>
      <text:p text:style-name="Standard">C81: Uhm, hmm. I do care.</text:p>
      <text:p text:style-name="Standard"><text:soft-page-break/>T81: “I care for myself”.</text:p>
      <text:p text:style-name="Standard">C82: I like caring. I like it. I like caring for myself, and not giving away every part</text:p>
      <text:p text:style-name="Standard">of my, just because some Tom, Dick, or Harry wants it.</text:p>
      <text:p text:style-name="Standard">T82: “I really prize myself, and I'm proud of that. I'm not going to just give myself</text:p>
      <text:p text:style-name="Standard">Rogers’ Transcripts, Volume 12, Kathy Interview, page 64</text:p>
      <text:p text:style-name="Standard">away.”</text:p>
      <text:p text:style-name="Standard">C83: That's right. It's nice to have that feeling of caring for myself, that's good.</text:p>
      <text:p text:style-name="Standard">But you know since Dick died, I was thinking, I could die tomorrow. Any of</text:p>
      <text:p text:style-name="Standard">us could, and, I'm missing, I want to have more. I don't want to just care for</text:p>
      <text:p text:style-name="Standard">myself, I want to, I want to be able to care for myself and at the same time be</text:p>
      <text:p text:style-name="Standard">able to take in life more. But I'm not doing, see I've closed it off, if I could</text:p>
      <text:p text:style-name="Standard">figure out some way of doing that, then, you're smiling (C laughs), so that'd be</text:p>
      <text:p text:style-name="Standard">just great.</text:p>
      <text:p text:style-name="Standard">T83: To be able to care for yourself, and yet open yourself up to life, and somehow</text:p>
      <text:p text:style-name="Standard">that also tied up with the realization that, “You know, death will come one</text:p>
      <text:p text:style-name="Standard">day.” You'd like to live before you die.</text:p>
      <text:p text:style-name="Standard">C84: That's right, I want, I saw a card one time that said, “Born, and then died.”</text:p>
      <text:p text:style-name="Standard">And you open it up and it says, "In between, he lived" or something like that.</text:p>
      <text:p text:style-name="Standard">That's what I would like for myself, a little life in between the born and the</text:p>
      <text:p text:style-name="Standard">death, a little more life, and pleasure. See that's what I'm missing. Deep</text:p>
      <text:p text:style-name="Standard">down inside is the, pleasure, experience of pleasure and joy, those kinds of</text:p>
      <text:p text:style-name="Standard">experiences. I've been happy. I have fun. I do enjoy my children, but it's on</text:p>
      <text:p text:style-name="Standard">a limited level.</text:p>
      <text:p text:style-name="Standard">T84: You don't really open yourself to joy. I guess fun, yes sure.</text:p>
      <text:p text:style-name="Standard">C85: But joy is on a deeper level, you see, so… I want to say, "But how've you</text:p>
      <text:p text:style-name="Standard">been lately?" (C laughs).</text:p>
      <text:p text:style-name="Standard">T85: Well, “Lets change the subject.” (T laughs).</text:p>
      <text:p text:style-name="Standard">C86: Yes, “How's your wife, your house?” all that.</text:p>
      <text:p text:style-name="Standard">T86: Um, it'd be pretty nice to just, run away from some of this.</text:p>
      <text:p text:style-name="Standard">C87: It would, yes.</text:p>
      <text:p text:style-name="Standard">T87: Just talk.</text:p>
      <text:p text:style-name="Standard">C88: Well let’s just have a rest for a while.</text:p>
      <text:p text:style-name="Standard">T88: I'm impressed with the fact that when you need a rest, you really take it.</text:p>
      <text:p text:style-name="Standard">C89: Oh, thank you. I was thinking my humor comes to the rescue, “Give me a</text:p>
      <text:p text:style-name="Standard">breather.”</text:p>
      <text:p text:style-name="Standard">T89: It's one of the ways in which you preserve yourself.</text:p>
      <text:p text:style-name="Standard">C90: That's right; I had a dream one time. And I dreamed that I was on a sled with</text:p>
      <text:p text:style-name="Standard">two other girls, and we were going down a snowy hill. And we were going</text:p>
      <text:p text:style-name="Standard">Rogers’ Transcripts, Volume 12, Kathy Interview, page 65</text:p>
      <text:p text:style-name="Standard">too fast. And I told them to stop, they had to get off, otherwise they were</text:p>
      <text:p text:style-name="Standard">going to crash into this train station at the bottom of the hill. And they</text:p>
      <text:p text:style-name="Standard">wouldn't believe me. So I got off, and they went on. And I side-stepped in</text:p>
      <text:p text:style-name="Standard">the snow all the way down the hill, but there were lots of trees where I was</text:p>
      <text:p text:style-name="Standard">side stepping, and I was hanging onto the trees, one by one as I went down.</text:p>
      <text:p text:style-name="Standard">And when I got to the bottom of the hill, the sled had crashed, or something.</text:p>
      <text:p text:style-name="Standard">And then I thought to myself, “That means, that has to do with me. Part of me</text:p>
      <text:p text:style-name="Standard">would go too fast, and…”</text:p>
      <text:p text:style-name="Standard">T90: And, and this morning has been an example of the fact that you're not going to</text:p>
      <text:p text:style-name="Standard">go so fast that you crash. (C: That's right.) You're going to go at your own</text:p>
      <text:p text:style-name="Standard">pace if its step-by-step down the hill, oh, that's the pace you have.</text:p>
      <text:p text:style-name="Standard">C91: That must be it.</text:p>
      <text:p text:style-name="Standard">T91: Maybe that's a good stopping point.</text:p>
      <text:p text:style-name="Standard"><text:soft-page-break/>END</text:p>
      <text:p text:style-name="Standard">Rogers’ Transcripts, Volume 12, Kathy Interview, page 66</text:p>
      <text:p text:style-name="Standard">Rogers’ Post-Session Commentary</text:p>
      <text:p text:style-name="Standard">I found it fascinating, the way in which this client very slowly lowers</text:p>
      <text:p text:style-name="Standard">her defenses. I think those defenses could be broken through, but that in my</text:p>
      <text:p text:style-name="Standard">estimation would not be as helpful as letting her proceed at her own pace. I</text:p>
      <text:p text:style-name="Standard">think the client learns more that way. We did progress in the interview. We</text:p>
      <text:p text:style-name="Standard">went from her perception of loneliness as her problem, to her fear of her</text:p>
      <text:p text:style-name="Standard">relationships with men, to her feelings about letting the tender, vulnerable part</text:p>
      <text:p text:style-name="Standard">of herself come out of a cave, to the recognition of the little girl in her that</text:p>
      <text:p text:style-name="Standard">wants to be tenderly let out. She then began to get to the recognition of the</text:p>
      <text:p text:style-name="Standard">deep, of the pain that is deep inside of her. That is unspeakable, almost</text:p>
      <text:p text:style-name="Standard">unbearable. We saw her partially experience that pain, in spots, and then draw</text:p>
      <text:p text:style-name="Standard">back. Then finally we saw the feelings that she has, that perhaps at bottom she</text:p>
      <text:p text:style-name="Standard">is completely unlovable, one of the commonest feelings that people have. I</text:p>
      <text:p text:style-name="Standard">thought that the dream at the end was almost a perfect description of the hour.</text:p>
      <text:p text:style-name="Standard">She went deeper into herself, step-by-step, by slow degrees, cautiously and</text:p>
      <text:p text:style-name="Standard">guardedly because she didn’t want to crash into that pain. And she took</text:p>
      <text:p text:style-name="Standard">resting times between the steps. So I thought that described the whole</text:p>
      <text:p text:style-name="Standard">progress of the hour. I feel that it was a working interview, not highly</text:p>
      <text:p text:style-name="Standard">dramatic, and much of therapy is work, and this was a good example of it. I</text:p>
      <text:p text:style-name="Standard">felt present to her. I felt a companion in her exploration. If I were to continue</text:p>
      <text:p text:style-name="Standard">to see her I think that she would gradua1ly move toward experiencing that</text:p>
      <text:p text:style-name="Standard">care of herself of which she is quite frightened. I like the way we got into</text:p>
      <text:p text:style-name="Standard">metaphors. Clients can say more in metaphors then they can say, than they</text:p>
      <text:p text:style-name="Standard">dare to say openly. And I like the way I responded to the metaphors. I liked</text:p>
      <text:p text:style-name="Standard">the way she was able to express her anger toward me whenever she felt it,</text:p>
      <text:p text:style-name="Standard">whenever she felt that she was close to a dangerous part of her experiencing a</text:p>
      <text:p text:style-name="Standard">painful part of her experiencing and that was easy for me to accept that anger.</text:p>
      <text:p text:style-name="Standard">I felt good about this as a first interview.</text:p>
      <text:p text:style-name="Standard">Rogers’ Transcripts, Volume 12, Kathy, Post-Session Commentary, page 67</text:p>
      <text:p text:style-name="Standard">This transcript is available for purposes of research, study and teaching. It may not be</text:p>
      <text:p text:style-name="Standard">sold.</text:p>
      <text:p text:style-name="Standard">Throughout this interview the responses of the therapist (T) (Rogers), and the client (C)</text:p>
      <text:p text:style-name="Standard">are numbered for easy reference.</text:p>
      <text:p text:style-name="Standard">Carl Rogers' First Session with Dione (Code name)</text:p>
      <text:p text:style-name="Standard">Dialogue from the film, “The Right to be Desperate.”</text:p>
      <text:p text:style-name="Standard">1977</text:p>
      <text:p text:style-name="Standard">[Source: Whiteley, J. M. (Producer). (1977). Carl Rogers counsels an individual on</text:p>
      <text:p text:style-name="Standard">anger and hurt [Film]. American Personnel and Guidance Association (American</text:p>
      <text:p text:style-name="Standard">Association for Counseling and Development).]</text:p>
      <text:p text:style-name="Standard">The film includes stopped images with Rogers’ voice giving comments about the</text:p>
      <text:p text:style-name="Standard">interview. All of the dialogue of the interaction between Rogers and “Dione” is included.</text:p>
      <text:p text:style-name="Standard">The voiced over sections do not censor any parts of the interaction. They are in brackets</text:p>
      <text:p text:style-name="Standard">and italics.</text:p>
      <text:p text:style-name="Standard">T: Well, I'm really glad to meet you.</text:p>
      <text:p text:style-name="Standard">C 1: Okay.</text:p>
      <text:p text:style-name="Standard">T 1: I've heard a few things about you, all good things, and I've also heard that you have</text:p>
      <text:p text:style-name="Standard">leukemia but that you're in a state of remission, and that’s all I know about you . . .</text:p>
      <text:p text:style-name="Standard">so from there on ...</text:p>
      <text:p text:style-name="Standard">C 2: Okay.</text:p>
      <text:p text:style-name="Standard">T 2: Whatever we do is up to us. What things do you feel you want to talk about today?</text:p>
      <text:p text:style-name="Standard"><text:soft-page-break/>C 3: I don't know. I was sitting in the room and waiting, before, and I was thinking</text:p>
      <text:p text:style-name="Standard">about when I was about 7 or 8 years old. I remember reading a book, I believe.</text:p>
      <text:p text:style-name="Standard">And I can't recall the name, by Jung, I think it was. I recalled that when I was</text:p>
      <text:p text:style-name="Standard">reading it, at that time, I used to go down in the basement of my home and um, turn</text:p>
      <text:p text:style-name="Standard">off all the lights. And in a way, that was kind of closing the outside world out (C:</text:p>
      <text:p text:style-name="Standard">Mhm, hmm) and concentrating on what I wanted to do and what I wanted to be.</text:p>
      <text:p text:style-name="Standard">And at 7 years old I was into that, and today I'm in the same position . . . um, really</text:p>
      <text:p text:style-name="Standard">at this, you know, trying to find out what I want to do, what I want to be. And um,</text:p>
      <text:p text:style-name="Standard">I've learned a lot of things. I've learned a lot of things since I found out that I have</text:p>
      <text:p text:style-name="Standard">leukemia (T: Mhm, hmm) which is about a year ago this June . . . and I've learned</text:p>
      <text:p text:style-name="Standard">an awful lot of things.</text:p>
      <text:p text:style-name="Standard">T 3: I'll bet. And you're going through a stage if I understand is a little bit like what it</text:p>
      <text:p text:style-name="Standard">was at seven, sort of shutting out the world or shutting yourself into a space where</text:p>
      <text:p text:style-name="Standard">Rogers’ Transcripts, Volume 12, Dione, 1st Interview, page 68</text:p>
      <text:p text:style-name="Standard">you're trying to figure out what it is that you want or who you are?</text:p>
      <text:p text:style-name="Standard">[Rogers’ voice over a stopped image Commentary 1: Clearly he has rehearsed this first</text:p>
      <text:p text:style-name="Standard">portion and yet, the material is of interest. Whether it's superficial or deep, I want to</text:p>
      <text:p text:style-name="Standard">understand the exact meaning his experience has for him. Whether it's true or false, real</text:p>
      <text:p text:style-name="Standard">or imaginary, this kind of presenting material is very common in first sessions, and is to</text:p>
      <text:p text:style-name="Standard">be expected and to be respected.]</text:p>
      <text:p text:style-name="Standard">C 4: I think that I've listened for so long to other people about who I was (T: Mhm,</text:p>
      <text:p text:style-name="Standard">hmm) and I remember in 2nd grade I was a potential credit to my race. That was</text:p>
      <text:p text:style-name="Standard">one of the . . . (T: Mhm, hmm) I used to wonder why I couldn't be a credit to</text:p>
      <text:p text:style-name="Standard">somebody (T: laughs) else's race also. I think I was really conditioned to be</text:p>
      <text:p text:style-name="Standard">something. To be some kind of a symbol, or (T: Mhm, hmm) whatever, and not</text:p>
      <text:p text:style-name="Standard">really being a person, you know, I kind of missed out on my childhood to an</text:p>
      <text:p text:style-name="Standard">extent. (T: Mhm, hmm) I don't really regret it. I don't think I regret it anyway, but</text:p>
      <text:p text:style-name="Standard">I've really been through a lot of changes. And I think that now, after finding out I</text:p>
      <text:p text:style-name="Standard">had leukemia and after dealing with the leukemia in the way I did, it's just really</text:p>
      <text:p text:style-name="Standard">incredible, you see. It was last June when I found out, and um, I proceeded to get</text:p>
      <text:p text:style-name="Standard">everything in order because I was told that I had less than a year to live. (T: Mhm,</text:p>
      <text:p text:style-name="Standard">hmm) And uh, that was the trip. (T: I'll bet.) That was a trip.</text:p>
      <text:p text:style-name="Standard">T 4: A trip into a fairly dark place, I suppose.</text:p>
      <text:p text:style-name="Standard">C 5: Oh, yeah. For sure. For sure. On one hand I accepted the death. I, you know, at my</text:p>
      <text:p text:style-name="Standard">young age I think I've lived long and a great deal. But that was the start of some</text:p>
      <text:p text:style-name="Standard">things that really has had an effect on me today. (T: Mhm, hmm) I'm much happier</text:p>
      <text:p text:style-name="Standard">than I've ever been . . . today. (T: Hmm) I'm much happier. (T: Hmm) But there's a</text:p>
      <text:p text:style-name="Standard">lot of hurt too. There's an awful lot of hurt and I think I'm just beginning to realize</text:p>
      <text:p text:style-name="Standard">that. Um, because you know, in being a credit to your race, in being an outstanding</text:p>
      <text:p text:style-name="Standard">student, an outstanding scholar, an outstanding football player, whatever; it leaves</text:p>
      <text:p text:style-name="Standard">you little room to be . . .</text:p>
      <text:p text:style-name="Standard">T 5: You've been meeting other people's expectations of you and it seems that that's what</text:p>
      <text:p text:style-name="Standard">you should do now. I guess you're really questioning that very much.</text:p>
      <text:p text:style-name="Standard">C 6: Oh, yeah. Tremendously. And like you get into . . . the fun thing about it is that I'm</text:p>
      <text:p text:style-name="Standard">finding out that some of the things that I think inside of me are okay. And like that</text:p>
      <text:p text:style-name="Standard">isn't . . . you know, I feel okay, and I'm in a process of becoming okay. But like I</text:p>
      <text:p text:style-name="Standard">haven't worked it out. Hurt is a hard thing to deal with. And like conditioning</text:p>
      <text:p text:style-name="Standard">yourself to die (T: Mhm, hmm) is another thing, you know, you see, I didn't let my</text:p>
      <text:p text:style-name="Standard">family in on that (T: Hmm) until March of this year. So it was some months before</text:p>
      <text:p text:style-name="Standard">I . . .</text:p>
      <text:p text:style-name="Standard">T 6: You carried that within you.</text:p>
      <text:p text:style-name="Standard">C 7: Oh, yeah. But I proceeded very meticulously to carry out a plan, where my children</text:p>
      <text:p text:style-name="Standard"><text:soft-page-break/>Rogers’ Transcripts, Volume 12, Dione, 1st Interview, page 69</text:p>
      <text:p text:style-name="Standard">would live in an area that I wanted them to live. And that, I was trying to control</text:p>
      <text:p text:style-name="Standard">something after I died. Only when I went back this year in March to celebrate my</text:p>
      <text:p text:style-name="Standard">children's birthday, and I had four weeks, incidentally, to live at that time; I was</text:p>
      <text:p text:style-name="Standard">told on March 15 that I had four weeks to live. And it was really incredible because</text:p>
      <text:p text:style-name="Standard">like, for the first time, I saw all my relatives and my friends. And they were coming</text:p>
      <text:p text:style-name="Standard">in and they were very loving, very loving people, and very kind, you see. Um, but</text:p>
      <text:p text:style-name="Standard">at the same time, they were all throwing flowers on my grave. (T: Mhm, hmm)</text:p>
      <text:p text:style-name="Standard">And I don't think they knew that. And as a result, I got worse and I got worse, and</text:p>
      <text:p text:style-name="Standard">um, I took a friend back. You see, I'd lived out here in California. um, after I found</text:p>
      <text:p text:style-name="Standard">out that I had leukemia, I proceeded to develop a plan to move my family out here.</text:p>
      <text:p text:style-name="Standard">(T: Mhm, hmm) And we moved out in approximately November after several trips</text:p>
      <text:p text:style-name="Standard">out in the area. The trips were basically to find a doctor (T: Mhm, hmm) and also</text:p>
      <text:p text:style-name="Standard">find in a way some kind of a hope. You see, (T: Mhm, hmm) I have this</text:p>
      <text:p text:style-name="Standard">conditioned thing about being a fighter. So, on one hand I accept that, (T: Mhm,</text:p>
      <text:p text:style-name="Standard">hmm) and on the other hand I was trying to do all I damned well could to live.</text:p>
      <text:p text:style-name="Standard">T 7: If it's going to be death, okay, you'll take it. But you're not going to take it</text:p>
      <text:p text:style-name="Standard">unnecessarily.</text:p>
      <text:p text:style-name="Standard">C 8: No. Not at all.</text:p>
      <text:p text:style-name="Standard">[Rogers Commentary 2: I like the way I'm being a companion to him, trying to discover</text:p>
      <text:p text:style-name="Standard">just how the prospect of death seems to him. I find that important because a client needs</text:p>
      <text:p text:style-name="Standard">most to be understood in the darkest portions of his experience.]</text:p>
      <text:p text:style-name="Standard">C 9: You know, the thing that uh, you know, after I was sitting in there and I was</text:p>
      <text:p text:style-name="Standard">thinking . . . I had really conditioned myself to, to really get ready and find the</text:p>
      <text:p text:style-name="Standard">nearest cross and crawl up on that, and I've been doing that since I was seven years</text:p>
      <text:p text:style-name="Standard">old, and I'm not sure why.</text:p>
      <text:p text:style-name="Standard">T 9: To really crucify yourself, is that what you're saying? Or to be a martyr? I'm not</text:p>
      <text:p text:style-name="Standard">really sure . . .</text:p>
      <text:p text:style-name="Standard">C 10: Oh, I'm not really sure. But I think the activities I was involved in, in terms of</text:p>
      <text:p text:style-name="Standard">trans-racial communication, (T: Mhm, hmm) working with groups, and helping</text:p>
      <text:p text:style-name="Standard">people (T: Mhm, hmm) I would hope very similar to what people like yourself did.</text:p>
      <text:p text:style-name="Standard">(T: Mhm, hmm) Um, always being available for everybody, all the time. (T: Mhm,</text:p>
      <text:p text:style-name="Standard">hmm) I think that's being a martyr or (T: Yeah) something. Yeah.</text:p>
      <text:p text:style-name="Standard">T 10: Putting the other person first.</text:p>
      <text:p text:style-name="Standard">C 11: For sure. Yeah. Instead of saying, "Hey, there's some time for me." Because you</text:p>
      <text:p text:style-name="Standard">see, I worked so hard and so long that it was just really, really difficult for me to</text:p>
      <text:p text:style-name="Standard">get used to, you know, being sick, not working' and not being in control (T: Mhm,</text:p>
      <text:p text:style-name="Standard">hmm) because I definitely was not in control. (T: Mhm, hmm) And there were a lot</text:p>
      <text:p text:style-name="Standard">of things that I did that I am not really very pleased about. (T: Mhm, hmm) But you</text:p>
      <text:p text:style-name="Standard">Rogers’ Transcripts, Volume 12, Dione, 1st Interview, page 70</text:p>
      <text:p text:style-name="Standard">know, after thinking about it for just a little while, or whatever, one of the things I</text:p>
      <text:p text:style-name="Standard">miss you know, I guess maybe from not telling people or whatever, about I was ill .</text:p>
      <text:p text:style-name="Standard">. . but uh, after I told them, some months later, when I had four weeks to live, I</text:p>
      <text:p text:style-name="Standard">didn’t find anybody that allowed me to be desperate, that could understand some of</text:p>
      <text:p text:style-name="Standard">the things that I didn't want to do. (T: Mhm, hmm) And that brought on another</text:p>
      <text:p text:style-name="Standard">guilt trip. (T: Mhm, hmm) And so now I'm in the process of kind of washing all</text:p>
      <text:p text:style-name="Standard">that stuff out.</text:p>
      <text:p text:style-name="Standard">T 11: Mhm, hmm. Is that part of the hurt? You referred earlier to hurt and I didn't quite</text:p>
      <text:p text:style-name="Standard">understand that. (C: Mhm, hmm) I can understand the feeling of desperateness and</text:p>
      <text:p text:style-name="Standard">also I can understand how hard it would be to have no one really understand that</text:p>
      <text:p text:style-name="Standard">feeling in you.</text:p>
      <text:p text:style-name="Standard">[Rogers Commentary 3: I can let him feel desperate. Friends and family cannot allow</text:p>
      <text:p text:style-name="Standard"><text:soft-page-break/>this. It's important that someone can really permit it. I also go back to his earlier feeling</text:p>
      <text:p text:style-name="Standard">of hurt, I wanted to get a more complete feeling for his inner world but he, as you will</text:p>
      <text:p text:style-name="Standard">see, doesn't pick up on this particular portion.]</text:p>
      <text:p text:style-name="Standard">C 12: I've lost my father-in-law, which was a terrible loss to me, and it was a loss that I</text:p>
      <text:p text:style-name="Standard">never could talk to my wife or anybody else about. (T: Hmm. Mhm, hmm) And I</text:p>
      <text:p text:style-name="Standard">gave a lot to that family, you know, for five or, I don't know, seven years I guess.</text:p>
      <text:p text:style-name="Standard">And when I went back, there were just some things that happened that they showed</text:p>
      <text:p text:style-name="Standard">me there wasn't, there wasn't very much of a connection. There wasn't very much</text:p>
      <text:p text:style-name="Standard">of a connection between, between all of that love and whatever that I put in, and</text:p>
      <text:p text:style-name="Standard">then all of a sudden you know, I became just another uh, you know, I became just</text:p>
      <text:p text:style-name="Standard">another black person. I became just another nigger. You know, and I think it's</text:p>
      <text:p text:style-name="Standard">important to understand that my wife is you know, is white, German Irish. (T:</text:p>
      <text:p text:style-name="Standard">Mhm, hmm. I see.) And I think that's a part of that whole thing. (T: Mhm, hmm.</text:p>
      <text:p text:style-name="Standard">Mhm, hmm) Um, when we first married, you know, my father-in-law, we just</text:p>
      <text:p text:style-name="Standard">fought tooth and nail, but then after that we loved each other . . . for about six long,</text:p>
      <text:p text:style-name="Standard">good, hard years. And basically, he was my only connection and when he died . . . I</text:p>
      <text:p text:style-name="Standard">found that there was no support. (T: Mhm, hmm) There was absolutely no support.</text:p>
      <text:p text:style-name="Standard">T 12: And I, I imagine . . . or perhaps I catch a little bit of resentment, that you really</text:p>
      <text:p text:style-name="Standard">poured a lot of love and caring into that family and had gotten some back from</text:p>
      <text:p text:style-name="Standard">him, but after his death, none of it paid off for you in any way.</text:p>
      <text:p text:style-name="Standard">C 13: Right. For sure. Yeah, I think that, you know, what I wanted, what I wanted more</text:p>
      <text:p text:style-name="Standard">than anything else, was just to you know, I guess, was love. I guess it was that</text:p>
      <text:p text:style-name="Standard">mutualness, you know, what I felt for each of them. (T: Mhm, hmm) You know, I</text:p>
      <text:p text:style-name="Standard">thought that was not only my responsibility, but you know, it was very natural for</text:p>
      <text:p text:style-name="Standard">me to care about people (T: Mhm, hmm) that were very close to my wife (T: Mhm,</text:p>
      <text:p text:style-name="Standard">hmm) at that time.</text:p>
      <text:p text:style-name="Standard">T 13: So it hurt not to get that love back. It wasn't mutual.</text:p>
      <text:p text:style-name="Standard">Rogers’ Transcripts, Volume 12, Dione, 1st Interview, page 71</text:p>
      <text:p text:style-name="Standard">C 14: Oh yeah. For sure it did.</text:p>
      <text:p text:style-name="Standard">[Rogers Commentary 4: I always try to sense the feelings just below his words and he</text:p>
      <text:p text:style-name="Standard">welcomes that. I try to catch the resentment and the hurt which he hasn't yet voiced very</text:p>
      <text:p text:style-name="Standard">clearly.]</text:p>
      <text:p text:style-name="Standard">C 15: And there were various things that happened in terms of things that were happening</text:p>
      <text:p text:style-name="Standard">back east . . . that people were wondering why I had left, you know, a good</text:p>
      <text:p text:style-name="Standard">position and all that kind of garbage. And uh, because, see, I hadn't told anybody</text:p>
      <text:p text:style-name="Standard">that I had leukemia. (T: Mhm, hmm) And uh, one thing led to another. And there</text:p>
      <text:p text:style-name="Standard">were stories that needed, I think to um, I think every story, every situation needs to</text:p>
      <text:p text:style-name="Standard">have two sides. (T: Mhm, hmm) And there was only one side and I was, I was hurt</text:p>
      <text:p text:style-name="Standard">because I didn't have my chance.</text:p>
      <text:p text:style-name="Standard">T 15: You never were heard.</text:p>
      <text:p text:style-name="Standard">C 16: Never. And, but at the same time, like, in a way, in a way, I used to feel that I put</text:p>
      <text:p text:style-name="Standard">myself in that position. Because no one knew what was happening inside of me,</text:p>
      <text:p text:style-name="Standard">you see. Because I had to take care of myself. And I had to be better than</text:p>
      <text:p text:style-name="Standard">everybody else. Because I was always told that. You can, in a majority society I</text:p>
      <text:p text:style-name="Standard">had to be 100, 200 percent better than my white counterpart (T: Mhm, hmm) or my</text:p>
      <text:p text:style-name="Standard">brown counterpart, (T: Mhm, hmm) or whatever. I had to do that, because that's</text:p>
      <text:p text:style-name="Standard">what it took to survive .</text:p>
      <text:p text:style-name="Standard">T 16: Mhm, hmm. And in striving for that, one reason you really weren't heard was that</text:p>
      <text:p text:style-name="Standard">you didn't dare express the person you were, the sick person you were at that time.</text:p>
      <text:p text:style-name="Standard">C 17: Oh, no. Not at - I really, I really had a fear of that. You know? (T: Mhm, hmm) I</text:p>
      <text:p text:style-name="Standard">really, I guess, didn't trust some things that were happening, (T: Mhm, hmm) um,</text:p>
      <text:p text:style-name="Standard">gee, at a whole global level, you know. But to, then to entrust that kind of</text:p>
      <text:p text:style-name="Standard"><text:soft-page-break/>information (T: Mhm, hmm) to other people. (T: Mhm, hmm) I was very uneasy</text:p>
      <text:p text:style-name="Standard">about that. (T: Frightening) Very uneasy about that. (T: Mhm, hmm) And I did a</text:p>
      <text:p text:style-name="Standard">lot of things that I didn't, didn't really want to do (T: Mhm, hmm) because I was</text:p>
      <text:p text:style-name="Standard">very desperate. Um, I gave up my, my job and came out here, and I did consultant</text:p>
      <text:p text:style-name="Standard">work and so forth, but I had to use a great deal of money for diagnosticians or (T:</text:p>
      <text:p text:style-name="Standard">Mhm, hmm) whatever and, and, and all kinds of little gimmicks to keep me alive.</text:p>
      <text:p text:style-name="Standard">(T: Mhm, hmm) And consequently I had to borrow money. And when I borrowed</text:p>
      <text:p text:style-name="Standard">that money, I didn't borrow it in a way that would say to you like, "Hey, uh, Ted or</text:p>
      <text:p text:style-name="Standard">whatever, I need, you know X amount of dollars, you know, and like . . . 'cause I've</text:p>
      <text:p text:style-name="Standard">got, I have leukemia," and so forth. I'm scared to death to say that, you know? (T:</text:p>
      <text:p text:style-name="Standard">Mhm, hmm) You know, I needed some money because of uh, I think I must have</text:p>
      <text:p text:style-name="Standard">invented about ten stories, you know. And I think about it and you know, like, I felt</text:p>
      <text:p text:style-name="Standard">real bad about that, you know. (T: Mhm, hmm) And uh, because like I had</text:p>
      <text:p text:style-name="Standard">developed a professional uh, attitude I think, about myself, or at least a kind of . . .</text:p>
      <text:p text:style-name="Standard">I had a lot of respect from a lot of people. (T: Mhm, hmm) And you know, I really</text:p>
      <text:p text:style-name="Standard">did have that . . . I don’t know if that was love or caring or whatever, but it was</text:p>
      <text:p text:style-name="Standard">Rogers’ Transcripts, Volume 12, Dione, 1st Interview, page 72</text:p>
      <text:p text:style-name="Standard">respect. (T: Yeah) When I got involved with money, the situation with money, I</text:p>
      <text:p text:style-name="Standard">had to borrow money and I really couldn't tell. And in a way, you know, I really</text:p>
      <text:p text:style-name="Standard">wanted to tell, but I hadn't even told my wife (T: Yeah) and my family. (T: Yeah)</text:p>
      <text:p text:style-name="Standard">And I said, okay, well one thing, you know, and I'm gonna, I'm going to be okay,</text:p>
      <text:p text:style-name="Standard">and this money is going to be here, and everything else like that and I think that's a</text:p>
      <text:p text:style-name="Standard">part of, uh, me that I really, I'm not really sure, that ah, you know, is really</text:p>
      <text:p text:style-name="Standard">acceptable you know, because I have to be perfect.</text:p>
      <text:p text:style-name="Standard">T 17: Yeah. Yeah. So, it's not acceptable even to you to do some of the things you did,</text:p>
      <text:p text:style-name="Standard">and also I gather to live behind that facade of falsehood for quite awhile . . . not</text:p>
      <text:p text:style-name="Standard">telling anybody what the score was.</text:p>
      <text:p text:style-name="Standard">C 18: Oh yeah. For sure. Very true. I . . .</text:p>
      <text:p text:style-name="Standard">[Rogers Commentary 5: The hurt and fear of revealing himself as ill is almost worse than</text:p>
      <text:p text:style-name="Standard">the illness]</text:p>
      <text:p text:style-name="Standard">C 19: That was very difficult. The most difficult part, I think, of (T: Mhm, hmm) I think</text:p>
      <text:p text:style-name="Standard">it was the most difficult part of my illness. It was that, "Hey, I couldn't have</text:p>
      <text:p text:style-name="Standard">cancer," you know. That's like having V.D. and three kinds of V.D. at the same</text:p>
      <text:p text:style-name="Standard">time. (T: Mhm, hmm) You know, how do you tell someone, "I have leukemia . . . I</text:p>
      <text:p text:style-name="Standard">have less than a year to live, or whatever (T: Mhm, hmm) . . . and I need some</text:p>
      <text:p text:style-name="Standard">money." (T: Mhm, hmm) You know, it's like when people you know, look at a</text:p>
      <text:p text:style-name="Standard">drinking glass or whatever, and you know, after you told them you have cancer . . .</text:p>
      <text:p text:style-name="Standard">and they make kind of a . . . shy away from your drinking glasses.</text:p>
      <text:p text:style-name="Standard">T 19: Mhm, hmm. Mhm, hmm. How could you possibly let anybody know where you</text:p>
      <text:p text:style-name="Standard">were physically?</text:p>
      <text:p text:style-name="Standard">[Rogers Commentary 6: One of the hardest things for a dying person is the reaction that</text:p>
      <text:p text:style-name="Standard">others have to him. So, when he's talking of death and dying, I feel it's highly important</text:p>
      <text:p text:style-name="Standard">to be right with him; to recognize and accept his feelings.]</text:p>
      <text:p text:style-name="Standard">C 20: I really don't know. I really, you know, I've really tried to debate this thing in</text:p>
      <text:p text:style-name="Standard">myself for a long time, and I really, I really don't know how I could have done</text:p>
      <text:p text:style-name="Standard">anything any other way, because, you see, it was my character (T: Mhm, hmm) to</text:p>
      <text:p text:style-name="Standard">not, I never . . . I'm always there to help other people. (T: Mhm, hmm) I wasn't</text:p>
      <text:p text:style-name="Standard">there for . . . to say, "Hey, you know, I need some nourishment right now,</text:p>
      <text:p text:style-name="Standard">whatever, you know."</text:p>
      <text:p text:style-name="Standard">T 20: You've just had no experience in being the needy person that needed help and</text:p>
      <text:p text:style-name="Standard">needed . . .</text:p>
      <text:p text:style-name="Standard">C 21: Absolutely. Even when I needed money or whatever, I didn't need money (T:</text:p>
      <text:p text:style-name="Standard"><text:soft-page-break/>Yeah) because of my health. (T: Mhm, hmm) It was because of maybe bad</text:p>
      <text:p text:style-name="Standard">business experience or an investment, or something or other . . . and like, for the</text:p>
      <text:p text:style-name="Standard">Rogers’ Transcripts, Volume 12, Dione, 1st Interview, page 73</text:p>
      <text:p text:style-name="Standard">people who trusted that kind of information or whatever . . . like I, you know, well,</text:p>
      <text:p text:style-name="Standard">I'm going to deal with that. I'm going to deal with that. But that's not in my</text:p>
      <text:p text:style-name="Standard">character, it's never been in my character. (T: Mhm, hmm) I had to keep that</text:p>
      <text:p text:style-name="Standard">image. (T: Mhm, hmm) I had to keep the image. (T: Mhm, hmm) And uh, it cost</text:p>
      <text:p text:style-name="Standard">me my family, a couple children, you know. I guess that was the most important</text:p>
      <text:p text:style-name="Standard">thing that it cost me. I think the other things are really not that important. But, but</text:p>
      <text:p text:style-name="Standard">what it did do, what the leukemia did do . . . it helped me to, to understand that I'm</text:p>
      <text:p text:style-name="Standard">just an ordinary human being like everybody else. (T: Mhm, hmm. Mhm, hmm)</text:p>
      <text:p text:style-name="Standard">You know, and sometimes you know, like, everybody has problems, and so forth,</text:p>
      <text:p text:style-name="Standard">but at the same time it was like, it was my character to do that. You know, I</text:p>
      <text:p text:style-name="Standard">wouldn't tell them. No. For what?</text:p>
      <text:p text:style-name="Standard">T 21: But it sounds as though the leukemia helped you to really destroy the notion of you</text:p>
      <text:p text:style-name="Standard">as the "image."</text:p>
      <text:p text:style-name="Standard">C 22: I think, I think it did. I think it did. Finally, at the end it did. I use the end . . . the</text:p>
      <text:p text:style-name="Standard">four weeks when I was told I had four weeks to live (T: Mhm, hmm. Mhm, hmm)</text:p>
      <text:p text:style-name="Standard">that was the end, at the end of the leukemia. Even though I'm in remission now, (T:</text:p>
      <text:p text:style-name="Standard">Mhm, hmm) I don't plan to, I don't . . . you see, I haven't told you that I went to, I</text:p>
      <text:p text:style-name="Standard">went for the tests and gave enormous amounts of blood. I don't know where they</text:p>
      <text:p text:style-name="Standard">were sending that blood or what they were doing with it. I gave an extraordinary</text:p>
      <text:p text:style-name="Standard">amount, but nothing, nothing was coming of that. But you know, one of the things I</text:p>
      <text:p text:style-name="Standard">did know that if I went to the hospital, if I did what the doctors said, I'd probably</text:p>
      <text:p text:style-name="Standard">die. And it's almost like, you know, when you first become an agnostic in school,</text:p>
      <text:p text:style-name="Standard">or whatever, you know, you go through . . . like I went through all this religious</text:p>
      <text:p text:style-name="Standard">training, whatever. . . and I said, "I don't think that there's a God." Or, "that isn't</text:p>
      <text:p text:style-name="Standard">really important, or whatever." (T: Mhm, hmm) But then at the same time, I hold</text:p>
      <text:p text:style-name="Standard">back, you know. And every now and then I give an occasional prayer (T: Right)</text:p>
      <text:p text:style-name="Standard">just in case.</text:p>
      <text:p text:style-name="Standard">T 22: Play it safe.</text:p>
      <text:p text:style-name="Standard">C 23: For sure. I think that's what I was also doing in terms of the leukemia. I really did. I</text:p>
      <text:p text:style-name="Standard">had . . . the logical end to leukemia that my uncle and cousin had had before me</text:p>
      <text:p text:style-name="Standard">was to die. (T: Mhm, hmm) Was to die. And now I think I know some things about</text:p>
      <text:p text:style-name="Standard">that, though, that you don't have to die. Because it wasn't until I saw everybody</text:p>
      <text:p text:style-name="Standard">throwing leaves and things on my grave that I really understood that I had the</text:p>
      <text:p text:style-name="Standard">power to do that, and that, by lying for money, was probably worse for me than . . .</text:p>
      <text:p text:style-name="Standard">than the leukemia, I think. (T: Hmm) I don’t know if that makes any sense . . .</text:p>
      <text:p text:style-name="Standard">T 23: Yeah. It does.</text:p>
      <text:p text:style-name="Standard">C 24: Now I said it. (laughs)</text:p>
      <text:p text:style-name="Standard">T 24: Mhm, hmm. Mhm, hmm. Somehow, what I get out of it is that being kind of false</text:p>
      <text:p text:style-name="Standard">to yourself really was more of a burden to you, causes you more concern, than the</text:p>
      <text:p text:style-name="Standard">Rogers’ Transcripts, Volume 12, Dione, 1st Interview, page 74</text:p>
      <text:p text:style-name="Standard">fact that you had leukemia.</text:p>
      <text:p text:style-name="Standard">C 25: Oh, for sure. For sure.</text:p>
      <text:p text:style-name="Standard">[Rogers Commentary 7: I think this is the first time he voices a feeling that he has not</text:p>
      <text:p text:style-name="Standard">realized before. That's a significant point in any first interview.]</text:p>
      <text:p text:style-name="Standard">C 26: The other thing was that I was about ready to leave my children, you know, very</text:p>
      <text:p text:style-name="Standard">young, beautiful children . . . children that I'd brought into the world to do the same</text:p>
      <text:p text:style-name="Standard">kind of, kind of thing that I was doing, you know . . . to take the world on their</text:p>
      <text:p text:style-name="Standard">back (T: Mhm, hmm) and change things. (T: Mhm, hmm) You know, and now that</text:p>
      <text:p text:style-name="Standard">helped me now with my kids in the sense of I don't think I want to raise my</text:p>
      <text:p text:style-name="Standard"><text:soft-page-break/>children like that.</text:p>
      <text:p text:style-name="Standard">T 26: Mhm, hmm. You don't want them to carry the kind of burden and image that you</text:p>
      <text:p text:style-name="Standard">carried.</text:p>
      <text:p text:style-name="Standard">C 27: No. Not at all. (T: Mhm, hmm) Not because they're part Indian. Not because they're</text:p>
      <text:p text:style-name="Standard">part black. Or not because they're third world or whatever. They don't have to carry</text:p>
      <text:p text:style-name="Standard">that burden of trying to change and always being the recipient of certain policies</text:p>
      <text:p text:style-name="Standard">and things like that and always being controlled. (T: Mhm, hmm. Mhm, hmm) And</text:p>
      <text:p text:style-name="Standard">I never really, it made me feel apart . . . because I don't know if my second grade</text:p>
      <text:p text:style-name="Standard">teacher thought they were doing me a favor by telling me I was a credit to my race,</text:p>
      <text:p text:style-name="Standard">(T: Mhm, hmm. Mhm, hmm) but then . . . they certainly did, and I didn't feel good</text:p>
      <text:p text:style-name="Standard">about it then. (T: Mhm, hmm) (Sigh) That's a start. (T: Mhm, hmm)</text:p>
      <text:p text:style-name="Standard">[Rogers Commentary 8: He has come to the end of his rehearsed part and now he is in</text:p>
      <text:p text:style-name="Standard">new territory. I'm comfortable with the silence and I'm eager to see where he goes next.</text:p>
      <text:p text:style-name="Standard">It's his choice.]</text:p>
      <text:p text:style-name="Standard">C 28: And I remember talking to a person when I came down. I'd just discovered I was in</text:p>
      <text:p text:style-name="Standard">remission, and I was hobbling on a cane, and so forth, and God, the first thing I did</text:p>
      <text:p text:style-name="Standard">down here was to take a motorcycle ride. Now, for me, that was radical. (T: Mhm,</text:p>
      <text:p text:style-name="Standard">hmm) For me, that was extremely radical, but it was fun (T: Mhm, hmm) you</text:p>
      <text:p text:style-name="Standard">know, and it was one of the first fun things that I did. (T: Mhm, hmm) Since I was</text:p>
      <text:p text:style-name="Standard">ill, you know, because on top of having the leukemia I was fighting a divorce and</text:p>
      <text:p text:style-name="Standard">having my property ripped away from me, you know, and having married into a</text:p>
      <text:p text:style-name="Standard">family, and a family that was a different race than I was, and I learned later, as my</text:p>
      <text:p text:style-name="Standard">wife told me that she didn't know that a whole community wanted to divorce. (T:</text:p>
      <text:p text:style-name="Standard">Laughs) Like they were married. And I was hurt by that too. (T: Mhm, hmm.</text:p>
      <text:p text:style-name="Standard">Mhm, hmm) You know, how very good, (T: Mhm, hmm) Christian, (T: Mhm,</text:p>
      <text:p text:style-name="Standard">hmm) upstanding people (T: Mhm, hmm) can make some pretty serious judgments</text:p>
      <text:p text:style-name="Standard">without knowing you know, the whole story.</text:p>
      <text:p text:style-name="Standard">T 28: And I catch a note of bitterness there. A feeling that they really make judgments</text:p>
      <text:p text:style-name="Standard">without, without knowing the picture.</text:p>
      <text:p text:style-name="Standard">Rogers’ Transcripts, Volume 12, Dione, 1st Interview, page 75</text:p>
      <text:p text:style-name="Standard">C 29: For sure. For sure. Well, the thing that was incredible was that I didn't . . . forgot</text:p>
      <text:p text:style-name="Standard">about, I guess is that to understand, that you know, . . . I forgot for maybe a couple</text:p>
      <text:p text:style-name="Standard">of years - Now, I'm going to oversimplify this next thing (T: Mhm, hmm) . . . but I</text:p>
      <text:p text:style-name="Standard">forgot that I was black, (T: Mhm, hmm. Mhm, hmm) in that family, in that</text:p>
      <text:p text:style-name="Standard">community, (T: Mhm, hmm) or whatever, you see. (T: Mhm, hmm) And then I</text:p>
      <text:p text:style-name="Standard">quickly learned that I . . .</text:p>
      <text:p text:style-name="Standard">T 29: And then you were reminded all over again.</text:p>
      <text:p text:style-name="Standard">C 30: Oh, for sure. For sure. And I think that also caused a lot of bitterness or whatever.</text:p>
      <text:p text:style-name="Standard">(R Mhm, hmm) And that kind of stuff I want to get out of me. (T: Mhm, hmm.</text:p>
      <text:p text:style-name="Standard">Mhm, hmm) You know, I can't deal with that . . . someone else's trip on me.</text:p>
      <text:p text:style-name="Standard">Because I really don't hate anybody for that or whatever. A lot of the things I've</text:p>
      <text:p text:style-name="Standard">brought on myself. But at the same time, I think I really do have the right at that</text:p>
      <text:p text:style-name="Standard">time to have been desperate.</text:p>
      <text:p text:style-name="Standard">T 30: Yeah.</text:p>
      <text:p text:style-name="Standard">C 31: And I didn't really understand that.</text:p>
      <text:p text:style-name="Standard">[Rogers Commentary 9: This is a real step in self-acceptance: the acceptance of himself</text:p>
      <text:p text:style-name="Standard">as a desperate person.]</text:p>
      <text:p text:style-name="Standard">C 32: It was just, you know, hey it was so bad, it got so bad . . . this whole trip of</text:p>
      <text:p text:style-name="Standard">leukemia . . . and lying and things like that or whatever, that I don't know. I</text:p>
      <text:p text:style-name="Standard">thought, "Well, if I can just get ahead a little bit, and make enough money to pay</text:p>
      <text:p text:style-name="Standard">off all those people or whatever, or, and even in my will and with my insurance"</text:p>
      <text:p text:style-name="Standard">(T: Mhm, hmm. Mhm, hmm) You know, I made sure that all of the people were</text:p>
      <text:p text:style-name="Standard"><text:soft-page-break/>going to be paid or whatever (T: Mhm, hmm) but, you know. I still wasn't, it still</text:p>
      <text:p text:style-name="Standard">wasn't acceptable to me for some reason . . . I didn't want to go out owing anybody</text:p>
      <text:p text:style-name="Standard">or (T: Mhm, hmm) whatever, because that wasn't, wouldn't be the American thing</text:p>
      <text:p text:style-name="Standard">to do, I guess at that time.</text:p>
      <text:p text:style-name="Standard">T 32: That wouldn't be living up to the standards you've set for yourself and other people</text:p>
      <text:p text:style-name="Standard">have set for you.</text:p>
      <text:p text:style-name="Standard">C 33: Oh. Yeah. For sure. And like, I'm a little tired of those standards. (T: Mhm, hmm)</text:p>
      <text:p text:style-name="Standard">I'm really a little tired (T: Mhm, hmm) of those standards. And I basically think</text:p>
      <text:p text:style-name="Standard">that the kind of things that um, . . . me and what I'm into, and what turns me on . . .</text:p>
      <text:p text:style-name="Standard">is good for me. (T: Mhm, hmm) And I don't really know why I went into</text:p>
      <text:p text:style-name="Standard">remission. You know, I have some feelings about that . . . you know, personal,</text:p>
      <text:p text:style-name="Standard">religious, whatever. But I think a great part of that had something to do with</text:p>
      <text:p text:style-name="Standard">deciding that I wanted to live.</text:p>
      <text:p text:style-name="Standard">T 33: Mhm, hmm. Perhaps, sounds as though you're saying several things here, that</text:p>
      <text:p text:style-name="Standard">Rogers’ Transcripts, Volume 12, Dione, 1st Interview, page 76</text:p>
      <text:p text:style-name="Standard">perhaps deciding you wanted to live made a real difference. And also deciding that</text:p>
      <text:p text:style-name="Standard">what you were experiencing as your needs and your wants and so on, really had</text:p>
      <text:p text:style-name="Standard">some validity.</text:p>
      <text:p text:style-name="Standard">C 34: Yeah. It's really good to hear you say that. Because I really feel that. Because what</text:p>
      <text:p text:style-name="Standard">I did I think was . . .</text:p>
      <text:p text:style-name="Standard">[Rogers Commentary 10: It is so good to feel understood. It's releasing. It shows the</text:p>
      <text:p text:style-name="Standard">value of really getting inside the client's world and understanding it and communicating</text:p>
      <text:p text:style-name="Standard">that understanding to the client.]</text:p>
      <text:p text:style-name="Standard">-</text:p>
      <text:p text:style-name="Standard">[Rogers Commentary 11: Little by little he is experiencing his bitterness, and his real</text:p>
      <text:p text:style-name="Standard">desperation.]</text:p>
      <text:p text:style-name="Standard">C 37: My phone bill had to be about $1,500 a month you know, because I was so worried</text:p>
      <text:p text:style-name="Standard">about (T: Mhm, hmm) the children, you know.</text:p>
      <text:p text:style-name="Standard">T 37: Mhm, hmm. So that was a big, heavy burden too, then huh?</text:p>
      <text:p text:style-name="Standard">C 38: Oh, yeah. Yeah, it really was pretty heavy. It was pretty heavy.</text:p>
      <text:p text:style-name="Standard">[Rogers Commentary 12: This is the first comfortable pause. I feel he is kind of catching</text:p>
      <text:p text:style-name="Standard">up with himself and with the feelings he has voiced.]</text:p>
      <text:p text:style-name="Standard">End of Part 1 (End of first reel of the film)</text:p>
      <text:p text:style-name="Standard">T 38: Life has been a very fluctuating up and down, kind of</text:p>
      <text:p text:style-name="Standard">C 39: For sure. But the leukemia took me away from Michigan, which I have . . . oh,</text:p>
      <text:p text:style-name="Standard">bless somebody for that. And if you know, I only live a couple of more months, or</text:p>
      <text:p text:style-name="Standard">whatever, it's a lot better (T: Mhm, hmm) than living under uh, constant stress (T:</text:p>
      <text:p text:style-name="Standard">Mhm, hmm) you know of worrying about not being accepted, or not being</text:p>
      <text:p text:style-name="Standard">accepted.</text:p>
      <text:p text:style-name="Standard">T 39: But that's one good thing that the leukemia did for you.</text:p>
      <text:p text:style-name="Standard">C 40: Yeah. It really was. Because I got a divorce out of it. My goodness, I got to</text:p>
      <text:p text:style-name="Standard">California. Um, and I really mean that.</text:p>
      <text:p text:style-name="Standard">[Rogers Commentary 13: Previously, the divorce was a hurt. Here it sounds more like a</text:p>
      <text:p text:style-name="Standard">blessing. I wish to follow and be with each feeling as it arises no matter how ephemeral it</text:p>
      <text:p text:style-name="Standard">may be.]</text:p>
      <text:p text:style-name="Standard">C 41: But even when I say it, you know, there's . . . it was a rough, scratchy, scratchy</text:p>
      <text:p text:style-name="Standard">road . . . and you know, it's extremely difficult for me to talk about it now. (T:</text:p>
      <text:p text:style-name="Standard">Rogers’ Transcripts, Volume 12, Dione, 1st Interview, page 77</text:p>
      <text:p text:style-name="Standard">Mhm, hmm) It really is .</text:p>
      <text:p text:style-name="Standard">[Rogers Commentary 14: Notice how his speech has slowed down. It shows he's working</text:p>
      <text:p text:style-name="Standard">on himself. A client's whole speech pattern changes when he's exploring difficult new</text:p>
      <text:p text:style-name="Standard">terrain.]</text:p>
      <text:p text:style-name="Standard"><text:soft-page-break/>C 42: In getting all those bad things out, I'm not sure in terms of how to deal (T: Mhm,</text:p>
      <text:p text:style-name="Standard">hmm) yet, or whatever. And I'm really not sure. But there are some you know,</text:p>
      <text:p text:style-name="Standard">some things you know, like, I've really got to come to grips with it. "Well, finally,"</text:p>
      <text:p text:style-name="Standard">you know. Because they're still, you know, when I talk to my wife from 3,000</text:p>
      <text:p text:style-name="Standard">miles away and she tells me about what her mother thinks and all sorts of other</text:p>
      <text:p text:style-name="Standard">things, or whatever, I get sick. It happened yeah . . . it happened the other day. She</text:p>
      <text:p text:style-name="Standard">called and everything was really great and then she'd begin to talk about a lot of</text:p>
      <text:p text:style-name="Standard">other people, and what their attitudes and what their opinions was. That night I got</text:p>
      <text:p text:style-name="Standard">very little sleep and was ready to go back to the hospital and was ready to have</text:p>
      <text:p text:style-name="Standard">leukemia too. (T: Mhm, hmm) I was ready. You know?</text:p>
      <text:p text:style-name="Standard">T 42: So you feel as though in some sense you prepare the readiness for the illness, or</text:p>
      <text:p text:style-name="Standard">you, are taking in something from outside; it makes you ready to have it.</text:p>
      <text:p text:style-name="Standard">C 43: It seems like it. You know, I didn't believe that. I didn't believe that statement that</text:p>
      <text:p text:style-name="Standard">you just made, some time ago, (T: Mhm, hmm) but I believe it now. (T: Mhm,</text:p>
      <text:p text:style-name="Standard">hmm) I believe it.</text:p>
      <text:p text:style-name="Standard">[Rogers Commentary 15: A fascinating awareness of the psychological source of his</text:p>
      <text:p text:style-name="Standard">symptoms.]</text:p>
      <text:p text:style-name="Standard">C 44: You know, I recall when I went back, and, and, and um, for the first time, my</text:p>
      <text:p text:style-name="Standard">parents had learned that I had leukemia. You know, what do you say to your</text:p>
      <text:p text:style-name="Standard">mother? What do you say to your father? I remember I got a phone call. And I was</text:p>
      <text:p text:style-name="Standard">staying at my wife's house where we were going, keep in mind now, we were going</text:p>
      <text:p text:style-name="Standard">through a divorce, the whole bit, and were, uh celebrating my children's birthday at</text:p>
      <text:p text:style-name="Standard">the same time. My mother calls. "We're coming over." Nobody at the house. All of</text:p>
      <text:p text:style-name="Standard">a sudden I lose my . . . my vision goes. (T: Mhm, hmm) You know, that was one of</text:p>
      <text:p text:style-name="Standard">the symptoms (T: Mhm, hmm) of leukemia. And uh, and, it scare-, it scared the</text:p>
      <text:p text:style-name="Standard">hell out of me (T: Mhm, hmm) like I really wanted to run. But I couldn't run, I</text:p>
      <text:p text:style-name="Standard">couldn't see. (T: Couldn't see.) And um, it was only when I got back to California</text:p>
      <text:p text:style-name="Standard">that I tried to put that together, you know (T: Mhm, hmm) of what happened when</text:p>
      <text:p text:style-name="Standard">(T: Mhm, hmm) in terms of you know, the paralysis that I had in terms of my legs.</text:p>
      <text:p text:style-name="Standard">It's incredible, it really seemed like somehow, somehow I've got control of that, in</text:p>
      <text:p text:style-name="Standard">some way but I mean I'm not really sure. But I'm convinced that I have control. (T:</text:p>
      <text:p text:style-name="Standard">Mhm, hmm) But I'm not sure how. (T: Mhm, hmm) You know. (T: Mhm, hmm)</text:p>
      <text:p text:style-name="Standard">T 44: I gather you feel that where before these things happened to you because of what</text:p>
      <text:p text:style-name="Standard">happened to you from the outside, now you are beginning to feel control over it</text:p>
      <text:p text:style-name="Standard">yourself . . . from the inside. Is that, is that part of what you're saying?</text:p>
      <text:p text:style-name="Standard">Rogers’ Transcripts, Volume 12, Dione, 1st Interview, page 78</text:p>
      <text:p text:style-name="Standard">C 45: I think that's what I'm saying.</text:p>
      <text:p text:style-name="Standard">[Rogers Commentary 16: This raises the whole question of what is illness? In what sense</text:p>
      <text:p text:style-name="Standard">is it psychological and what sense is it physical? I can only go with the psychological</text:p>
      <text:p text:style-name="Standard">reality as he presents it to me.]</text:p>
      <text:p text:style-name="Standard">C 46: When I'm positive and when I’m doing things that I enjoy, I don't have symptoms</text:p>
      <text:p text:style-name="Standard">(T: Mhm, hmm) anymore. (T: Mhm, hmm) I don't have symptoms. And I don't you</text:p>
      <text:p text:style-name="Standard">know, like, when I came down here, the doctors wanted me to have transfusions</text:p>
      <text:p text:style-name="Standard">and things like that, you know, and I remember one doctor saying to me, "I don't</text:p>
      <text:p text:style-name="Standard">know really who's got you into playing this tennis and all that, or whatever, but you</text:p>
      <text:p text:style-name="Standard">really need to come in here and have a transfusion." I said, "For what? I'm doing</text:p>
      <text:p text:style-name="Standard">okay." "To be on the safe side." You know? (T: Mhm, hmm) That's . . . well, I</text:p>
      <text:p text:style-name="Standard">won't say what that is. (Rogers laughs) But, you know, like, to some extent though,</text:p>
      <text:p text:style-name="Standard">that confirms some things to me about not trusting doctors to take care of myself.</text:p>
      <text:p text:style-name="Standard">(T: Mhm, hmm) I'm talking about the leukemia. (T: Yeah) I'm certainly not trying</text:p>
      <text:p text:style-name="Standard">to indict all doctors or the medical profession (T: Sure) by what happened to me,</text:p>
      <text:p text:style-name="Standard">(T: Mhm, hmm) you know, I think, I hope, in some way that other people who</text:p>
      <text:p text:style-name="Standard"><text:soft-page-break/>have life-threatening illnesses can deal with it because I think I have, and I do have</text:p>
      <text:p text:style-name="Standard">that control. And like, since I was 7, to some extent, when I went down in that</text:p>
      <text:p text:style-name="Standard">basement and turned that light off, or whatever, and I shut the outside world off . . .</text:p>
      <text:p text:style-name="Standard">or whatever, somehow I've lost that . . . because somehow in the process of</text:p>
      <text:p text:style-name="Standard">becoming educated and socialized, and whatever, (T: Mhm, hmm. Mhm, hmm) I</text:p>
      <text:p text:style-name="Standard">let other people control what I wanted and what I wanted to do. And I really . . . I</text:p>
      <text:p text:style-name="Standard">did. That was a . . . Jesus, that was a, yeah, well, okay.</text:p>
      <text:p text:style-name="Standard">T 46: That has a lot of meaning to me, and I want to make sure I'm getting it straight.</text:p>
      <text:p text:style-name="Standard">Down in that basement as a 7-year old with the lights out . . . you were really</text:p>
      <text:p text:style-name="Standard">finding yourself and, I gather, trusting yourself. (C: Mhm, hmm) And then life was,</text:p>
      <text:p text:style-name="Standard">said to you, "No, no, don't do that. We have the standards for you. Live up to our</text:p>
      <text:p text:style-name="Standard">expectations. You've got to be the image. You've got to be just right. And</text:p>
      <text:p text:style-name="Standard">everything." And now you are gradually recapturing what you felt as a 7-year old.</text:p>
      <text:p text:style-name="Standard">C 47: I believe that to be true. Because even though that you know, the responsibility,</text:p>
      <text:p text:style-name="Standard">you know, it was like something inside of me could touch something that wasn't</text:p>
      <text:p text:style-name="Standard">seen . . . when I was seven. (T: Mhm, hmm. Mhm, hmm) And I can't remember</text:p>
      <text:p text:style-name="Standard">what the book was that Young wrote, or whatever. (T: Mhm, hmm) But it had an</text:p>
      <text:p text:style-name="Standard">extraordinary effect on me, this seven- year-old, you know? (T: Mhm, hmm) You</text:p>
      <text:p text:style-name="Standard">know, I started writing poetry. My first poem. But I guess I did lose it. I did lose it.</text:p>
      <text:p text:style-name="Standard">Like I still had it, but all this garbage about me being . . .</text:p>
      <text:p text:style-name="Standard">T 47: It was well buried?</text:p>
      <text:p text:style-name="Standard">C 48: Yeah. Yeah. And then other people were shaping me up by saying, well, you know,</text:p>
      <text:p text:style-name="Standard">"You're really good if you do it this way, or whatever."</text:p>
      <text:p text:style-name="Standard">Rogers’ Transcripts, Volume 12, Dione, 1st Interview, page 79</text:p>
      <text:p text:style-name="Standard">T 48: "You're a credit to your race."</text:p>
      <text:p text:style-name="Standard">C 49: Oh, yeah. "You're extraordinary. You're a credit to your race." You know, and, I</text:p>
      <text:p text:style-name="Standard">don't know. Maybe they meant very well, or whatever, but it didn't do the job. It</text:p>
      <text:p text:style-name="Standard">didn't do the job, you know, because in a way, by accepting that kind of praise, and</text:p>
      <text:p text:style-name="Standard">their kind of . . . buying into their kind of system, or whatever, like, I gave up</text:p>
      <text:p text:style-name="Standard">something that I knew already at 7 years old.</text:p>
      <text:p text:style-name="Standard">T 49: And that something, as I get it, is you were giving up something of yourself.</text:p>
      <text:p text:style-name="Standard">C 50: Yeah. I've . . . sounds good. Yeah, I did. I did.</text:p>
      <text:p text:style-name="Standard">[Rogers Commentary 17: This really touches him. He’s letting it sink in. He's</text:p>
      <text:p text:style-name="Standard">experiencing his loss of self. This is the very heart of therapy. When I can provide a</text:p>
      <text:p text:style-name="Standard">climate in which the client can experience his buried feelings rather than describe them</text:p>
      <text:p text:style-name="Standard">or be told about them, it has a much more powerful and enduring effect.]</text:p>
      <text:p text:style-name="Standard">C 51: You know, maybe I'd have been better off if I'd just gone on and lived my life</text:p>
      <text:p text:style-name="Standard">rather than try to live other people's lives or whatever, you know. But I gave up</text:p>
      <text:p text:style-name="Standard">being happy myself. You know, I didn't expect you know, I guess I didn't expect</text:p>
      <text:p text:style-name="Standard">myself to be happy, or to really maybe deserve happiness, or something.</text:p>
      <text:p text:style-name="Standard">T 51: Sounds like you wanted so much to help people, that ah helping yourself didn't fit</text:p>
      <text:p text:style-name="Standard">into that picture at all.</text:p>
      <text:p text:style-name="Standard">C 52: Not at all. Not at all. There was enough to do without worrying about your own (T:</text:p>
      <text:p text:style-name="Standard">Mhm, hmm) little problems and things like that (T: Mhm, hmm) at that time, so I</text:p>
      <text:p text:style-name="Standard">said to myself then, you know? Oh, yeah. A lot of things are racing through my</text:p>
      <text:p text:style-name="Standard">mind as we talk and, but there are certain things that go through this whole thing</text:p>
      <text:p text:style-name="Standard">that I pick out in terms of when I was seven, and those are just really important</text:p>
      <text:p text:style-name="Standard">times for me, you know. They were important times in terms of when I was alone,</text:p>
      <text:p text:style-name="Standard">and when I was sure, and when I felt good and I felt a part of the you know, the</text:p>
      <text:p text:style-name="Standard">stars, the universe. I really did feel that. You know, I remember I used to go out</text:p>
      <text:p text:style-name="Standard">when I was 7, 8, 9 years old . . . three or four o'clock in the morning, look up in</text:p>
      <text:p text:style-name="Standard">that beautiful sky and see those stars (T: Mhm, hmm) or whatever, (T: Mhm, hmm)</text:p>
      <text:p text:style-name="Standard"><text:soft-page-break/>and I'd say, "That's mine over there and I'm going to be there." And I felt good. I</text:p>
      <text:p text:style-name="Standard">felt I don't know, in a sense integrated, more integrated than after . . . and as I</text:p>
      <text:p text:style-name="Standard">continued (T: Mhm, hmm) to do this and fill out the forms for a scholarship, or</text:p>
      <text:p text:style-name="Standard">things like that, I lost it. I really lost it.</text:p>
      <text:p text:style-name="Standard">T 52: At seven, you were really a part of the universe and you knew it.</text:p>
      <text:p text:style-name="Standard">C 53: That's what I thought. But you know, what does a 7 year old know, you know, I</text:p>
      <text:p text:style-name="Standard">don't know.</text:p>
      <text:p text:style-name="Standard">Rogers’ Transcripts, Volume 12, Dione, 1st Interview, page 80</text:p>
      <text:p text:style-name="Standard">[Rogers Commentary 18: This has been a marvelous picture of the wholeness of the child</text:p>
      <text:p text:style-name="Standard">and it's description by society. I'm trying as in all my therapy to help him get back to the</text:p>
      <text:p text:style-name="Standard">kind of realness he had as a child.]</text:p>
      <text:p text:style-name="Standard">C 54: I think I did. Yes, I knew it. I knew it because I knew, because I was always drawn</text:p>
      <text:p text:style-name="Standard">to the stars, you know. (T: Mhm, hmm) It wasn't anything like my parents would</text:p>
      <text:p text:style-name="Standard">wake me up in the middle of the night, or whatever, I woke up; I don't know why.</text:p>
      <text:p text:style-name="Standard">T 54: It was something that you wanted to do. It was something you had a view. Not</text:p>
      <text:p text:style-name="Standard">because somebody else said, "Hey you should be interested in the stars or</text:p>
      <text:p text:style-name="Standard">something like that."</text:p>
      <text:p text:style-name="Standard">C 55: For sure. For sure. And I was, I think at that time I was really the best person that I</text:p>
      <text:p text:style-name="Standard">could be. And you know, I guess, for some reason, I don't want to heap it on</text:p>
      <text:p text:style-name="Standard">everybody else you know, but I was just taught, conditioned or something that . . .</text:p>
      <text:p text:style-name="Standard">to not trust that anymore. (T: Mhm, hmm) To . . . you know. (T: Uh, huh) It's like</text:p>
      <text:p text:style-name="Standard">those things when you're young you hold onto or whatever.</text:p>
      <text:p text:style-name="Standard">T 55: "But then, that's just childish. That's just . . . "</text:p>
      <text:p text:style-name="Standard">C 56: Right. Right. Yeah.</text:p>
      <text:p text:style-name="Standard">T 56: "Don't trust that stuff." (C: Mhm, hmm) "They're telling you what's right." (C:</text:p>
      <text:p text:style-name="Standard">Yeah.)</text:p>
      <text:p text:style-name="Standard">C 57: Yeah, yeah. I've really suppressed . . . I guess a hell of a lot of anger. 'Cause you</text:p>
      <text:p text:style-name="Standard">know, when you said that, you know, I felt you know, like . . . you know, I think of</text:p>
      <text:p text:style-name="Standard">all kind of words now.</text:p>
      <text:p text:style-name="Standard">[Rogers Commentary 19: Speaking in society's voice when I said, "Oh that's just</text:p>
      <text:p text:style-name="Standard">childishness, they're telling you what is right." There's something intuitive on my part but</text:p>
      <text:p text:style-name="Standard">it released his anger. I like to follow my intuition and I've learned to trust it.]</text:p>
      <text:p text:style-name="Standard">C 58: Really for sure. You’re a minority . . . and in terms of a minority within a minority</text:p>
      <text:p text:style-name="Standard">within a minority. Like mother's Osage. She's part Indian, (T: Mhm, hmm) her</text:p>
      <text:p text:style-name="Standard">family . . . that history. (T: Mhm, hmm) Father a descendant of black slaves. (T:</text:p>
      <text:p text:style-name="Standard">Mhm, hmm) You know? And then being picked out, you know? (T: Mhm, hmm)</text:p>
      <text:p text:style-name="Standard">Because that's what it was, you know, 'cause I knew what was happening to other</text:p>
      <text:p text:style-name="Standard">people in the class, whether they were white or black or whatever. But it was . . .</text:p>
      <text:p text:style-name="Standard">you know, but I always really understood that I had to be 200 percent better than</text:p>
      <text:p text:style-name="Standard">everybody else so I'd achieve. I almost killed myself playing football because I</text:p>
      <text:p text:style-name="Standard">wanted to be the littlest superstar, whatever that means. (T: Mhm, hmm. Mhm,</text:p>
      <text:p text:style-name="Standard">hmm) It's crazy things. You know, it was that competitiveness, or whatever, you</text:p>
      <text:p text:style-name="Standard">know. And it was that I wouldn't have anything if I didn't compete and if I didn't do</text:p>
      <text:p text:style-name="Standard">it like, you know, somebody else told me to do. (T: Mhm, hmm) I guess.</text:p>
      <text:p text:style-name="Standard">Rogers’ Transcripts, Volume 12, Dione, 1st Interview, page 81</text:p>
      <text:p text:style-name="Standard">T 58: So those standards and what they did to you really, really dominated your life, if I</text:p>
      <text:p text:style-name="Standard">get it right.</text:p>
      <text:p text:style-name="Standard">C 59: I think so. I really think so. I, I uh, my reference point became . . . and I guess I</text:p>
      <text:p text:style-name="Standard">bought into that. You know, I really bought into that. And I really, it really seems</text:p>
      <text:p text:style-name="Standard">foreign to me now. It seems as foreign, I think, as leukemia, you know. (T: Mhm,</text:p>
      <text:p text:style-name="Standard">hmm) You know I've . . . it really does, you know.</text:p>
      <text:p text:style-name="Standard">T 59: Yeah. One way of putting it is I feel you are saying, "Damn it, that seven year old</text:p>
      <text:p text:style-name="Standard"><text:soft-page-break/>was more right than all that's gone on in between."</text:p>
      <text:p text:style-name="Standard">C 60: Yeah. Yeah. And maybe trying to get back to that, and whatever, and now and uh,</text:p>
      <text:p text:style-name="Standard">you know, I just wonder how, how that person at 7 would have been dealing with</text:p>
      <text:p text:style-name="Standard">the leukemia and all those other problems now. (T: Mhm, hmm) It would have been</text:p>
      <text:p text:style-name="Standard">interesting, I think. Probably would've handled it much better. (T: Mhm, hmm.</text:p>
      <text:p text:style-name="Standard">Mhm, hmm) (Pause 7 seconds) (Laughs) Feel some kind of release. I don't know.</text:p>
      <text:p text:style-name="Standard">[Rogers Commentary 20: Notice how his voice has slowed, become more thoughtful and</text:p>
      <text:p text:style-name="Standard">calm. He's getting closer to himself by revealing some of himself. And it feels good.]</text:p>
      <text:p text:style-name="Standard">C 61: I told a lot of people you know, about um, about me. You know, and something that</text:p>
      <text:p text:style-name="Standard">came out you know, and that other part of me may be . . . I'm really wondering</text:p>
      <text:p text:style-name="Standard">about trusting too, right now. (T: Mhm, hmm) You know (T: Mhm, hmm) 'cause</text:p>
      <text:p text:style-name="Standard">I've trusted a lot of other people, too. (T: Mhm, hmm)</text:p>
      <text:p text:style-name="Standard">T 61: And so you're wondering, "Yeah, but can I trust him?"</text:p>
      <text:p text:style-name="Standard">C 62: Hmm. Well . . .</text:p>
      <text:p text:style-name="Standard">T 62: Maybe part of that reason is you feel, "My God, I've told him a lot. I've trusted him.</text:p>
      <text:p text:style-name="Standard">Have I trusted him too much?"</text:p>
      <text:p text:style-name="Standard">C 63: Sure. Well, I guess I'm just going to have to deal with it in terms of do I trust myself</text:p>
      <text:p text:style-name="Standard">to tell you. (T: Mhm, hmm) You know, but I do have that, you know. I have that</text:p>
      <text:p text:style-name="Standard">history. (Laughs)</text:p>
      <text:p text:style-name="Standard">[Rogers Commentary 21: Is it safe to trust me with this more vulnerable part of himself?</text:p>
      <text:p text:style-name="Standard">Clients often have such doubts and I respond in a way which helps him to realize that I</text:p>
      <text:p text:style-name="Standard">recognize and accept that question.]</text:p>
      <text:p text:style-name="Standard">C 64: You know, . . . but I've really been you know, like a lot of other people, like a lot of</text:p>
      <text:p text:style-name="Standard">other people, you know, or whatever. But I've learned so many things from this,</text:p>
      <text:p text:style-name="Standard">this whole thing, or whatever, you know. And even just sitting here and talking</text:p>
      <text:p text:style-name="Standard">with you, whether you're Carl Rogers or Jesus Christ or whatever, you know . . .</text:p>
      <text:p text:style-name="Standard">T 64: Or Joe Doakes.</text:p>
      <text:p text:style-name="Standard">Rogers’ Transcripts, Volume 12, Dione, 1st Interview, page 82</text:p>
      <text:p text:style-name="Standard">C 65: Or whomever, you know, it's a, still it's a very difficult thing for me to . . .</text:p>
      <text:p text:style-name="Standard">T 65: Yeah. Yeah.</text:p>
      <text:p text:style-name="Standard">C 66: And I don't know if I just haven't allowed myself to be open, you know, and to be</text:p>
      <text:p text:style-name="Standard">needy or whatever. But is that junk? That "credit to . . ." You know, that really</text:p>
      <text:p text:style-name="Standard">makes me mad. That really made me mad. I mean, I keep, in mind as I'm talking, it</text:p>
      <text:p text:style-name="Standard">keeps coming back to me, you know. "Credit to my race, to my race." I remember</text:p>
      <text:p text:style-name="Standard">that teacher so well, with big boobs, and she put my head right in them and said I</text:p>
      <text:p text:style-name="Standard">was a credit to her race. And you know, that . . . oh, that burned me up.</text:p>
      <text:p text:style-name="Standard">T 66: So as you get deeper into that feeling it isn't just that you, earlier, you said you</text:p>
      <text:p text:style-name="Standard">wondered if it was wise of her to do that. Now you know, "Damn it, I'm really</text:p>
      <text:p text:style-name="Standard">angry at her for doing that to me."</text:p>
      <text:p text:style-name="Standard">C 67: Yeah. And I'm even more angrier when I see it happening all the time. And I don't</text:p>
      <text:p text:style-name="Standard">want it to happen to my kids. (T: Mhm, hmm) And I didn't really want my kids to</text:p>
      <text:p text:style-name="Standard">be a credit to their race. You know? (T: Mhm, hmm) And I know that now. Getting</text:p>
      <text:p text:style-name="Standard">militant. (Laughter)(Pause 6 seconds)(Sigh)</text:p>
      <text:p text:style-name="Standard">[Rogers Commentary 22: He finds it very hard to experience his anger. He only talks</text:p>
      <text:p text:style-name="Standard">about it rather coolly. The sigh though, is one of real letting down. A relaxing, a trusting.</text:p>
      <text:p text:style-name="Standard">We really are in relationship.]</text:p>
      <text:p text:style-name="Standard">T 67: Our time's about up and I don't know if there’s more you want to say now for</text:p>
      <text:p text:style-name="Standard">today, okay. Or if not, we can call it quits for today.</text:p>
      <text:p text:style-name="Standard">C 68: Well I'd like to be able to tell you something.</text:p>
      <text:p text:style-name="Standard">T 68: All right.</text:p>
      <text:p text:style-name="Standard">C 69: That is going to make me feel good. That is going to continue to have me feel</text:p>
      <text:p text:style-name="Standard">positive about myself and to grow and to be nourished or whatever, but I'm really</text:p>
      <text:p text:style-name="Standard"><text:soft-page-break/>not sure what to say. You know, but I really want to do that, so that I can continue</text:p>
      <text:p text:style-name="Standard">to live, you know. (T: Mhm, hmm. Mhm, hmm) That's important to me, and so (T:</text:p>
      <text:p text:style-name="Standard">Mhm, hmm) um, but it's just not coming. But I think I really want to say that and</text:p>
      <text:p text:style-name="Standard">be comfortable in saying, you know, "I got raked over the coals and I resent it and</text:p>
      <text:p text:style-name="Standard">I'm mad and I'm angry and I need to get that to be angry (T: Okay) You know. (T:</text:p>
      <text:p text:style-name="Standard">Mhm, hmm)</text:p>
      <text:p text:style-name="Standard">T 69: "Okay. I was really screwed by a lot of people, and I have reason to be angry, and I</text:p>
      <text:p text:style-name="Standard">am angry, and I need to say that." I can hear the anger in there.</text:p>
      <text:p text:style-name="Standard">C 70: Yeah. But you know how I haven't said it yet, though, you know. I really haven't.</text:p>
      <text:p text:style-name="Standard">You know, I think it um, I think it's just a part of being civilized maybe.</text:p>
      <text:p text:style-name="Standard">Rogers’ Transcripts, Volume 12, Dione, 1st Interview, page 83</text:p>
      <text:p text:style-name="Standard">T 70: Mhm, hmm. You're talking about it in a very civilized fashion. (C: Right) Living up</text:p>
      <text:p text:style-name="Standard">to those standards.</text:p>
      <text:p text:style-name="Standard">C 71: Yeah. Which I'd like to just go back and kick some butts, I think. (Sigh) Well,</text:p>
      <text:p text:style-name="Standard">enough of the militancy.</text:p>
      <text:p text:style-name="Standard">T 71: Okay? Shall we call it quits for today?</text:p>
      <text:p text:style-name="Standard">C 72: Yeah. I think so.</text:p>
      <text:p text:style-name="Standard">T 72: Alright good. See you tomorrow.</text:p>
      <text:p text:style-name="Standard">[Rogers Commentary 23: He has revealed more of himself than he expected to. He's</text:p>
      <text:p text:style-name="Standard">going from a presentation of himself to exploring himself. From talking politely to talking</text:p>
      <text:p text:style-name="Standard">honestly about anger. I believe this has happened because I've followed every feeling I</text:p>
      <text:p text:style-name="Standard">could even when he seems to be scattered, to be talking about several different things,</text:p>
      <text:p text:style-name="Standard">I've tried to stay with and respond to the most central of his feelings. I feel like we've</text:p>
      <text:p text:style-name="Standard">made a start. On a more intellectual level, this session provides dramatic evidence of the</text:p>
      <text:p text:style-name="Standard">theory that the child is open to all experiencing. That he or she feels the locus of</text:p>
      <text:p text:style-name="Standard">evaluation is in the self. Then the family, the educational system and the culture pound</text:p>
      <text:p text:style-name="Standard">home the lesson, "Don't believe in your own experience but learn to live by others'</text:p>
      <text:p text:style-name="Standard">expectations. Then you'll be rewarded by love." Therapy means slowly discarding those</text:p>
      <text:p text:style-name="Standard">introjections and gradually recapturing the person as he was in his childhood.]</text:p>
      <text:p text:style-name="Standard">Rogers’ Transcripts, Volume 12, Dione, 1st Interview, page 84</text:p>
      <text:p text:style-name="Standard">This transcript is available for purposes of research, study and teaching. It may not be</text:p>
      <text:p text:style-name="Standard">sold.</text:p>
      <text:p text:style-name="Standard">Throughout this interview the responses of the therapist (T) (Rogers), and the</text:p>
      <text:p text:style-name="Standard">client (C) are numbered for easy reference.</text:p>
      <text:p text:style-name="Standard">Carl Rogers Counsels an Individual on Anger and Hurt (Film) (Code name-Dione)</text:p>
      <text:p text:style-name="Standard">Second Interview -- 1977</text:p>
      <text:p text:style-name="Standard">[Source: Whiteley, J. M. (Producer). (1977). Carl Rogers counsels an individual on anger</text:p>
      <text:p text:style-name="Standard">and hurt [Film]. American Personnel and Guidance Association.]</text:p>
      <text:p text:style-name="Standard">[Rogers: This is the second interview with a young man who reports he has leukemia, but</text:p>
      <text:p text:style-name="Standard">is in a state of remission. In his first interview he realized that the self he had at age 7, was</text:p>
      <text:p text:style-name="Standard">a very precious self and that social expectations caused him to lose it. He had also</text:p>
      <text:p text:style-name="Standard">approached the feelings of anger he has felt about what has been done to this self and to</text:p>
      <text:p text:style-name="Standard">him. But he has not yet expressed his anger. Now the second sessions begins.]</text:p>
      <text:p text:style-name="Standard">T1: O.K. Where do you want to start this morning?</text:p>
      <text:p text:style-name="Standard">C2: Uh, I don't know. I wa ... I was thinking that when we ... when we talked earlier</text:p>
      <text:p text:style-name="Standard">about the, the anger ... (T: Mmm.) I've been thinking a great deal about that.</text:p>
      <text:p text:style-name="Standard">T2: I've thought a lot about what you had to say about that.</text:p>
      <text:p text:style-name="Standard">C3: Right, you know, and I'm not sure that, uh, that I really don't want to be angry, you</text:p>
      <text:p text:style-name="Standard">know, and I'm not sure if anger ... being angry now, is a part of the process and I've</text:p>
      <text:p text:style-name="Standard">got to do that, but I'd like to ... I guess my uh ... I guess my mind uh academically or</text:p>
      <text:p text:style-name="Standard">something, you know, and something other than emotion or whatever, like, would</text:p>
      <text:p text:style-name="Standard">like to tell me that, uh, I'd like to uh ... to not be angry and to skip over that part, if</text:p>
      <text:p text:style-name="Standard"><text:soft-page-break/>that's a part of the process, you know? But I'm not sure I can do that (small laugh),</text:p>
      <text:p text:style-name="Standard">you know.</text:p>
      <text:p text:style-name="Standard">T3: Your mind says sort of, "Oh, cool it. Don't ... don't get into uh, such strong emotion".</text:p>
      <text:p text:style-name="Standard">C4: For sure. It almost seems like that ... that uh whatever is happening in my</text:p>
      <text:p text:style-name="Standard">environment or whatever happened in my environment is pulling me into again uh,</text:p>
      <text:p text:style-name="Standard">that kind of a trap ... that kind of a system that I don't particularly care ... er, er, you</text:p>
      <text:p text:style-name="Standard">know, if you know what I mean.</text:p>
      <text:p text:style-name="Standard">T4: Mmm. I think I get that: that your ... your mind is taking the place of the system in</text:p>
      <text:p text:style-name="Standard">saying now, uh, "Play it right. Do the right ... do the proper thing".</text:p>
      <text:p text:style-name="Standard">Rogers’ Transcripts, Volume 12, Dione, 2nd Interview, page 85</text:p>
      <text:p text:style-name="Standard">C5: Right.</text:p>
      <text:p text:style-name="Standard">T5: But some other part of you is saying, "Yeah, but there's some anger there".</text:p>
      <text:p text:style-name="Standard">C6: For sure. For sure.</text:p>
      <text:p text:style-name="Standard">T6: There's some real anger there.</text:p>
      <text:p text:style-name="Standard">C7: Right. It's ... it's almost like in this country ... and, and I've always felt like this ...</text:p>
      <text:p text:style-name="Standard">you only have about two options, you know, when you deal with race ... you either</text:p>
      <text:p text:style-name="Standard">have to be ... you're either a racist or you're an anti-racist. (T: Mmm.) And that</text:p>
      <text:p text:style-name="Standard">doesn't really seem to be the kind of thing that I'm, you know .... I don't really care</text:p>
      <text:p text:style-name="Standard">to be an anti-racist, if you know what I mean (T: Mmm.) anymore. Uh, and I don't</text:p>
      <text:p text:style-name="Standard">wanna be a reflection of any other ... of any other larger society at all. (T: Mmm.) I</text:p>
      <text:p text:style-name="Standard">really don't want to ...</text:p>
      <text:p text:style-name="Standard">T7: You'd like to get in touch with what's going on in you.</text:p>
      <text:p text:style-name="Standard">C8: For sure.</text:p>
      <text:p text:style-name="Standard">T8: Not ... not some label or other.</text:p>
      <text:p text:style-name="Standard">C9: For sure. I think that I could probably trust that a lot better than, than, than trusting</text:p>
      <text:p text:style-name="Standard">what's happening or what has happened. (T: Mmm.) And, um, and when I think</text:p>
      <text:p text:style-name="Standard">about that ... when I think about all of that, you know, uh, the things that we talked</text:p>
      <text:p text:style-name="Standard">about ... I, I, I think that, um, that's worse than the leukemia.</text:p>
      <text:p text:style-name="Standard">T9: Uh, uh-huh.</text:p>
      <text:p text:style-name="Standard">C10: You know? I know that may sound very strange or whatever, but a lot of things have</text:p>
      <text:p text:style-name="Standard">been strange</text:p>
      <text:p text:style-name="Standard">T10: Mmm. Mmm.</text:p>
      <text:p text:style-name="Standard">C11: You know, since this time; and, and what has happened to me didn't just start when I</text:p>
      <text:p text:style-name="Standard">found out that I, you know, was going to die. (T: Mmm.) Kind of thing.</text:p>
      <text:p text:style-name="Standard">T11: Let me see if I understand that. That you feel as though, um, what the culture and</text:p>
      <text:p text:style-name="Standard">people and so on have ... have done to you ... that's really caused you more suffering</text:p>
      <text:p text:style-name="Standard">than the leukemia. Is that what you're saying?</text:p>
      <text:p text:style-name="Standard">C12: I think so. (T: Mmm.) I think so. And to some extent that ... that would ... that is</text:p>
      <text:p text:style-name="Standard">mild ... like, for instance, you know, you ... I don't know what would have happened</text:p>
      <text:p text:style-name="Standard">if I had died or if I will or whatever, but I certainly know what's happening now and</text:p>
      <text:p text:style-name="Standard">what happened.</text:p>
      <text:p text:style-name="Standard">Rogers’ Transcripts, Volume 12, Dione, 2nd Interview, page 86</text:p>
      <text:p text:style-name="Standard">T12: Mmm.</text:p>
      <text:p text:style-name="Standard">C13: You see.</text:p>
      <text:p text:style-name="Standard">T13: Mmm.</text:p>
      <text:p text:style-name="Standard">C14: And to some extent that ... that kind of leukemia, that kind of deterioration of the</text:p>
      <text:p text:style-name="Standard">body is the same kind of thing that happened to my mind. (T: Mmm.) And um ...</text:p>
      <text:p text:style-name="Standard">(T: Mmm.) You know, it’s ...</text:p>
      <text:p text:style-name="Standard">T14: So really, what the culture did to you was give you a cancer of the mind.</text:p>
      <text:p text:style-name="Standard">C15: Yeah. I, I, I, I really ... I think, I really want to say that and I really want to, um, and I</text:p>
      <text:p text:style-name="Standard">believe it, you know, and I guess that part of me that's, that's my culture or is a part</text:p>
      <text:p text:style-name="Standard">of the total, ... is saying that it's not all that good to be angry, you know, because</text:p>
      <text:p text:style-name="Standard"><text:soft-page-break/>militancy is frowned upon or whatever, you know. (T: Mmm, mmm, mmm.) And I</text:p>
      <text:p text:style-name="Standard">guess I'm using mili- militant in my sense because of ... it's, it's just traditionally, you</text:p>
      <text:p text:style-name="Standard">know, when blacks become angry they're, they're not angry ... they're militant. (T:</text:p>
      <text:p text:style-name="Standard">Mmm.) You know what I mean (slight laughter)?</text:p>
      <text:p text:style-name="Standard">T15: I know. Another label.</text:p>
      <text:p text:style-name="Standard">C16: Mmm. For sure, for sure, for sure. Yeah. And I ... and there's nobody that I can put</text:p>
      <text:p text:style-name="Standard">my finger on, you know ... that person that started the whole thing ... that process,</text:p>
      <text:p text:style-name="Standard">you know, because that would probably be a lot better for me, you know, then I</text:p>
      <text:p text:style-name="Standard">probably would, would try to, to do ... to do that person in.</text:p>
      <text:p text:style-name="Standard">T16: Yeah ... If you could ... (C: You know?) If you could pin it on one person, then your</text:p>
      <text:p text:style-name="Standard">rage would be justified and you could really get after that person.</text:p>
      <text:p text:style-name="Standard">C17: Mmm. But how, you know ... but how do you blame somebody else who's sick? (T:</text:p>
      <text:p text:style-name="Standard">Mmm.) You know? And I think that people that do that to other people, or at least -</text:p>
      <text:p text:style-name="Standard">when it was done to me, um ... they're really sick, you know. And here I am, you</text:p>
      <text:p text:style-name="Standard">know, trying to ... you know, I don't know if it was forgiving, I don't know if I'm</text:p>
      <text:p text:style-name="Standard">sounding confused or whatever, maybe, you know, but trying to accept their</text:p>
      <text:p text:style-name="Standard">sickness, you know.</text:p>
      <text:p text:style-name="Standard">T17: Mmm.</text:p>
      <text:p text:style-name="Standard">C18: And at the same time, you know, I really haven't had the opportunity of letting</text:p>
      <text:p text:style-name="Standard">anybody accept mine.</text:p>
      <text:p text:style-name="Standard">T18: Mmm.</text:p>
      <text:p text:style-name="Standard">C19: Or maybe I haven't given it to them, but ...</text:p>
      <text:p text:style-name="Standard">Rogers’ Transcripts, Volume 12, Dione, 2nd Interview, page 87</text:p>
      <text:p text:style-name="Standard">T19: Yeah, maybe you haven't given it to them.</text:p>
      <text:p text:style-name="Standard">C20: Right.</text:p>
      <text:p text:style-name="Standard">T20: That's what I sense is going on now ... that you feel "there's so many reasons why I</text:p>
      <text:p text:style-name="Standard">really shouldn't express my anger. I'll, I'll talk about all those reasons".</text:p>
      <text:p text:style-name="Standard">C21: Yeah (small laugh), for sure. I don't know really, you know. Maybe I'll just be</text:p>
      <text:p text:style-name="Standard">angry one day (small laugh) and maybe I'll really feel better or whatever, you know,</text:p>
      <text:p text:style-name="Standard">and, and I ... when I, when I smile, I ... I'm uh, you know, I'm smiling but there’s a</text:p>
      <text:p text:style-name="Standard">lot of ... and I'm sure you know that ... there's a lot of anger there. (T: Mmm.) You</text:p>
      <text:p text:style-name="Standard">know, but it's not my nature to be angry (T: Mmm.) It's not my nature to be angry,</text:p>
      <text:p text:style-name="Standard">but I feel angry.</text:p>
      <text:p text:style-name="Standard">T21: Yeah. Um, and uh so I hear you explaining and explaining that uh, uh, "that's not my</text:p>
      <text:p text:style-name="Standard">nature to be angry. It's just that I am angry right now".</text:p>
      <text:p text:style-name="Standard">C22: For sure (slight laugh), for sure. And to try to be angry in a productive ... I don't</text:p>
      <text:p text:style-name="Standard">know how you'd be angry in a productive way ... you know, in terms of ... It's like</text:p>
      <text:p text:style-name="Standard">now when I ... when I respond to people, you know ... if, if when you encounter</text:p>
      <text:p text:style-name="Standard">people, you know, whether it's in the street, whether it's in a professional situation or</text:p>
      <text:p text:style-name="Standard">whatever, you know ...if people send out certain messages and wh ... no matter what</text:p>
      <text:p text:style-name="Standard">they're saying or whatever ... there are certain kinds of messages that I'm getting, you</text:p>
      <text:p text:style-name="Standard">know. They're saying that, "hey, you know ... that isn't for me" kind of thing, you</text:p>
      <text:p text:style-name="Standard">know. And that's before, you know, I'd like to work with that, and ride it ... like to</text:p>
      <text:p text:style-name="Standard">try to communicate without alienating ... (T: Mmm.) people or whatever, but now,</text:p>
      <text:p text:style-name="Standard">you know, I'm ending up saying, you know, like ..."hey, that's a bunch of crap", (T:</text:p>
      <text:p text:style-name="Standard">Mmm.) you know. "Don't ... don't, don't tell me about the way that I should do it or,</text:p>
      <text:p text:style-name="Standard">or give me all that nonverbal stuff about, um, you saying that I'm OK, but by nonverbally saying ... "hey", you know, "you're really not OK", you know. And I don't</text:p>
      <text:p text:style-name="Standard">want to hear that kind of stuff anymore.</text:p>
      <text:p text:style-name="Standard">T22: I get what you're saying and I also feel quite strongly that I want to say, "it's OK with</text:p>
      <text:p text:style-name="Standard">me if you're angry here"...</text:p>
      <text:p text:style-name="Standard">C23: (Pause) ... But I don't, you know ... it's hard to know how to be angry, you know ...</text:p>
      <text:p text:style-name="Standard"><text:soft-page-break/>hard to ...</text:p>
      <text:p text:style-name="Standard">T23: Sure, sure, I'm not saying you have to be. (C: Sure). I'm just saying it's OK with me.</text:p>
      <text:p text:style-name="Standard">C24 Mmm.</text:p>
      <text:p text:style-name="Standard">T24: If you feel like being angry, you can be angry.</text:p>
      <text:p text:style-name="Standard">C25: You really believe that?</text:p>
      <text:p text:style-name="Standard">Rogers’ Transcripts, Volume 12, Dione, 2nd Interview, page 88</text:p>
      <text:p text:style-name="Standard">T25: Damn right.</text:p>
      <text:p text:style-name="Standard"/>
      <text:p text:style-name="Standard">C26: (12 second pause.) Well. (15 second pause.) (Sigh.) I'm not sure how to respond to</text:p>
      <text:p text:style-name="Standard">that at all, you know, because a part of that anger is, you know, the ... the hurt, and</text:p>
      <text:p text:style-name="Standard">maybe if I’m... maybe what's happening is that if I'm ... if I become angry and I</text:p>
      <text:p text:style-name="Standard">really let it hang out, that I really will see how hurt I am.</text:p>
      <text:p text:style-name="Standard">T26: Mmm, mmm.</text:p>
      <text:p text:style-name="Standard">C27: And um, you know, that just came to me as you were talking.</text:p>
      <text:p text:style-name="Standard">T27: Mmm, mmm.</text:p>
      <text:p text:style-name="Standard">C28: That, you know ...</text:p>
      <text:p text:style-name="Standard">T28: Perhaps at a deeper level you're afraid of the hurt that you may experience if you let</text:p>
      <text:p text:style-name="Standard">yourself experience the anger.</text:p>
      <text:p text:style-name="Standard">C29: For sure.</text:p>
      <text:p text:style-name="Standard">T29: Mmm.</text:p>
      <text:p text:style-name="Standard">C30: Really.</text:p>
      <text:p text:style-name="Standard">T30: Mmm.</text:p>
      <text:p text:style-name="Standard">C31: (Small laugh. Pause.) Um, whew ... (Pause.) I keep getting these blocks, you know ...</text:p>
      <text:p text:style-name="Standard">these, you know ... when I come to something like that, you know, because, you</text:p>
      <text:p text:style-name="Standard">know, to me that's a revelation and I'm not really sure that, uh, risking being angry I</text:p>
      <text:p text:style-name="Standard">guess ... (T: Mmm.) or something like that, you know.</text:p>
      <text:p text:style-name="Standard">T31: Mmm.</text:p>
      <text:p text:style-name="Standard">C32: Losing control, maybe.</text:p>
      <text:p text:style-name="Standard">T32: Yeah, mmm.</text:p>
      <text:p text:style-name="Standard">C33: You know? (Pause.) Well ... (takes a drink of water).</text:p>
      <text:p text:style-name="Standard">T33: I really do get that ... that this ... this realization that, "Maybe what I'm most afraid of</text:p>
      <text:p text:style-name="Standard">is the hurt that I might experience", um, makes you more cautious about whether you</text:p>
      <text:p text:style-name="Standard">should, whether you should or could really let go of the ... of the anger.</text:p>
      <text:p text:style-name="Standard">C34: I really don't know, I think that ...</text:p>
      <text:p text:style-name="Standard">Rogers’ Transcripts, Volume 12, Dione, 2nd Interview, page 89</text:p>
      <text:p text:style-name="Standard">T34: It's a risk.</text:p>
      <text:p text:style-name="Standard">C35: Right. And it's, you know ... I hadn't really thought about that before.</text:p>
      <text:p text:style-name="Standard">T35: Mmm. It's new.</text:p>
      <text:p text:style-name="Standard">C36: Yeah. It's, uh ... I guess I would be ... and I'd re-really would admit openly that I'm</text:p>
      <text:p text:style-name="Standard">hurt. I, I said that I've been hurt.</text:p>
      <text:p text:style-name="Standard">T36: Mmm.</text:p>
      <text:p text:style-name="Standard">C37: And I think, you know, that I, I feel I've been hurt, but to really ... to show that, you</text:p>
      <text:p text:style-name="Standard">know ...</text:p>
      <text:p text:style-name="Standard">T37: To show it and ... I guess to let yourself sort of ... experience it, that ... that, I guess</text:p>
      <text:p text:style-name="Standard">would be difficult.</text:p>
      <text:p text:style-name="Standard">C38: Yeah, I, I don't know. It ... it's, it, it's as scary, I think, as the possibility of ... that I</text:p>
      <text:p text:style-name="Standard">had before ... more than before, about dying, you know.</text:p>
      <text:p text:style-name="Standard">T38: Mmm. Mmm.</text:p>
      <text:p text:style-name="Standard">C39: And maybe, you know ... guess I was really scared because of the symptoms, you</text:p>
      <text:p text:style-name="Standard">know, of, of, you know ... not being able to walk and not being able to see, and</text:p>
      <text:p text:style-name="Standard">things like that, you know. And having to depend on somebody, you know. And for</text:p>
      <text:p text:style-name="Standard">God's sake, you know ... having to show somebody that I'm ... that I'm hurt.(T:</text:p>
      <text:p text:style-name="Standard"><text:soft-page-break/>Mmm.) And how, you know, how can I trust that to somebody, (T: Mmm) you</text:p>
      <text:p text:style-name="Standard">know. Umm ...</text:p>
      <text:p text:style-name="Standard">T39: Seems like a horribly big risk.</text:p>
      <text:p text:style-name="Standard">C40: Yeah, it is (small laugh). Seems to be getting bigger and bigger as we talk!</text:p>
      <text:p text:style-name="Standard">T40: Mmm, mmm, mmm. "Suppose I really expose to somebody the fact that I'm deeply,</text:p>
      <text:p text:style-name="Standard">deeply hurt". That in a sense would be comparable to having to be dependent on</text:p>
      <text:p text:style-name="Standard">someone when you can't walk or something like that.</text:p>
      <text:p text:style-name="Standard">C41: (Smiles and sighs.) Right. (Pause.) Yeah. I'd like to just to say it's my ... it’s trying</text:p>
      <text:p text:style-name="Standard">my conditioning. I try not to ... one way out of it ... and, uh (laughs) ... But that ...</text:p>
      <text:p text:style-name="Standard">that isn't really acceptable to me now because I ... I, I, I, I feel that I ... I feel like ...</text:p>
      <text:p text:style-name="Standard">that I have to express that, that hurt or whatever, but you know, I can say that, you</text:p>
      <text:p text:style-name="Standard">know, and I know right down here, you know, I'm ... I'm saying that and when I say</text:p>
      <text:p text:style-name="Standard">it, you know, it kind of keeps something down here. (Gestures, hand to chest, palm</text:p>
      <text:p text:style-name="Standard">down. Laughs.), you know.</text:p>
      <text:p text:style-name="Standard">T41: Mmm. You're saying it from here up. (Gestures, hand at chest, palm down).</text:p>
      <text:p text:style-name="Standard">Rogers’ Transcripts, Volume 12, Dione, 2nd Interview, page 90</text:p>
      <text:p text:style-name="Standard">C42: For sure. For sure (small laugh). I don't know how to do that exactly ... whatever ...</text:p>
      <text:p text:style-name="Standard">It's like I don't drink a lot, you know, because I don't really want to, uh ... (T: Mmm.)</text:p>
      <text:p text:style-name="Standard">... experience that kind of, uh, you know ... alcohol to me is a depressant anyway,</text:p>
      <text:p text:style-name="Standard">and um, you know ... that's about the only thing I really like to get out ... to really get</text:p>
      <text:p text:style-name="Standard">out, you know, and maybe saying, you know, like I'll love somebody. "I gave of</text:p>
      <text:p text:style-name="Standard">myself". I did the ... hell ... the best I could, and it wasn't good enough, you know,</text:p>
      <text:p text:style-name="Standard">and you know, demand on top of demand and everything like that, you know ... It's</text:p>
      <text:p text:style-name="Standard">just, you know ... Shit ... you know, it's, it's like that I'd like to be able uhh ... and I</text:p>
      <text:p text:style-name="Standard">said this here, the other day or when I was talking to you ... that I'd like to be able to,</text:p>
      <text:p text:style-name="Standard">to say that ... yeah, "I was screwed over and I got hurt and everything else", like that,</text:p>
      <text:p text:style-name="Standard">or whatever, but it's an ... it's almost an admission in a, in a way on another level of,</text:p>
      <text:p text:style-name="Standard">of ... of saying that they got the best of me, you know.</text:p>
      <text:p text:style-name="Standard">T42: Mmm, mmm, mmm.</text:p>
      <text:p text:style-name="Standard">C43: And I really don' want ...</text:p>
      <text:p text:style-name="Standard">T43: Mmm.</text:p>
      <text:p text:style-name="Standard">C44: You know, I really don't want anybody historically to get, have ... to have gotten the</text:p>
      <text:p text:style-name="Standard">best of me ... but they did. They did. They beat the hell out of me.</text:p>
      <text:p text:style-name="Standard">T44: You don't want to say, "I really was defeated at times", and yet that's the truth.</text:p>
      <text:p text:style-name="Standard">C45: Mmm. It is. (Sighs.) (Pause.) You know, being ... having it being all right to be</text:p>
      <text:p text:style-name="Standard">defeated and be beaten and I don't know if there's any value in, you know ... maybe</text:p>
      <text:p text:style-name="Standard">to myself ... admitting it to myself, or whatever, you know, but you know, I ... I'm</text:p>
      <text:p text:style-name="Standard">really finding out I got a lot of (laughs), hangups in terms of, in that line that I hadn't</text:p>
      <text:p text:style-name="Standard">thought of before, you know ... in terms of, you know, because I don't want to be</text:p>
      <text:p text:style-name="Standard">beaten. (T: Mmm.) But I was, you know.</text:p>
      <text:p text:style-name="Standard">T45: Mmm.</text:p>
      <text:p text:style-name="Standard">C46: Because I think when you are hurt, that's being beaten except, you know ...</text:p>
      <text:p text:style-name="Standard">T46: Mmm, mmm.</text:p>
      <text:p text:style-name="Standard">C47: And I allowed myself to, and I don't regret caring, and I don't regret loving or</text:p>
      <text:p text:style-name="Standard">whatever, but you know ... like I'm a ... I'm a kid, you know, I'm a kid in a way. I</text:p>
      <text:p text:style-name="Standard">like to be loved too; I like to be uh ... (T: Mmm, mmm.) ... some reciprocity. And</text:p>
      <text:p text:style-name="Standard">I'm going to start, I think, expecting that. You know ... without being cold or</text:p>
      <text:p text:style-name="Standard">anything like that. (T: Mmm.) But I have to, you know, start getting something</text:p>
      <text:p text:style-name="Standard">back in return.</text:p>
      <text:p text:style-name="Standard">T47: You want love to be mutual.</text:p>
      <text:p text:style-name="Standard">Rogers’ Transcripts, Volume 12, Dione, 2nd Interview, page 91</text:p>
      <text:p text:style-name="Standard">C48: For sure, for sure. (T: Mmm,hmm.) And I don't want to have, uh get in the situation</text:p>
      <text:p text:style-name="Standard"><text:soft-page-break/>like I'm in now, you know, where I'm afraid to, to, to, show anybody that I am, I'm</text:p>
      <text:p text:style-name="Standard">hurt, you know. (T: Mmm,mmm.) Scared to death ... terrified.</text:p>
      <text:p text:style-name="Standard">T48: Something really awful about showing ... letting anyone know that "I'm hurt". (C:</text:p>
      <text:p text:style-name="Standard">Yeah.) "I'm hurting".</text:p>
      <text:p text:style-name="Standard">C49: Sure, sure. It's, you know ... it has something to do with being a man and it has</text:p>
      <text:p text:style-name="Standard">something to do with ... with the race thing, you know.</text:p>
      <text:p text:style-name="Standard">T49: Mmm.</text:p>
      <text:p text:style-name="Standard">C50: It has something to do with the relationship ...</text:p>
      <text:p text:style-name="Standard">T50: Mmm.</text:p>
      <text:p text:style-name="Standard">C51: Maybe the failure of a relationship, uh. A ... a lot of things, you know ... a father not</text:p>
      <text:p text:style-name="Standard">being in the home with his children.</text:p>
      <text:p text:style-name="Standard">T51: Mmm.</text:p>
      <text:p text:style-name="Standard">C52: (Pause.) You know, I really feel like being a victim.</text:p>
      <text:p text:style-name="Standard">T52: Mmm.</text:p>
      <text:p text:style-name="Standard">C53: (18 seconds pause. Smiles, takes a drink of water.) I don't know how to get that up at</text:p>
      <text:p text:style-name="Standard">all. (Small laugh.) Every time I get close to that, I take a drink of water! (Laughs.)</text:p>
      <text:p text:style-name="Standard">(T: Laughs.) Uh, I don't know if that acts to keep it down there or what.</text:p>
      <text:p text:style-name="Standard">T53: Maybe ... maybe, maybe that'll keep it from coming up above this level (gestures).</text:p>
      <text:p text:style-name="Standard">C54: For sure. I, I don't know. See, how it, it really isn't what I want either. You know, I</text:p>
      <text:p text:style-name="Standard">want it to get out and stay out, you know.</text:p>
      <text:p text:style-name="Standard">T54: "I would like to let it out".</text:p>
      <text:p text:style-name="Standard">C55: Yeah. So maybe if you have any (sigh) exorcism type powers or whatever, (T: slight</text:p>
      <text:p text:style-name="Standard">laugh.) that, uh ... maybe you can just do that and then I'll be free of that, you know.</text:p>
      <text:p text:style-name="Standard">Because that's what it feels like ... it feels like there's something there, you know, that</text:p>
      <text:p text:style-name="Standard">I really ... and I've identified it. I think I've identified it, you know, because I know</text:p>
      <text:p text:style-name="Standard">there're some times when there’s such a big lump in my throat, you know, and that I</text:p>
      <text:p text:style-name="Standard">explain, I give myself a lot of reasons why I shouldn't be feeling like that, you know.</text:p>
      <text:p text:style-name="Standard">T55: A big lump of hurt, though. (C: Mmmm.) (15 second pause.) And how to let that hurt</text:p>
      <text:p text:style-name="Standard">come out in the open ... how to let it ... emerge and be out here instead of way down</text:p>
      <text:p text:style-name="Standard">Rogers’ Transcripts, Volume 12, Dione, 2nd Interview, page 92</text:p>
      <text:p text:style-name="Standard">locked in here.</text:p>
      <text:p text:style-name="Standard">C56: Right. (Small laugh.) Yeah. You know, I, I, I never believe in cookbook answers to</text:p>
      <text:p text:style-name="Standard">anything, even when I cook I don't use a cookbook. I just don't believe in it. I think,</text:p>
      <text:p text:style-name="Standard">but I'd really like to be able for somebody to tell me (T: Mmm) to, you know, maybe</text:p>
      <text:p text:style-name="Standard">how to do that in about five minutes (T: Mmm) and be through with it so I can live</text:p>
      <text:p text:style-name="Standard">the rest of my life in peace. (T: laughs.) You know what I mean?</text:p>
      <text:p text:style-name="Standard">T56: (Laughs.) Sure. It'd be awfully nice if somebody could say, "Now, if you do this</text:p>
      <text:p text:style-name="Standard">and this, all your hurt will come out and it will be gone forever".</text:p>
      <text:p text:style-name="Standard">C57: For sure.</text:p>
      <text:p text:style-name="Standard">T57: Be great, wouldn't it?</text:p>
      <text:p text:style-name="Standard">C58: For sure. (Laughs.) I have a suspicion that maybe you know some things that I don't</text:p>
      <text:p text:style-name="Standard">know. (Laughs.)</text:p>
      <text:p text:style-name="Standard">T58: (Laughs.) No.</text:p>
      <text:p text:style-name="Standard">C59: Mmm.</text:p>
      <text:p text:style-name="Standard">T59: No, I'm not holding out on you.</text:p>
      <text:p text:style-name="Standard">C60: Hey, I, I believe that. I, I ... it feels like I'm holding out on myself ... (T: Mmm.) You</text:p>
      <text:p text:style-name="Standard">know. But hell, you know. I don't know.</text:p>
      <text:p text:style-name="Standard">T60: I think it goes back to some of the things you mentioned. A man doesn't admit he's</text:p>
      <text:p text:style-name="Standard">hurt ... a black man especially doesn't admit that he's been hurt by anything. (C:</text:p>
      <text:p text:style-name="Standard">Sure.) Uh, a father doesn't admit he's been hurt by being away from his children.</text:p>
      <text:p text:style-name="Standard">Just too many things that say: no, no, no ... don't let it out. (Pause.) But inside</text:p>
      <text:p text:style-name="Standard">there's the hurt.</text:p>
      <text:p text:style-name="Standard"><text:soft-page-break/>C61: Yeah.</text:p>
      <text:p text:style-name="Standard">T61: A phrase came to me a minute ago that, “If you could let that out, ...” I don't know</text:p>
      <text:p text:style-name="Standard">whether this will ring true to you or not ... “If you could let that out, it would be the</text:p>
      <text:p text:style-name="Standard">Voice of a Victim.” I don't know if that makes any sense or not.</text:p>
      <text:p text:style-name="Standard">C62: Mmm, yeah. And I don't know what, you know, I don't know if I have any control</text:p>
      <text:p text:style-name="Standard">over that, (T: Mmm.) you know, of what, of what ... of what would happen, you</text:p>
      <text:p text:style-name="Standard">know. It's like a friend of mine the other day, who helped me through my illness and</text:p>
      <text:p text:style-name="Standard">everything, he says, you know, when I've encountered another person that, you</text:p>
      <text:p text:style-name="Standard">know, a very intelligent sort that was talking a bunch of intellectual garbage about</text:p>
      <text:p text:style-name="Standard">feelings and things like that ... that I really wa ... wanted to just, to, you know, I</text:p>
      <text:p text:style-name="Standard">really saw the ... him ... the society, the culture, right in him, you know. (T: Mmm,</text:p>
      <text:p text:style-name="Standard">Rogers’ Transcripts, Volume 12, Dione, 2nd Interview, page 93</text:p>
      <text:p text:style-name="Standard">mmm.) And I really wanted to just ... to kind of deck him, you know, and that's</text:p>
      <text:p text:style-name="Standard">something that's not uh my nature whatever, but I could just really wonder that ...</text:p>
      <text:p text:style-name="Standard">T62: Mmm, just like to have socked him.</text:p>
      <text:p text:style-name="Standard">C63: Yeah, yeah. And my friend said, you know, "one of these days", he says, if you ...</text:p>
      <text:p text:style-name="Standard">"if you don't get it together" or, or something, he says ... not "that if you don't get it</text:p>
      <text:p text:style-name="Standard">together", but he says, "one of these days you're gonna really lose it, you know".</text:p>
      <text:p text:style-name="Standard">You know what I mean? It ... it's that I want to get rid of all that stuff that was done</text:p>
      <text:p text:style-name="Standard">to me and not have to hear all that other stuff, (T: Mmm.) or to be able to deal with it</text:p>
      <text:p text:style-name="Standard">in a very (T: Mmm) constructive kind of a way, you know. But still it grinds me</text:p>
      <text:p text:style-name="Standard">because of all the other stuff that's happened to me. (T: Mmm.) And when I see</text:p>
      <text:p text:style-name="Standard">other people doing it to other people, or whatever, it grinds me ... it makes me angry,</text:p>
      <text:p text:style-name="Standard">you know? And I would think that in those situations, I've begun to kind of strike</text:p>
      <text:p text:style-name="Standard">out, you know, or like you know, protecting somebody else or fighting for somebody</text:p>
      <text:p text:style-name="Standard">else or whatever, and like I'm not sure what I did for myself, though, over those years</text:p>
      <text:p text:style-name="Standard">that all that happened to me or whatever. (Pause.) Annnd, if I could cry and have it</text:p>
      <text:p text:style-name="Standard">be all right...</text:p>
      <text:p text:style-name="Standard">T63: That's what I was thinking. (C: That would be ...) I was just thinking, if you could</text:p>
      <text:p text:style-name="Standard">only cry.</text:p>
      <text:p text:style-name="Standard">C64: Yeah. It would, you know, but that's, that's a trip, you know ... that's a trip like uh...</text:p>
      <text:p text:style-name="Standard">T64: First place, a man doesn't cry.</text:p>
      <text:p text:style-name="Standard">C65: Yeah. For sure, for sure. That's a fact.</text:p>
      <text:p text:style-name="Standard">T65: But I guess you're saying that times you have that lump in your throat and you sure</text:p>
      <text:p text:style-name="Standard">as hell feel like crying.</text:p>
      <text:p text:style-name="Standard">C66: For sure, for sure. (Pause.) Uhh, I don't know. (Sighs.) I don't know. Maybe going</text:p>
      <text:p text:style-name="Standard">to a movie or one of those old, you know, (sighs) movies, dramas, or something like</text:p>
      <text:p text:style-name="Standard">that ...</text:p>
      <text:p text:style-name="Standard">T66: Tear jerkers?</text:p>
      <text:p text:style-name="Standard">C67: Right ... so I can cry, you know, and have an excuse to cry, you know, but crying for</text:p>
      <text:p text:style-name="Standard">myself, I'm not sure that, uh ... I'm just not sure that's going to be constructive, you</text:p>
      <text:p text:style-name="Standard">know (laughs).</text:p>
      <text:p text:style-name="Standard">T67: Mmm, you say you're not sure whether crying for yourself is constructive. I feel also</text:p>
      <text:p text:style-name="Standard">you're afraid of crying for yourself.</text:p>
      <text:p text:style-name="Standard">C68: I may be, I may be, because if I feel like crying and I don't, whenever there's some</text:p>
      <text:p text:style-name="Standard">Rogers’ Transcripts, Volume 12, Dione, 2nd Interview, page 94</text:p>
      <text:p text:style-name="Standard">things that are, you know ... but you see, that's a part of it too, you know? It's ... you</text:p>
      <text:p text:style-name="Standard">know, and I, and I can't ... I, I hate to keep using these things of, you know, we're just</text:p>
      <text:p text:style-name="Standard">being so conditioned not to, you know, from a little thing of, you know, like oh, you</text:p>
      <text:p text:style-name="Standard">know, "be little, little men or big boys", or whatever. "Don't cry", and, and ...</text:p>
      <text:p text:style-name="Standard">T68: Probably your seven-year-old could cry.</text:p>
      <text:p text:style-name="Standard">C69: Yeah, for sure. I cried, I remember crying, but I cried alone. I never let anybody see</text:p>
      <text:p text:style-name="Standard"><text:soft-page-break/>me cry, you know? I wonder how many people have seen me cry! (Laughs.) (T:</text:p>
      <text:p text:style-name="Standard">Laughs.) Two or three in the whole world. It's kind of interesting, you know. I</text:p>
      <text:p text:style-name="Standard">remember living with my ex-wife, or whatever, she cried all the time. She cried getting up in the morning, and you know, just crying for crying, you know. I asked her</text:p>
      <text:p text:style-name="Standard">sometimes about why she cried, and she just said, "I don't know, just wanted to, felt</text:p>
      <text:p text:style-name="Standard">good". I don't know if that was healthy or whatever, but it probably is a lot more</text:p>
      <text:p text:style-name="Standard">healthier than what I did.</text:p>
      <text:p text:style-name="Standard">T69: Mmm. It probably is better than never letting anyone see you cry.</text:p>
      <text:p text:style-name="Standard">C70: Right. There's just so many other ways to do it, you know, that I've learned, you</text:p>
      <text:p text:style-name="Standard">know, like working hard. (T: Mmm.) Not thinking about it, (T: Mmm) you know.</text:p>
      <text:p text:style-name="Standard">Not thinking about it.</text:p>
      <text:p text:style-name="Standard">T70: Just seeing that all the sorrow that you feel for yourself and for what's happened to</text:p>
      <text:p text:style-name="Standard">you and all that, uh, "that doesn't really exist". It's just uh, you're too busy to have</text:p>
      <text:p text:style-name="Standard">any thoughts of that.</text:p>
      <text:p text:style-name="Standard">C71: For sure.</text:p>
      <text:p text:style-name="Standard">T71: But the sorrow is still there.</text:p>
      <text:p text:style-name="Standard">C72: For sure. Yeah. And I really don't know how to de ... and I really don't know how to</text:p>
      <text:p text:style-name="Standard">deal with that. I really don't. I really don't. (Sighs.) You know, just really giving so</text:p>
      <text:p text:style-name="Standard">much of yourself and it's really crazy. Too much. (Sighs).</text:p>
      <text:p text:style-name="Standard">T72: If you did cry, what would some of the themes of that crying be?</text:p>
      <text:p text:style-name="Standard">C73: Well, just you know, all those, you know, hours that I, you know, that I spent away</text:p>
      <text:p text:style-name="Standard">from my family and that I gave up my family and didn't see my children grow, you</text:p>
      <text:p text:style-name="Standard">know. I really wanted that to be for some kind of a higher level, some kind of a</text:p>
      <text:p text:style-name="Standard">cause, you know. But not to have that uh, to see anything, any benefit that I did.</text:p>
      <text:p text:style-name="Standard">You know, all of that work, I mean, hours and hours and ... but it's just incredible,</text:p>
      <text:p text:style-name="Standard">and I think that would be one, you know, I was saying, "Damn it, why in the hell did</text:p>
      <text:p text:style-name="Standard">I spend so much time?" (T: Mmm.) "Why did I spend so much time?". You know,</text:p>
      <text:p text:style-name="Standard">the leukemia, the ... everything that happened to me or whatever would be properly</text:p>
      <text:p text:style-name="Standard">deserved if one person's life would have been changed, or something, you know. (T:</text:p>
      <text:p text:style-name="Standard">Mmm.) And like, and maybe, maybe it has or whatever, but, but I think that I, I</text:p>
      <text:p text:style-name="Standard">Rogers’ Transcripts, Volume 12, Dione, 2nd Interview, page 95</text:p>
      <text:p text:style-name="Standard">don't trust that ... that it was worth it, you see?</text:p>
      <text:p text:style-name="Standard">T73 Mmm. Yeah. You invested a whole lot of caring, a whole lot of your self, and you</text:p>
      <text:p text:style-name="Standard">feel real sorrow that maybe nothing came of that.</text:p>
      <text:p text:style-name="Standard">C74 Yeah, and I'd also like to uh just kind of cry for my father-in-law too, who was</text:p>
      <text:p text:style-name="Standard">killed before I ... (T: Mmm,mmm, mmm, mmm.) about six months before I got the</text:p>
      <text:p text:style-name="Standard">leukemia. (T: Mmm) I'd like to really tell him that I uh, that I really loved him a</text:p>
      <text:p text:style-name="Standard">great deal.</text:p>
      <text:p text:style-name="Standard">T74: Mmm ... So you're telling me in place of telling him and maybe you could even</text:p>
      <text:p text:style-name="Standard">speak to him, I don't know. But at any rate, you really would like to tell him, "I</text:p>
      <text:p text:style-name="Standard">loved you, you know that? I loved you".</text:p>
      <text:p text:style-name="Standard">C75: Well, I, I really would, you know. Th-thisss situation that we started out ... I was</text:p>
      <text:p text:style-name="Standard">married, and we married somebody of a different race, and we fought it out tooth and</text:p>
      <text:p text:style-name="Standard">nail or whatever, and but, but yet we loved each other and we fished together and he</text:p>
      <text:p text:style-name="Standard">was great with me. You know, he had a very ... to other people, a very cold way,</text:p>
      <text:p text:style-name="Standard">you know, of, you know, "By God, this is the way it's going to be" and so forth. But</text:p>
      <text:p text:style-name="Standard">I saw him when he was hurt too, and um when he was killed in, in 1975, in a, in a</text:p>
      <text:p text:style-name="Standard">hunting accident, it just really took all of it, you know. (T: Mmm, mmm.) Because</text:p>
      <text:p text:style-name="Standard">you see, he helped me to, to try to get out of that stuff. He's saying, "Hey, what are</text:p>
      <text:p text:style-name="Standard">you doing, you know? Do ... what do you really want to do?". And at the time I</text:p>
      <text:p text:style-name="Standard">wanted to, you know, to open my own restaurant or whatever. (T: Mmm.) And so he</text:p>
      <text:p text:style-name="Standard">was going to help me finance that restaurant, you know. And so a week later he was</text:p>
      <text:p text:style-name="Standard"><text:soft-page-break/>killed. One week. And um, and so we were getting so close, but that I really never</text:p>
      <text:p text:style-name="Standard">told him that, "Hey Dad, you know, hey Dad, I love you, I really love you". And we</text:p>
      <text:p text:style-name="Standard">told each other, I guess, in some ways or whatever, but it's not the same as saying it,</text:p>
      <text:p text:style-name="Standard">you know, as saying, "Dad, I really love you. I really care".</text:p>
      <text:p text:style-name="Standard">T75: You feel really sad that you never gave him a straight message on that, that "I love</text:p>
      <text:p text:style-name="Standard">you".</text:p>
      <text:p text:style-name="Standard">C76: For sure, for sure, because he was straighter th ... with me than a lot of people, you</text:p>
      <text:p text:style-name="Standard">know.</text:p>
      <text:p text:style-name="Standard">T76: Mmm.</text:p>
      <text:p text:style-name="Standard">C77: And to now to be taken away from all of that, you see, because it's only been, I don't</text:p>
      <text:p text:style-name="Standard">know, eight months or so since I ceased all communication with my family, you</text:p>
      <text:p text:style-name="Standard">know, family that ... my wife's family that I've loved and I've cared for and that I</text:p>
      <text:p text:style-name="Standard">buried my father-in-law and that was it. That was the ... and then even the family</text:p>
      <text:p text:style-name="Standard">began to take on those same things of the culture, you know.</text:p>
      <text:p text:style-name="Standard">T77: Things began to fall apart for you there, mmm, mmm.</text:p>
      <text:p text:style-name="Standard">Rogers’ Transcripts, Volume 12, Dione, 2nd Interview, page 96</text:p>
      <text:p text:style-name="Standard">C78: For sure, for sure, you know. And lately, I don't know, falling apart or at least my</text:p>
      <text:p text:style-name="Standard">being able to see that uh that it really wasn't, it wasn't true. (T: I see.) It wasn't real, I</text:p>
      <text:p text:style-name="Standard">wasn't getting, I wasn't getting anything back, I wasn't getting any nourishment back,</text:p>
      <text:p text:style-name="Standard">you know. (T: Mmm, mmm, mmm) Smiles and polite kisses and things like that,</text:p>
      <text:p text:style-name="Standard">you know. That is, you know, part of the hurt, you know. I'd rather for somebody to</text:p>
      <text:p text:style-name="Standard">say, you know, "I think you're a lousy S.O.B. or whatever", as opposed to saying,</text:p>
      <text:p text:style-name="Standard">"Hello, dear, how are you?" You know, you know?.</text:p>
      <text:p text:style-name="Standard">T78: Mmm, mmm, mmm. When the real message perhaps is, "I think you're a lousy</text:p>
      <text:p text:style-name="Standard">S.O.B.".</text:p>
      <text:p text:style-name="Standard">C79: Right, right, you know.</text:p>
      <text:p text:style-name="Standard">T79: Mmm.</text:p>
      <text:p text:style-name="Standard">C80: (25 second pause). Yeah, so there's, you know, there's a few things.</text:p>
      <text:p text:style-name="Standard">T80: Part of the sorrow would be for your father-in-law. You'd really weep for him.</text:p>
      <text:p text:style-name="Standard">C81: I ... yeah, I think I would, you know. And just maybe I still think that I really wish</text:p>
      <text:p text:style-name="Standard">that I could, you know, just say, "Hey, you know, you guys, you really don't realize</text:p>
      <text:p text:style-name="Standard">what you did to me", you know? Because for a while, I just, you know, saying, well,</text:p>
      <text:p text:style-name="Standard">you know, "racist", "terrible", "blah, blah, blah". But that doesn't say anything, you</text:p>
      <text:p text:style-name="Standard">know, because it doesn't say how I really feel, you know. (T: I see.) But they, but it,</text:p>
      <text:p text:style-name="Standard">but it ... they wouldn't understand that, they wouldn't understand how a black person</text:p>
      <text:p text:style-name="Standard">could be hurt, you know, because if you don't accept a person as human, how can</text:p>
      <text:p text:style-name="Standard">you, how can you think about, you know, like ... it's like thinking a dog could be hurt</text:p>
      <text:p text:style-name="Standard">of whatever, you know, people that don't have dogs and don't understand them, you</text:p>
      <text:p text:style-name="Standard">know?</text:p>
      <text:p text:style-name="Standard">T81: But you get some satisfaction out of saying, "You people don't realize how much you</text:p>
      <text:p text:style-name="Standard">hurt me". They might not be able to hear that message, but you'd get some</text:p>
      <text:p text:style-name="Standard">satisfaction out of ... out of expressing that, out of ... out of letting, letting yourself</text:p>
      <text:p text:style-name="Standard">know, letting others know that, "God, I've been hurt!"</text:p>
      <text:p text:style-name="Standard">C82: Yeah.</text:p>
      <text:p text:style-name="Standard">T82: "I've been wounded".</text:p>
      <text:p text:style-name="Standard">C83: I just don't think I could do that 'cause I just don't think that that that, I just don't</text:p>
      <text:p text:style-name="Standard">trust, you know, you know, I wouldn't do it because I just wouldn't want to give them</text:p>
      <text:p text:style-name="Standard">the satisfaction, you know. It's like I feel like, you know, my saying, you know,</text:p>
      <text:p text:style-name="Standard">"Maybe that is my feeling". But I, I have too many times, you know, when you</text:p>
      <text:p text:style-name="Standard">know, I opened up a little bit or whatever, and someone says ... (T: Mmm.) ... you</text:p>
      <text:p text:style-name="Standard">know, squash!</text:p>
      <text:p text:style-name="Standard">Rogers’ Transcripts, Volume 12, Dione, 2nd Interview, page 97</text:p>
      <text:p text:style-name="Standard"><text:soft-page-break/>T83: So there are probably loads of people you wouldn't dare open up to on that, but I</text:p>
      <text:p text:style-name="Standard">guess you're opening up to me to say, "Yes, but I have been really wounded, badly,</text:p>
      <text:p text:style-name="Standard">by a lot of people".</text:p>
      <text:p text:style-name="Standard">C84: For sure. Mmm. I maybe think that you can understand that a little bit in terms of</text:p>
      <text:p text:style-name="Standard">about hurt and that, you know, that ... you know, that I, you know, that I'm a person</text:p>
      <text:p text:style-name="Standard">and uh, (pause) you know, I'm a person. And I don't really want that denied to me ...</text:p>
      <text:p text:style-name="Standard">(T: Mmm.) you know, ever again.</text:p>
      <text:p text:style-name="Standard">T84: Mmm, mmm.</text:p>
      <text:p text:style-name="Standard">C85: You know. I could really get angry.</text:p>
      <text:p text:style-name="Standard">T85: Mmm. mmm.</text:p>
      <text:p text:style-name="Standard">C86: I don't you know, I just ... that's not going to happen to me, you know. In a way, you</text:p>
      <text:p text:style-name="Standard">know, I don't want to love anybody like I did my father-in-law again, and for God's</text:p>
      <text:p text:style-name="Standard">sake, you know, that's, that's painful, but I know that's terribly sick too, that you have</text:p>
      <text:p text:style-name="Standard">to love, you have to continue to love people. Or whatever. But at that time, it was</text:p>
      <text:p text:style-name="Standard">the only thing that was productive. It was the only thing that was something that</text:p>
      <text:p text:style-name="Standard">was, you know, as Fromm talks about, biophilic. It was growth; it was nourishing.</text:p>
      <text:p text:style-name="Standard">And that was the only thing, and that was just taken away from me, and it was taken</text:p>
      <text:p text:style-name="Standard">away from me just ...</text:p>
      <text:p text:style-name="Standard">T86: Just like that.</text:p>
      <text:p text:style-name="Standard">C87: You know, It was just really strange, you know.</text:p>
      <text:p text:style-name="Standard">T87: So that, that's been a ... a hurt and a shock and makes you feel, "I can't risk myself</text:p>
      <text:p text:style-name="Standard">loving somebody else like that because that might disappear some way or other".</text:p>
      <text:p text:style-name="Standard">C88: For sure, for sure. For sure. I certainly don't want any more in-laws. (Laughs). Be</text:p>
      <text:p text:style-name="Standard">they uh whatever color. I'm not sure I want them, but now you know ... And that's ...</text:p>
      <text:p text:style-name="Standard">I think that's part of it, you know. More so than, than the risking loving somebody,</text:p>
      <text:p text:style-name="Standard">just because their death ... death I know is inevitable. But it's that, that other</text:p>
      <text:p text:style-name="Standard">collection of things around it, or whatever. But you know, it's... it’s crazy.</text:p>
      <text:p text:style-name="Standard">T88: It's what?</text:p>
      <text:p text:style-name="Standard">C89: It's crazy to love, you know, it's just like loving a pet rock or something, you know,</text:p>
      <text:p text:style-name="Standard">it's nothing. Nothing, you don't feel.</text:p>
      <text:p text:style-name="Standard">T89: Mmm. mmm. "Love goes out from me but nothing comes back".</text:p>
      <text:p text:style-name="Standard">C90: Right. And I'm not so sure that that, that I want that, it to work like that again, you</text:p>
      <text:p text:style-name="Standard">know. And maybe by ... maybe saying that, I don't know, maybe you know, calling,</text:p>
      <text:p text:style-name="Standard">Rogers’ Transcripts, Volume 12, Dione, 2nd Interview, page 98</text:p>
      <text:p text:style-name="Standard">say, "Hey, I really was hurt" and everything like that or whatever. Maybe that would</text:p>
      <text:p text:style-name="Standard">be a start or whatever, but I just don't really trust that they really understand that. (T:</text:p>
      <text:p text:style-name="Standard">Mmm) I don't really, really uh ... it took my wife who lived with me for seven years,</text:p>
      <text:p text:style-name="Standard">you know, after I left, maybe six, seven months to understand that I was, that I was</text:p>
      <text:p text:style-name="Standard">hurt, that I was ... that I was desperate.</text:p>
      <text:p text:style-name="Standard">T90: You feel there's so little chance of anyone else really understanding you.</text:p>
      <text:p text:style-name="Standard">C91: Mmm, that sounds kind of, yeah, well, (small laugh), so little chance for that group</text:p>
      <text:p text:style-name="Standard">of people understanding me. (T: OK.) And I believe it. I really believe it, you know.</text:p>
      <text:p text:style-name="Standard">It would just, it would be like me trying to, uh, to understand or to, to tell Dick Nixon</text:p>
      <text:p text:style-name="Standard">or something about my feelings, that I just don't think he could relate to that,you</text:p>
      <text:p text:style-name="Standard">know. (T: Mmm.) And I'm using, and ... and I'm really serious about that example,</text:p>
      <text:p text:style-name="Standard">because he's so far away from me and my reality, and that family, you know, I found</text:p>
      <text:p text:style-name="Standard">out was so far away from me and my reality that, you know, it was insane, you</text:p>
      <text:p text:style-name="Standard">know. It was really insane, you know. So I think on one level I feel OK for loving</text:p>
      <text:p text:style-name="Standard">them.</text:p>
      <text:p text:style-name="Standard">T91: You feel...?</text:p>
      <text:p text:style-name="Standard">C92: OK for loving them.</text:p>
      <text:p text:style-name="Standard">T92: I see, mmm, mmm.</text:p>
      <text:p text:style-name="Standard"><text:soft-page-break/>C93: But I don't feel OK for sharing any more with them. (T: Mmm.) And sharing that</text:p>
      <text:p text:style-name="Standard">hurt is just, (T: Mmm) you know ... and maybe sharing it with other people would be</text:p>
      <text:p text:style-name="Standard">OK. But I know I'm moving away from the other too, you know, that's really</text:p>
      <text:p text:style-name="Standard">important to me right now. And I don't know ... maybe I won't ... I'm not rushing it,</text:p>
      <text:p text:style-name="Standard">it just seems to want to get out and jump out or whatever, but, you know, you know.</text:p>
      <text:p text:style-name="Standard">It's clearly must have really gone through ... my body really must have gone through</text:p>
      <text:p text:style-name="Standard">some changes or whatever because, you know, something there is just keeping it,</text:p>
      <text:p text:style-name="Standard">keeping it down, and I know all those reasons but I can't uh, I can't seem to muster</text:p>
      <text:p text:style-name="Standard">that power to ... (T: Mmm.) ... to get it, to get that out, you know, to really, you</text:p>
      <text:p text:style-name="Standard">know.</text:p>
      <text:p text:style-name="Standard">T93: It's still too much locked in.</text:p>
      <text:p text:style-name="Standard">C94: Yeah, for sure. But it really, it really helps, you know, um, 'cause it's, it's, it's just,</text:p>
      <text:p text:style-name="Standard">you know ... it's incredible, you know, this is the first time I've talked to anybody</text:p>
      <text:p text:style-name="Standard">that, you know, that I haven't really been in control. To some extent I've really given</text:p>
      <text:p text:style-name="Standard">up a lot of control uh ... to you.</text:p>
      <text:p text:style-name="Standard">T94: Mmm, mmm, sort of letting things loose rather than ... (C: For sure.) ... keeping them</text:p>
      <text:p text:style-name="Standard">under your control.</text:p>
      <text:p text:style-name="Standard">C95: For sure.</text:p>
      <text:p text:style-name="Standard">Rogers’ Transcripts, Volume 12, Dione, 2nd Interview, page 99</text:p>
      <text:p text:style-name="Standard">T95: And that's a new experience.</text:p>
      <text:p text:style-name="Standard">C96: A very new experience for me. Very new experience. And maybe I don't know if</text:p>
      <text:p text:style-name="Standard">it's just not, just it's a function, function of that too, you know, or something, you</text:p>
      <text:p text:style-name="Standard">know. Things are rattling around in my head now (laughs), you know. But all the</text:p>
      <text:p text:style-name="Standard">other, it's just bullshit, and like I have been hurt and I really don't want to get</text:p>
      <text:p text:style-name="Standard">involved anymore in terms of with people that can't return love and can't accept</text:p>
      <text:p text:style-name="Standard">people. I just don't really want to get involved anymore. I'm sick and tired ... sick of</text:p>
      <text:p text:style-name="Standard">it.</text:p>
      <text:p text:style-name="Standard">T96: Sounds as though you're more accepting of yourself as a person who is vulnerable,</text:p>
      <text:p text:style-name="Standard">who has been hurt, who is hurting, and who wants love ... who doesn't want it all to</text:p>
      <text:p text:style-name="Standard">be a one-way street of giving love. You want love back in return.</text:p>
      <text:p text:style-name="Standard">C97: Mmm, mmm. Yeah. And I wanna be able to uh, to feel and to, and to cry. (T:</text:p>
      <text:p text:style-name="Standard">Mmm.) And not to be afraid of crying, and, and not to be afraid of, uh ... I want to</text:p>
      <text:p text:style-name="Standard">be able and I'm going to work for that. I really wanna work for that. I, I know I do,</text:p>
      <text:p text:style-name="Standard">you know, I just have this thing, ah, you know. If I trust the doctors, I'd have them</text:p>
      <text:p text:style-name="Standard">cut 'em, cut me open and get that out, you know, but I don't. (Laughing.)</text:p>
      <text:p text:style-name="Standard">T97: (Laughs.) Mmm. Probably'd be simpler to have an operation.</text:p>
      <text:p text:style-name="Standard">C98: Oh yeah! (Sighs). Yeah, yeah, yeah. But I, but do you, do you, do you, do you, do</text:p>
      <text:p text:style-name="Standard">you feel that ... you know, like I really wanna, you know, tell you how hurt I am, but</text:p>
      <text:p text:style-name="Standard">I'm not, I can't tell you?</text:p>
      <text:p text:style-name="Standard">T98: I understand that. I ... you're, you're uh, it visualizes in my mind you're walking all</text:p>
      <text:p text:style-name="Standard">around the edge of that pit, but you're not really letting yourself down into it; so</text:p>
      <text:p text:style-name="Standard">you're letting me know all about it (clears throat), but, but not it.</text:p>
      <text:p text:style-name="Standard">C99: Yeah. For sure. Yeah. Don't know how to do that. (T: Mmm.) You know?</text:p>
      <text:p text:style-name="Standard">T99: Yeah. I, I hear you saying, "I really want to get to that, but it will have to be at my</text:p>
      <text:p text:style-name="Standard">pace. I can't ... I can't force it. I can't... but I do want to get to it".</text:p>
      <text:p text:style-name="Standard">C100: Yeah. 'Cause I want to get to it really fast, you know, because that's all a part of me</text:p>
      <text:p text:style-name="Standard">right now that's really ... I really feel that's sick, that's really the cancer, (T: Mmm)</text:p>
      <text:p text:style-name="Standard">you know. That if I could eliminate that, I could eliminate all the cancer from my</text:p>
      <text:p text:style-name="Standard">body. (T: Mmm.) I really believe it, you know. And I really blame, I really blame</text:p>
      <text:p text:style-name="Standard">the way I lived and the stress and everything else like that on, on on the disease. I</text:p>
      <text:p text:style-name="Standard">really do.</text:p>
      <text:p text:style-name="Standard">T100: You mean, you blame the disease on all that stress, is what you mean?</text:p>
      <text:p text:style-name="Standard"><text:soft-page-break/>C101: Right, for sure, yeah. I have it turned around. For sure. I do. I do. And to some</text:p>
      <text:p text:style-name="Standard">Rogers’ Transcripts, Volume 12, Dione, 2nd Interview, page 100</text:p>
      <text:p text:style-name="Standard">extent, I blame racism. (T: Mmm, mmm.) You know, I just don't want to get</text:p>
      <text:p text:style-name="Standard">caught up into that anymore, you know, and I want to continue to give, but I don't,</text:p>
      <text:p text:style-name="Standard">I, I, I'm just not going to do it the way I did it before. And uh, I don't know. May ...</text:p>
      <text:p text:style-name="Standard">yelling sometimes you know, like when I came in here, I was thinking about</text:p>
      <text:p text:style-name="Standard">yelling, you know, one of those long, big long ... you know. But I'm not sure that I</text:p>
      <text:p text:style-name="Standard">want to do that. (Smiles.)</text:p>
      <text:p text:style-name="Standard">T101: You could try it.</text:p>
      <text:p text:style-name="Standard">C102: (Laughs.) You know, I don't know, you know (Laughs.) That wouldn't be cultured.</text:p>
      <text:p text:style-name="Standard">T102: (Laughs.) Standards, standards, standards.</text:p>
      <text:p text:style-name="Standard">C103: Sure, I mean, I'm really, I was really socialized.</text:p>
      <text:p text:style-name="Standard">T103: You were brought up right ... weren't you?</text:p>
      <text:p text:style-name="Standard">C104: Oh yeah, I was. I learned all of it ... all of it.</text:p>
      <text:p text:style-name="Standard">T104: And still in spite of yourself, buy a good deal of it.</text:p>
      <text:p text:style-name="Standard">C105: Yeah. Yeah.</text:p>
      <text:p text:style-name="Standard">T105: You really don't want to, but still you find ... (C: Yeah.) ... you can't do the uncultured thing.</text:p>
      <text:p text:style-name="Standard">C106: For sure. There were standards, I guess, and uh, that are really foreign to me, but</text:p>
      <text:p text:style-name="Standard">uh, you know, the, the thing that, you know ... that I thought about you know, and</text:p>
      <text:p text:style-name="Standard">like you know, I was like in terms of expressing my anger, whatever, comes out in</text:p>
      <text:p text:style-name="Standard">terms of, you know (sighs), possible obscenity, you know (laughs), you know, like</text:p>
      <text:p text:style-name="Standard">calling somebody a bunch of something or whatever would really, you know, I</text:p>
      <text:p text:style-name="Standard">don't know what it would do, but you know, I'd really like to do that, you know.</text:p>
      <text:p text:style-name="Standard">T106: That helps to explain why I feel you've kept your language more, quite guarded</text:p>
      <text:p text:style-name="Standard">here. I, I, I realize I've used more profanity than you have. (Laughs.)</text:p>
      <text:p text:style-name="Standard">C107: (Laughs.) For sure, you know. It's not because of, you know, but I don't know, it's</text:p>
      <text:p text:style-name="Standard">just a, a part of that, you know, like I was just ...</text:p>
      <text:p text:style-name="Standard">T107: You'd like to just tell off the bastard!</text:p>
      <text:p text:style-name="Standard">C108: Yeah, right, right, right. For sure. (Laughs.) Oh my goodness! (Laughs.)</text:p>
      <text:p text:style-name="Standard">T108: You can't even do that. (Laughs.)</text:p>
      <text:p text:style-name="Standard">C109: (Sighs.) Oh, it's incredible. I don't know. Whew! I'm getting warm.</text:p>
      <text:p text:style-name="Standard">Rogers’ Transcripts, Volume 12, Dione, 2nd Interview, page 101</text:p>
      <text:p text:style-name="Standard">T109: (Laughs.) Both inside and outside</text:p>
      <text:p text:style-name="Standard">C110: Yes, right, right. I'm getting extremely warm. Um, yeah, maybe I'll be able to do it</text:p>
      <text:p text:style-name="Standard">one day, I guess. Maybe I'll be able to do it (laughs). I really haven't used ... but</text:p>
      <text:p text:style-name="Standard">see, when I get out of here, I'll use a lot of profanity, you know. I don't, you know,</text:p>
      <text:p text:style-name="Standard">just in terms of, you know, like I ... I, I, I, I think I did, you know, when I was really</text:p>
      <text:p text:style-name="Standard">angry talking to my wife and things like that, you know, where I was just,</text:p>
      <text:p text:style-name="Standard">"Goddammit", and all of that, you know, "bastards" and some other things and like,</text:p>
      <text:p text:style-name="Standard">you know, I was raised properly, you know (laughs.). Uh, yeah, but I think part of</text:p>
      <text:p text:style-name="Standard">that would be a part of expressing my (T: Mmm) feelings and everything like that,</text:p>
      <text:p text:style-name="Standard">you know.</text:p>
      <text:p text:style-name="Standard">T110: It wouldn't come out in nice, polite language.</text:p>
      <text:p text:style-name="Standard">C111: No, it wouldn't. It, it really wouldn't. It really wouldn't. To my teachers that I had,</text:p>
      <text:p text:style-name="Standard">to the family that I had, uh, to a lot of my colleagues, you know, and others. And ...</text:p>
      <text:p text:style-name="Standard">but I don't know if I really want to tell them, you know, maybe it's just a part of just</text:p>
      <text:p text:style-name="Standard">being proud and, and everything else like that, but at least to myself I, I need to get</text:p>
      <text:p text:style-name="Standard">it out and openly.</text:p>
      <text:p text:style-name="Standard">T111: Yeah. You may not tell it to them face to face, but you need to get it out of yourself</text:p>
      <text:p text:style-name="Standard">somehow.</text:p>
      <text:p text:style-name="Standard">C112: Mmm. Somehow, yeah, yeah. Really rotten and I really feel s ... you know, really</text:p>
      <text:p text:style-name="Standard">screwed. I really feel ... (T: Mmm.) ... so badly.</text:p>
      <text:p text:style-name="Standard"><text:soft-page-break/>T112: "The bastards really screwed me".</text:p>
      <text:p text:style-name="Standard">C113: Yeah, I know. They ... they got me, you know. It was just like uh, being part, I</text:p>
      <text:p text:style-name="Standard">guess, that had something to do with being in, you know, I guess, you know, I</text:p>
      <text:p text:style-name="Standard">just ... I just wipe 'em out, you know, if you don't get them with their bodies you do</text:p>
      <text:p text:style-name="Standard">it in their mind, you know, like it happened, you know, and it was ... it was real, you</text:p>
      <text:p text:style-name="Standard">know, and you know, to try to describe that hell to somebody is just the, the hardest</text:p>
      <text:p text:style-name="Standard">thing, you know. But it's like, you know, just somebody knocking you down ... (T:</text:p>
      <text:p text:style-name="Standard">Mmm.) ... and it's somebody coming and stomping on you and spitting on you and</text:p>
      <text:p text:style-name="Standard">everything like that, and like it's just, you know, and just being at ... feeling like</text:p>
      <text:p text:style-name="Standard">garbage.</text:p>
      <text:p text:style-name="Standard">T113: Mmm, mmm.</text:p>
      <text:p text:style-name="Standard">C114: And I have the feeling that people have made me feel like garbage, you know, and</text:p>
      <text:p text:style-name="Standard">like ... you know? I'm sure that my friends would say, you know, God, I had</text:p>
      <text:p text:style-name="Standard">everything. But I didn't have everything. I didn't have everything. Certainly didn't</text:p>
      <text:p text:style-name="Standard">have that respect as a person.</text:p>
      <text:p text:style-name="Standard">Rogers’ Transcripts, Volume 12, Dione, 2nd Interview, page 102</text:p>
      <text:p text:style-name="Standard">T114: But there were a lot of people who, though they may or may not have beaten you</text:p>
      <text:p text:style-name="Standard">physically, treated you in a way that just trampled on you and beat you up and spit</text:p>
      <text:p text:style-name="Standard">on you and made you a nobody, a piece of garbage.</text:p>
      <text:p text:style-name="Standard">C115: Right. And it won't happen again. Not if I can help it (small laugh).</text:p>
      <text:p text:style-name="Standard">T115: Mmm.</text:p>
      <text:p text:style-name="Standard">C116: It's 'cause I'm really tired of fighting. (T: Mmm.) Really tired of expending that</text:p>
      <text:p text:style-name="Standard">kind of energy. (T: Mmm.) It really is just, is straining, it's too draining, and like,</text:p>
      <text:p text:style-name="Standard">you know, I don't really know what's gonna happen in terms of, you know, how I'm</text:p>
      <text:p text:style-name="Standard">going to do that, you know. Get it out or (sighs) or whatever, but you know, I just</text:p>
      <text:p text:style-name="Standard">don't really want to say that I'm hurt or whatever, because that is ... that isn't even</text:p>
      <text:p text:style-name="Standard">descriptive (small laugh) enough for what really happened.</text:p>
      <text:p text:style-name="Standard">T116: Yeah. To say a word like that or several of the words you've used just isn't at all the</text:p>
      <text:p text:style-name="Standard">same as feeling those feelings inside and really feeling them fully.</text:p>
      <text:p text:style-name="Standard">C117: It really is, uh, I don't know if you saw "The Excorcist", but it really is, really is,</text:p>
      <text:p text:style-name="Standard">you know, that oohf, you know, I remember a scene in that movie where the girl</text:p>
      <text:p text:style-name="Standard">who threw up this green slime, you know, and that's really, it's that, you know, it's</text:p>
      <text:p text:style-name="Standard">that bad, you know, it's, you know, it's that, it's that bad. 'Cause I know it ... I know</text:p>
      <text:p text:style-name="Standard">it now, you know. It's not a part of me and my body really wants to reject that, but</text:p>
      <text:p text:style-name="Standard">how to, how to throw that up is ...</text:p>
      <text:p text:style-name="Standard">T117: Yeah, how to ... how to vomit up that green slime that's been a part of your</text:p>
      <text:p text:style-name="Standard">experience.</text:p>
      <text:p text:style-name="Standard">C118: Yeah. Maybe I'm just afraid I'll look horrible, you know, or, or that I'd look</text:p>
      <text:p text:style-name="Standard">horrible, or whatever, expressing that kind of anger, that kind of uh, that kind of</text:p>
      <text:p text:style-name="Standard">hurt or whatever.</text:p>
      <text:p text:style-name="Standard">T118: You wouldn't look civilized; you wouldn't look cultured.</text:p>
      <text:p text:style-name="Standard">C119: (Laughs.) I don't, I don't know, you know. (Sighs.) I don't really know. But right</text:p>
      <text:p text:style-name="Standard">now, the ... more than getting that out, I think the, uh, the overriding thing is that I</text:p>
      <text:p text:style-name="Standard">wanna keep at least that control, to control that, for fear of, you see, I don't really</text:p>
      <text:p text:style-name="Standard">want to get sick again (T: Mmm, mmm.) You know, and like I think this, the</text:p>
      <text:p text:style-name="Standard">slightest, you know, just by being weak, by submitting to that kind of pain, um,</text:p>
      <text:p text:style-name="Standard">somehow bring back my uh ...</text:p>
      <text:p text:style-name="Standard">T119: You wonder about that ... whether if you, if you let out all the ... all the hell that</text:p>
      <text:p text:style-name="Standard">you've experienced inside, it might uh, it might bring back your illness.</text:p>
      <text:p text:style-name="Standard">C120: And that doesn't sound logical, does it? (Laughs.) I know that. (T: Smiles.)</text:p>
      <text:p text:style-name="Standard">Rogers’ Transcripts, Volume 12, Dione, 2nd Interview, page 103</text:p>
      <text:p text:style-name="Standard">T120: O.K. (Laughs.)</text:p>
      <text:p text:style-name="Standard"><text:soft-page-break/>C121: Thank you, thank you very much. (Sighs.) Oh, God. What a ... mmm. (20 second</text:p>
      <text:p text:style-name="Standard">pause). I don't know. God, you know, I feel so beaten. I ... when I feel beaten</text:p>
      <text:p text:style-name="Standard">right now, and I'm not sure why, but that in a way the, that I got, uh ... I really got</text:p>
      <text:p text:style-name="Standard">something to say and it just, you know, and I know I'd feel better. But maybe I wouldn't, you know, I really talk ... God, I realize how I'm talking in circles. I seem</text:p>
      <text:p text:style-name="Standard">to be talking in circles. Does it sound like uh?</text:p>
      <text:p text:style-name="Standard">T121: No, not quite. It's more spirals, I think. (C: Laughs.) Getting, as you say, getting</text:p>
      <text:p text:style-name="Standard">very close, you feel, you feel beaten right now as though, if only something could</text:p>
      <text:p text:style-name="Standard">come out, you wouldn't feel beaten.</text:p>
      <text:p text:style-name="Standard">C122: (Pause) Yeah (sighs) Think that you know, just ... that turned, that almost turned</text:p>
      <text:p text:style-name="Standard">me into something really inhuman.</text:p>
      <text:p text:style-name="Standard">T122: Mmm.</text:p>
      <text:p text:style-name="Standard">C123: I really almost let it turn me into something really inhuman.</text:p>
      <text:p text:style-name="Standard">T123: It damn near made an animal out of you.</text:p>
      <text:p text:style-name="Standard">C124: Damn near, damn near, yeah. So you see, if uh, I don't want that to happen</text:p>
      <text:p text:style-name="Standard">anymore. At all. Not gonna do it to me again (laughs).</text:p>
      <text:p text:style-name="Standard">T124: No. That's very clear.</text:p>
      <text:p text:style-name="Standard">C125: No. I know that doesn't help the other problem, but at least I know that (laughs),</text:p>
      <text:p text:style-name="Standard">and I really do know that, you know. (T: Mmm, mmm.) Because I don't think</text:p>
      <text:p text:style-name="Standard">anybody has a right to do that to anybody. Nobody ... teacher, wife, husband,</text:p>
      <text:p text:style-name="Standard">whatever. Uh uh, and it, and it really wasn't my fault either and uh, and like I'm not</text:p>
      <text:p text:style-name="Standard">the blameless ... I mean, I'm not without any blame or whatever, but you know, you</text:p>
      <text:p text:style-name="Standard">know ... just like somebody took a big goddamned tree and just rammed it up ...</text:p>
      <text:p text:style-name="Standard">ooh, so, you know? (Sighs.) Hard to describe, you know, you know?</text:p>
      <text:p text:style-name="Standard">T125: Took a great big stick and rammed it up your ass ... Is that what you're saying?</text:p>
      <text:p text:style-name="Standard"><text:s/>C126: (Laughs.) I, I didn't say that.</text:p>
      <text:p text:style-name="Standard">T126: Is that what you meant?</text:p>
      <text:p text:style-name="Standard">C127: That's what I meant.</text:p>
      <text:p text:style-name="Standard">T127: OK. That's what I want to know, whether I was catching your meaning correctly.</text:p>
      <text:p text:style-name="Standard">C128: Yeah, for sure. You know, and you know that that probably would be painful.</text:p>
      <text:p text:style-name="Standard">Rogers’ Transcripts, Volume 12, Dione, 2nd Interview, page 104</text:p>
      <text:p text:style-name="Standard">(Sighs.)</text:p>
      <text:p text:style-name="Standard">T128: And it's that kind of pain that you've suffered.</text:p>
      <text:p text:style-name="Standard">C129: Yeah. (Pause). You just can't let it ... I just, I just can't let it happen again. (Sighs.</text:p>
      <text:p text:style-name="Standard">18 second pause.) I um really, uh, I just really don't know how to tell you how</text:p>
      <text:p text:style-name="Standard">badly I've been hurt, you know. I really don't.</text:p>
      <text:p text:style-name="Standard">T129: Goes beyond words.</text:p>
      <text:p text:style-name="Standard">C130: Yeah. But I know, you know, it's there, and maybe I should attend to it a little bit</text:p>
      <text:p text:style-name="Standard">more. But, goddammit, you know, just ooh...</text:p>
      <text:p text:style-name="Standard">T130: You're feeling some of that hurt now.</text:p>
      <text:p text:style-name="Standard">C131: Yeah. I am. I was thinking a ... about a wino on a street that continues to drink,</text:p>
      <text:p text:style-name="Standard">doesn't have a place to live. You know I've seen so many people go by, they're the</text:p>
      <text:p text:style-name="Standard">kind of person, you know, disgusting, don't want to work or whatever. But you</text:p>
      <text:p text:style-name="Standard">know, I really feel like there may be some reasons. (T: Mmm.) And I know one</text:p>
      <text:p text:style-name="Standard">thing, I'm gonna allow that person to be desperate ... (T: Mmm, mmm.) Because</text:p>
      <text:p text:style-name="Standard">I'm thinking that probably people like that do things out of desperation. And um,</text:p>
      <text:p text:style-name="Standard">'cause I know, you know? I never really had a drinking problem or anything like</text:p>
      <text:p text:style-name="Standard">that, but it's the kind of sensitivity that I've gotten from all of that.</text:p>
      <text:p text:style-name="Standard">T131: Mmm, mmm. It seems, it seems to me that you're uh feeling it ... you know what</text:p>
      <text:p text:style-name="Standard">it's like to be in desperation and you know what it could drag you to, and so maybe</text:p>
      <text:p text:style-name="Standard">that’s what’s happened to some of them. Something like that.</text:p>
      <text:p text:style-name="Standard">C132: For sure. For sure. And I think that I ... I think my, my heart goes out to people</text:p>
      <text:p text:style-name="Standard"><text:soft-page-break/>like that, people who can't afford to to do this or whatever, and ... because see, I had</text:p>
      <text:p text:style-name="Standard">a lot of money and you know, it all left. And uh, but in a way I'm happier now, you</text:p>
      <text:p text:style-name="Standard">know. But I really don't know, not sure really where to go next, but I know that I</text:p>
      <text:p text:style-name="Standard">don't really want that kind of life anymore. That I wanna give, I wanna help, and I</text:p>
      <text:p text:style-name="Standard">wanna talk to people or whatever, and before I do that, you know, I wanna get my</text:p>
      <text:p text:style-name="Standard">thing together, and a part of that is just maybe admitting, you know, and I guess</text:p>
      <text:p text:style-name="Standard">maybe admitting that I'm hurt and showing and expressing my hurt or whatever</text:p>
      <text:p text:style-name="Standard">will, will reaffirm the fact that I'm a person (T: Mmm, mmm.) Because apart from</text:p>
      <text:p text:style-name="Standard">that, I think showing that is a, you know, pulling myself up too high, (T: Mmm.)</text:p>
      <text:p text:style-name="Standard">you know, and that’s what everybody, you know, that's the way everything was.</text:p>
      <text:p text:style-name="Standard">T132: "I don't, I don't feel it ... I don't hurt, I'm, I'm fine"... That’s a lot of bullshit.</text:p>
      <text:p text:style-name="Standard">C133: For sure. But at least I'm admitting to you that I'm hurt, you know.</text:p>
      <text:p text:style-name="Standard">T133: Yeah, that's right, mmm. And just for a moment there, I felt you really were</text:p>
      <text:p text:style-name="Standard">experiencing that too, really feeling that stick shoved up your ass.</text:p>
      <text:p text:style-name="Standard">Rogers’ Transcripts, Volume 12, Dione, 2nd Interview, page 105</text:p>
      <text:p text:style-name="Standard">C134: Oh, yeah, you know, when I, you know, what is, you know how your natural</text:p>
      <text:p text:style-name="Standard">reaction, you know, when you start feeling stuff like that, or at least when I do, I</text:p>
      <text:p text:style-name="Standard">just kind of, you know, I've got to put it all out of, out of my mind, bring it down to</text:p>
      <text:p text:style-name="Standard">a different level. And I think that's what I'm doing, I keep doing, you know, when I</text:p>
      <text:p text:style-name="Standard">get to the point. Gotta bring it to a safe level.</text:p>
      <text:p text:style-name="Standard">T134: Yeah. That's right. You get that close, you get that close to the pit and then pull</text:p>
      <text:p text:style-name="Standard">away a little.</text:p>
      <text:p text:style-name="Standard">C135: (Pause.) For sure. You, you ... is it all right to have everybody else to blame?</text:p>
      <text:p text:style-name="Standard">(Laughs.) (T: laughs.) You know, for your, for your problem, instead of sharing</text:p>
      <text:p text:style-name="Standard">some of that. But I shared, you know, I, I, I think I've really, I shared that, you</text:p>
      <text:p text:style-name="Standard">know.</text:p>
      <text:p text:style-name="Standard">T135: I think ... I think what you're saying is, "I feel as though, dammit, everybody else is</text:p>
      <text:p text:style-name="Standard">to blame. My mind says, Oh, no, you have, you probably have a part in it too,</text:p>
      <text:p text:style-name="Standard">but..." (C: Sure. Sure.) ...your feelings are ...</text:p>
      <text:p text:style-name="Standard">C136: Yeah, yeah. And I guess I hurt myself. I didn't, other people ... maybe if I can</text:p>
      <text:p text:style-name="Standard">clarify that ... I let myself be hurt. (T: Mmm, mmm.) You know, because I just gave</text:p>
      <text:p text:style-name="Standard">too much, you know.</text:p>
      <text:p text:style-name="Standard">T136: Mmm. Made yourself vulnerable sometimes.</text:p>
      <text:p text:style-name="Standard">C137: Really. And not sometimes ... most of the times.</text:p>
      <text:p text:style-name="Standard">T137: Most of the times.</text:p>
      <text:p text:style-name="Standard">C138: You know, by being, you know, just by being, by sharing, by being there, by</text:p>
      <text:p text:style-name="Standard">giving, you know, and really loving. Because I do have that sense of a total, you</text:p>
      <text:p text:style-name="Standard">know, that just, I wanna love, that's my nature.</text:p>
      <text:p text:style-name="Standard">T138: Mmm, mmm.</text:p>
      <text:p text:style-name="Standard">C139: But you know, I, I've really never been this beaten. I never ... you know, never</text:p>
      <text:p text:style-name="Standard">have.</text:p>
      <text:p text:style-name="Standard">T139: I want to be clear about your meaning. You've never felt so much of being beaten</text:p>
      <text:p text:style-name="Standard">as you do right now? Is that what you're saying?</text:p>
      <text:p text:style-name="Standard">C140: Well, through this whole thing, you know.</text:p>
      <text:p text:style-name="Standard">T140: Yeah.</text:p>
      <text:p text:style-name="Standard">C141: Just beaten, you know, just really beaten, and I think that if I show you how much</text:p>
      <text:p text:style-name="Standard">Rogers’ Transcripts, Volume 12, Dione, 2nd Interview, page 106</text:p>
      <text:p text:style-name="Standard">I've been beaten or whatever, you know, like I'd probably, you know, become</text:p>
      <text:p text:style-name="Standard">nothing in this chair, you know, just ... (T: Mmm, mmm.) You know? (Laughs.)</text:p>
      <text:p text:style-name="Standard">T141: You might practically disappear if you really let me know how hurt and beaten and</text:p>
      <text:p text:style-name="Standard">awful you feel.</text:p>
      <text:p text:style-name="Standard">C142: Mmm, for sure. For sure. You know, I could tell you some times I mean that would</text:p>
      <text:p text:style-name="Standard"><text:soft-page-break/>just, you know, maybe blow you away, you know. (T: Mmmm.) ... (Sighs and</text:p>
      <text:p text:style-name="Standard">appears on the edge of crying during a 20 second pause.) Really too much for me.</text:p>
      <text:p text:style-name="Standard">T142: Hmm?</text:p>
      <text:p text:style-name="Standard">C143: It's really too much for me.</text:p>
      <text:p text:style-name="Standard">T143: Too much. Mmm.</text:p>
      <text:p text:style-name="Standard">C144: I feel like it.</text:p>
      <text:p text:style-name="Standard">T144: I, I think you feel as though, "I've gone about as far as I can go at this point".</text:p>
      <text:p text:style-name="Standard">C145: Yeah. Mmm, yeah, really. (Laughs.) When I start smiling, I know I am.</text:p>
      <text:p text:style-name="Standard">T145: Mmm. Taking a drink of water.</text:p>
      <text:p text:style-name="Standard">C146: For sure. (Laughs.) Well, you know, but I'm being truthful about it anyway.</text:p>
      <text:p text:style-name="Standard">T146 Mmm, yeah. Yeah, I feel, I feel too. Uh, you've walked around that pit of hurt and</text:p>
      <text:p text:style-name="Standard">pain and beaten-ness, and you've, you've felt some of it and uh, and perhaps that's</text:p>
      <text:p text:style-name="Standard">as far as you can go right at this moment.</text:p>
      <text:p text:style-name="Standard">C147: Yeah.</text:p>
      <text:p text:style-name="Standard">T147: Even though you know there's more there, you know that you're keeping some of it</text:p>
      <text:p text:style-name="Standard">down. Um and to know those things may be helpful too.</text:p>
      <text:p text:style-name="Standard">C148: Yeah. You see, because I, I can talk about this leukemia and and all this stuff and</text:p>
      <text:p text:style-name="Standard">everything like that and ... (T: Mmm, mmm.) well, I guess it's you know...</text:p>
      <text:p text:style-name="Standard">T148: Fascinating. And it's easier to talk about leukemia and the possibility of death and</text:p>
      <text:p text:style-name="Standard">all that, than it is to talk about all the hurt and awfulness that you've suffered.</text:p>
      <text:p text:style-name="Standard">C149: Yeah. (Sighs.) Whew, oh, I really, whew, a lot, you know (sighs). I have to stop.</text:p>
      <text:p text:style-name="Standard">OK?</text:p>
      <text:p text:style-name="Standard">T149: OK. All right, mmm. Gone about as far as you can go.</text:p>
      <text:p text:style-name="Standard">Rogers’ Transcripts, Volume 12, Dione, 2nd Interview, page 107</text:p>
      <text:p text:style-name="Standard">C150: Right.</text:p>
      <text:p text:style-name="Standard">T150: Mmm. OK, we'll call it quits.</text:p>
      <text:p text:style-name="Standard">Rogers’ Transcripts, Volume 12, Dione, 2nd Interview, page 108</text:p>
      <text:p text:style-name="Standard">FINAL COMMENT BY ROGERS</text:p>
      <text:p text:style-name="Standard">[Source: Box 137/4, Carl Rogers Papers, Manuscript Division, Library of Congress,</text:p>
      <text:p text:style-name="Standard">Washington, DC]</text:p>
      <text:p text:style-name="Standard">Here is an armor-plated man. He has been sufficiently hurt that he hides his real</text:p>
      <text:p text:style-name="Standard">feelings very deeply. But in this relationship, the armor begins to crack - just begins to</text:p>
      <text:p text:style-name="Standard">crack. He says, "This is the first time I've ever talked to anybody that I haven't really been</text:p>
      <text:p text:style-name="Standard">in control". So in this understanding climate he lets himself creep closer to the experiencing</text:p>
      <text:p text:style-name="Standard">of his feelings.</text:p>
      <text:p text:style-name="Standard">My image is that he is walking all around his own private slough of despond. We</text:p>
      <text:p text:style-name="Standard">find the upper layer is anger, but further down in the slime are the unspeakable hurts, and</text:p>
      <text:p text:style-name="Standard">the feelings of being tramped on, defeated and humiliated. He gets so close to experiencing</text:p>
      <text:p text:style-name="Standard">some of this, that his expressions become eloquent nonverbal communication: "Ooooh!"</text:p>
      <text:p text:style-name="Standard">"Whew! Whew, oh, whew! I've got to stop". I feel that at that moment he puts his foot into</text:p>
      <text:p text:style-name="Standard">this dreaded pit, but then has to draw back. I don't regret this. I regard it as demonstrating</text:p>
      <text:p text:style-name="Standard">the wisdom of the client. He knows where the worst spots are in his experiencing. He</text:p>
      <text:p text:style-name="Standard">knows what he can tolerate. He has to proceed at his own pace.</text:p>
      <text:p text:style-name="Standard">Along the way we see how powerful metaphor is in the deeper ranges of</text:p>
      <text:p text:style-name="Standard">psychotherapy. Metaphor is so much more expressive than an intellectual description... The</text:p>
      <text:p text:style-name="Standard">lump in his throat... The ability to speak from "up here" and not from "down there"... The</text:p>
      <text:p text:style-name="Standard">goddamn tree stuck up his ass... The green slime that must be vomited... They all speak</text:p>
      <text:p text:style-name="Standard">vividly of his feelings, without naming those feelings.</text:p>
      <text:p text:style-name="Standard">From an intellectual and theoretical point of view there are bits that fascinate me.</text:p>
      <text:p text:style-name="Standard">His introjected self is his cultured self, the quotes "credit to his race". It has little</text:p>
      <text:p text:style-name="Standard">relation to the real feelings in which he could discover his real self.</text:p>
      <text:p text:style-name="Standard">Another bit. He reports very convincingly that if he let his feelings all out, it would</text:p>
      <text:p text:style-name="Standard"><text:soft-page-break/>make him sick again. But hearing those exact words spoken acceptantly by me, makes him</text:p>
      <text:p text:style-name="Standard">realize it's a ridiculous view. To me that's a fascinating interchange.</text:p>
      <text:p text:style-name="Standard">Here’s another bit. When I give him full permission to be as angry as he wishes,</text:p>
      <text:p text:style-name="Standard">that stops him completely. Then he can no longer avoid the fact that it is not his anger that</text:p>
      <text:p text:style-name="Standard">he is afraid of, but the hurting and vulnerable part of him.</text:p>
      <text:p text:style-name="Standard">Then there is the mourning which accompanies unexpressed love, the love for his</text:p>
      <text:p text:style-name="Standard">father-in-law which he was never able to communicate. I think he gained from</text:p>
      <text:p text:style-name="Standard">communicating it to me.</text:p>
      <text:p text:style-name="Standard">Finally, he makes it very clear that for him there are many more frightening aspects</text:p>
      <text:p text:style-name="Standard">of his life than the prospect of death. Somehow this seems to contain a message for all of</text:p>
      <text:p text:style-name="Standard">us.</text:p>
      <text:p text:style-name="Standard">As for me, I felt very present in the relationship, an understanding companion on this</text:p>
      <text:p text:style-name="Standard">trip of exploration which seemed so potentially dangerous to him. I think it is a good</text:p>
      <text:p text:style-name="Standard">example of how I work with an articulate client.</text:p>
      <text:p text:style-name="Standard">Rogers’ Transcripts, Volume 12, Dione, Post-Session Commentary, page 109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7T21:48:16.448406348</meta:creation-date>
    <dc:date>2025-07-27T21:50:57.679624890</dc:date>
    <meta:editing-duration>PT2M41S</meta:editing-duration>
    <meta:editing-cycles>1</meta:editing-cycles>
    <meta:document-statistic meta:table-count="0" meta:image-count="0" meta:object-count="0" meta:page-count="64" meta:paragraph-count="3268" meta:word-count="44351" meta:character-count="224678" meta:non-whitespace-character-count="183582"/>
    <meta:generator>LibreOffice/24.2.7.2$Linux_X86_64 LibreOffice_project/420$Build-2</meta:generator>
  </office:meta>
</office:document-meta>
</file>